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595291">
            <text:p>0.05595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2954137">
            <text:p>-0.2954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5348573">
            <text:p>-0.534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352339">
            <text:p>-1.35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227565">
            <text:p>-2.227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297292">
            <text:p>-2.297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111183">
            <text:p>-2.111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855513">
            <text:p>-1.855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775639">
            <text:p>-1.775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750218">
            <text:p>-1.750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80786">
            <text:p>-1.80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958547">
            <text:p>-1.95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049945">
            <text:p>-2.049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146851">
            <text:p>-2.146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28696">
            <text:p>-2.28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52601">
            <text:p>-2.352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71906">
            <text:p>-2.37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425677">
            <text:p>-2.425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90646">
            <text:p>-2.390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27761">
            <text:p>-2.327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279502">
            <text:p>-2.279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270641">
            <text:p>-2.270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15386">
            <text:p>-2.15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98416">
            <text:p>-1.98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805802">
            <text:p>-1.80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651971">
            <text:p>-1.65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425601">
            <text:p>-1.425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21402">
            <text:p>-1.21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073196">
            <text:p>-1.073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.003467">
            <text:p>-1.00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9549061">
            <text:p>-0.9549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532654">
            <text:p>0.9532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9673254">
            <text:p>-0.967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881397">
            <text:p>0.9881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9733753">
            <text:p>-0.973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005221">
            <text:p>1.005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558">
            <text:p>-43.36558</text:p>
          </table:table-cell>
          <table:table-cell office:value-type="float" office:value="0.9767868">
            <text:p>0.9767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9298">
            <text:p>-48.99298</text:p>
          </table:table-cell>
          <table:table-cell office:value-type="float" office:value="0.9366996">
            <text:p>0.9366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1764">
            <text:p>-52.31764</text:p>
          </table:table-cell>
          <table:table-cell office:value-type="float" office:value="-10.60755">
            <text:p>-10.60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2429">
            <text:p>-51.22429</text:p>
          </table:table-cell>
          <table:table-cell office:value-type="float" office:value="-34.5532">
            <text:p>-34.5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1015">
            <text:p>-44.71015</text:p>
          </table:table-cell>
          <table:table-cell office:value-type="float" office:value="-44.33785">
            <text:p>-44.33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968">
            <text:p>-33.21968</text:p>
          </table:table-cell>
          <table:table-cell office:value-type="float" office:value="-47.62033">
            <text:p>-47.62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0932">
            <text:p>-18.60932</text:p>
          </table:table-cell>
          <table:table-cell office:value-type="float" office:value="-45.68201">
            <text:p>-45.68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5902">
            <text:p>-3.745902</text:p>
          </table:table-cell>
          <table:table-cell office:value-type="float" office:value="-37.98037">
            <text:p>-37.98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99755">
            <text:p>-32.99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47985">
            <text:p>-23.47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58127">
            <text:p>-14.58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82884">
            <text:p>-7.082884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.24701">
            <text:p>-10.24701</text:p>
          </table:table-cell>
          <table:table-cell office:value-type="float" office:value="-2.189458">
            <text:p>-2.189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754">
            <text:p>-28.20754</text:p>
          </table:table-cell>
          <table:table-cell office:value-type="float" office:value="2.9067">
            <text:p>2.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898">
            <text:p>-46.03898</text:p>
          </table:table-cell>
          <table:table-cell office:value-type="float" office:value="-5.13946">
            <text:p>-5.13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50006">
            <text:p>-60.50006</text:p>
          </table:table-cell>
          <table:table-cell office:value-type="float" office:value="-10.53512">
            <text:p>-10.53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3204">
            <text:p>-69.23204</text:p>
          </table:table-cell>
          <table:table-cell office:value-type="float" office:value="-22.13972">
            <text:p>-22.13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7106">
            <text:p>-71.27106</text:p>
          </table:table-cell>
          <table:table-cell office:value-type="float" office:value="-46.08924">
            <text:p>-46.08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21193">
            <text:p>-67.21193</text:p>
          </table:table-cell>
          <table:table-cell office:value-type="float" office:value="-59.10362">
            <text:p>-59.10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8709">
            <text:p>-58.98709</text:p>
          </table:table-cell>
          <table:table-cell office:value-type="float" office:value="-66.2448">
            <text:p>-66.2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2105">
            <text:p>-49.32105</text:p>
          </table:table-cell>
          <table:table-cell office:value-type="float" office:value="-68.52464">
            <text:p>-68.52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0175">
            <text:p>-41.00175</text:p>
          </table:table-cell>
          <table:table-cell office:value-type="float" office:value="-64.59496">
            <text:p>-64.59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5516">
            <text:p>-36.15516</text:p>
          </table:table-cell>
          <table:table-cell office:value-type="float" office:value="-56.74397">
            <text:p>-56.74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0741">
            <text:p>-35.70741</text:p>
          </table:table-cell>
          <table:table-cell office:value-type="float" office:value="-53.58371">
            <text:p>-53.58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7014">
            <text:p>-39.17014</text:p>
          </table:table-cell>
          <table:table-cell office:value-type="float" office:value="-48.33564">
            <text:p>-48.33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0219">
            <text:p>-44.80219</text:p>
          </table:table-cell>
          <table:table-cell office:value-type="float" office:value="-42.96355">
            <text:p>-42.96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044">
            <text:p>-50.1044</text:p>
          </table:table-cell>
          <table:table-cell office:value-type="float" office:value="-40.12878">
            <text:p>-40.12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871">
            <text:p>-52.51871</text:p>
          </table:table-cell>
          <table:table-cell office:value-type="float" office:value="-40.14202">
            <text:p>-40.14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5129">
            <text:p>-50.15129</text:p>
          </table:table-cell>
          <table:table-cell office:value-type="float" office:value="-45.85577">
            <text:p>-45.85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279">
            <text:p>-42.33279</text:p>
          </table:table-cell>
          <table:table-cell office:value-type="float" office:value="-49.52947">
            <text:p>-49.52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6794">
            <text:p>-29.86794</text:p>
          </table:table-cell>
          <table:table-cell office:value-type="float" office:value="-50.02656">
            <text:p>-50.0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0743">
            <text:p>-14.90743</text:p>
          </table:table-cell>
          <table:table-cell office:value-type="float" office:value="-46.71782">
            <text:p>-46.7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692077">
            <text:p>-0.4692077</text:p>
          </table:table-cell>
          <table:table-cell office:value-type="float" office:value="-38.6008">
            <text:p>-38.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3956">
            <text:p>-35.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54432">
            <text:p>-24.54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65566">
            <text:p>-12.65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5.251767">
            <text:p>-5.251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2554">
            <text:p>-14.42554</text:p>
          </table:table-cell>
          <table:table-cell office:value-type="float" office:value="-5.031235">
            <text:p>-5.031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736">
            <text:p>-32.6736</text:p>
          </table:table-cell>
          <table:table-cell office:value-type="float" office:value="-6.525732">
            <text:p>-6.525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6333">
            <text:p>-49.96333</text:p>
          </table:table-cell>
          <table:table-cell office:value-type="float" office:value="-14.00793">
            <text:p>-14.00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0539">
            <text:p>-63.20539</text:p>
          </table:table-cell>
          <table:table-cell office:value-type="float" office:value="-27.82619">
            <text:p>-27.82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4396">
            <text:p>-70.34396</text:p>
          </table:table-cell>
          <table:table-cell office:value-type="float" office:value="-42.5498">
            <text:p>-42.5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9274">
            <text:p>-70.79274</text:p>
          </table:table-cell>
          <table:table-cell office:value-type="float" office:value="-55.27482">
            <text:p>-55.27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50517">
            <text:p>-65.50517</text:p>
          </table:table-cell>
          <table:table-cell office:value-type="float" office:value="-64.75414">
            <text:p>-64.75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66555">
            <text:p>-56.66555</text:p>
          </table:table-cell>
          <table:table-cell office:value-type="float" office:value="-69.91822">
            <text:p>-69.91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384">
            <text:p>-47.08384</text:p>
          </table:table-cell>
          <table:table-cell office:value-type="float" office:value="-70.1022">
            <text:p>-70.1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985">
            <text:p>-39.44985</text:p>
          </table:table-cell>
          <table:table-cell office:value-type="float" office:value="-65.84406">
            <text:p>-65.84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3754">
            <text:p>-35.63754</text:p>
          </table:table-cell>
          <table:table-cell office:value-type="float" office:value="-56.612">
            <text:p>-56.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3574">
            <text:p>-36.23574</text:p>
          </table:table-cell>
          <table:table-cell office:value-type="float" office:value="-58.2126">
            <text:p>-58.2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2342">
            <text:p>-40.42342</text:p>
          </table:table-cell>
          <table:table-cell office:value-type="float" office:value="-54.36612">
            <text:p>-54.3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81">
            <text:p>-46.21981</text:p>
          </table:table-cell>
          <table:table-cell office:value-type="float" office:value="-49.37266">
            <text:p>-49.37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4305">
            <text:p>-51.04305</text:p>
          </table:table-cell>
          <table:table-cell office:value-type="float" office:value="-46.50797">
            <text:p>-46.50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3292">
            <text:p>-52.43292</text:p>
          </table:table-cell>
          <table:table-cell office:value-type="float" office:value="-46.84618">
            <text:p>-46.8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5091">
            <text:p>-48.75091</text:p>
          </table:table-cell>
          <table:table-cell office:value-type="float" office:value="-49.59557">
            <text:p>-49.59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01">
            <text:p>-39.67601</text:p>
          </table:table-cell>
          <table:table-cell office:value-type="float" office:value="-51.35061">
            <text:p>-51.35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538">
            <text:p>-26.36538</text:p>
          </table:table-cell>
          <table:table-cell office:value-type="float" office:value="-51.01512">
            <text:p>-51.0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3547">
            <text:p>-11.23547</text:p>
          </table:table-cell>
          <table:table-cell office:value-type="float" office:value="-51.02457">
            <text:p>-51.02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8.94633">
            <text:p>-48.9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13625">
            <text:p>-39.13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7877">
            <text:p>-25.7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7812">
            <text:p>-15.7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8767">
            <text:p>-2.068767</text:p>
          </table:table-cell>
          <table:table-cell office:value-type="float" office:value="-8.695968">
            <text:p>-8.69596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8.7512">
            <text:p>-18.7512</text:p>
          </table:table-cell>
          <table:table-cell office:value-type="float" office:value="-6.238128">
            <text:p>-6.238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8196">
            <text:p>-37.08196</text:p>
          </table:table-cell>
          <table:table-cell office:value-type="float" office:value="-7.265903">
            <text:p>-7.2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645">
            <text:p>-53.645</text:p>
          </table:table-cell>
          <table:table-cell office:value-type="float" office:value="-18.31469">
            <text:p>-18.31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5451">
            <text:p>-65.5451</text:p>
          </table:table-cell>
          <table:table-cell office:value-type="float" office:value="-33.16422">
            <text:p>-33.16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5544">
            <text:p>-71.05544</text:p>
          </table:table-cell>
          <table:table-cell office:value-type="float" office:value="-47.58324">
            <text:p>-47.58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7147">
            <text:p>-69.97147</text:p>
          </table:table-cell>
          <table:table-cell office:value-type="float" office:value="-59.39543">
            <text:p>-59.39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8669">
            <text:p>-63.58669</text:p>
          </table:table-cell>
          <table:table-cell office:value-type="float" office:value="-67.7031">
            <text:p>-67.7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30095">
            <text:p>-54.30095</text:p>
          </table:table-cell>
          <table:table-cell office:value-type="float" office:value="-71.38342">
            <text:p>-71.38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89">
            <text:p>-44.96489</text:p>
          </table:table-cell>
          <table:table-cell office:value-type="float" office:value="-69.52891">
            <text:p>-69.52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2863">
            <text:p>-38.12863</text:p>
          </table:table-cell>
          <table:table-cell office:value-type="float" office:value="-81.54009">
            <text:p>-81.54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585">
            <text:p>-35.38585</text:p>
          </table:table-cell>
          <table:table-cell office:value-type="float" office:value="-75.89047">
            <text:p>-75.89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54">
            <text:p>-36.98054</text:p>
          </table:table-cell>
          <table:table-cell office:value-type="float" office:value="-66.23568">
            <text:p>-66.23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7411">
            <text:p>-41.77411</text:p>
          </table:table-cell>
          <table:table-cell office:value-type="float" office:value="-56.77816">
            <text:p>-56.77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958">
            <text:p>-47.57958</text:p>
          </table:table-cell>
          <table:table-cell office:value-type="float" office:value="-49.33392">
            <text:p>-49.33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7591">
            <text:p>-51.77591</text:p>
          </table:table-cell>
          <table:table-cell office:value-type="float" office:value="-45.87576">
            <text:p>-45.87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4279">
            <text:p>-52.04279</text:p>
          </table:table-cell>
          <table:table-cell office:value-type="float" office:value="-46.76365">
            <text:p>-46.76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656">
            <text:p>-47.02656</text:p>
          </table:table-cell>
          <table:table-cell office:value-type="float" office:value="-49.73257">
            <text:p>-49.73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6422">
            <text:p>-36.76422</text:p>
          </table:table-cell>
          <table:table-cell office:value-type="float" office:value="-51.57298">
            <text:p>-51.5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5251">
            <text:p>-22.75251</text:p>
          </table:table-cell>
          <table:table-cell office:value-type="float" office:value="-50.38243">
            <text:p>-50.38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4047">
            <text:p>-7.64047</text:p>
          </table:table-cell>
          <table:table-cell office:value-type="float" office:value="-44.93462">
            <text:p>-44.93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6.65218">
            <text:p>-46.65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17461">
            <text:p>-37.17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44221">
            <text:p>-23.44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56381">
            <text:p>-13.56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80346">
            <text:p>-5.780346</text:p>
          </table:table-cell>
          <table:table-cell office:value-type="float" office:value="-11.0875">
            <text:p>-11.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7502">
            <text:p>-23.17502</text:p>
          </table:table-cell>
          <table:table-cell office:value-type="float" office:value="-10.89334">
            <text:p>-10.8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8375">
            <text:p>-41.38375</text:p>
          </table:table-cell>
          <table:table-cell office:value-type="float" office:value="-12.08831">
            <text:p>-12.08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04695">
            <text:p>-57.04695</text:p>
          </table:table-cell>
          <table:table-cell office:value-type="float" office:value="-22.50202">
            <text:p>-22.50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0201">
            <text:p>-67.50201</text:p>
          </table:table-cell>
          <table:table-cell office:value-type="float" office:value="-36.54879">
            <text:p>-36.5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23">
            <text:p>-71.3723</text:p>
          </table:table-cell>
          <table:table-cell office:value-type="float" office:value="-49.86124">
            <text:p>-49.86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3351">
            <text:p>-68.83351</text:p>
          </table:table-cell>
          <table:table-cell office:value-type="float" office:value="-60.63444">
            <text:p>-60.63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49565">
            <text:p>-61.49565</text:p>
          </table:table-cell>
          <table:table-cell office:value-type="float" office:value="-67.56934">
            <text:p>-67.56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3491">
            <text:p>-51.93491</text:p>
          </table:table-cell>
          <table:table-cell office:value-type="float" office:value="-70.20898">
            <text:p>-70.20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748">
            <text:p>-42.99748</text:p>
          </table:table-cell>
          <table:table-cell office:value-type="float" office:value="-67.39306">
            <text:p>-67.3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5446">
            <text:p>-37.05446</text:p>
          </table:table-cell>
          <table:table-cell office:value-type="float" office:value="-61.01818">
            <text:p>-61.01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568">
            <text:p>-35.39568</text:p>
          </table:table-cell>
          <table:table-cell office:value-type="float" office:value="-70.29786">
            <text:p>-70.29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1837">
            <text:p>-37.91837</text:p>
          </table:table-cell>
          <table:table-cell office:value-type="float" office:value="-67.04202">
            <text:p>-67.04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8639">
            <text:p>-43.18639</text:p>
          </table:table-cell>
          <table:table-cell office:value-type="float" office:value="-58.98713">
            <text:p>-58.98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434">
            <text:p>-48.8434</text:p>
          </table:table-cell>
          <table:table-cell office:value-type="float" office:value="-50.94344">
            <text:p>-50.9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733">
            <text:p>-52.2733</text:p>
          </table:table-cell>
          <table:table-cell office:value-type="float" office:value="-46.25825">
            <text:p>-46.25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3555">
            <text:p>-51.33555</text:p>
          </table:table-cell>
          <table:table-cell office:value-type="float" office:value="-45.12182">
            <text:p>-45.1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8697">
            <text:p>-44.98697</text:p>
          </table:table-cell>
          <table:table-cell office:value-type="float" office:value="-49.084">
            <text:p>-49.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267">
            <text:p>-33.6267</text:p>
          </table:table-cell>
          <table:table-cell office:value-type="float" office:value="-50.20218">
            <text:p>-50.20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7248">
            <text:p>-19.07248</text:p>
          </table:table-cell>
          <table:table-cell office:value-type="float" office:value="-47.8708">
            <text:p>-47.8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9411">
            <text:p>-4.169411</text:p>
          </table:table-cell>
          <table:table-cell office:value-type="float" office:value="-40.81673">
            <text:p>-40.81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09314">
            <text:p>-37.09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14733">
            <text:p>-26.14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02318">
            <text:p>-15.02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01023">
            <text:p>-7.901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36763">
            <text:p>-9.736763</text:p>
          </table:table-cell>
          <table:table-cell office:value-type="float" office:value="-4.324724">
            <text:p>-4.32472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7.64686">
            <text:p>-27.64686</text:p>
          </table:table-cell>
          <table:table-cell office:value-type="float" office:value="-5.768471">
            <text:p>-5.768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261">
            <text:p>-45.53261</text:p>
          </table:table-cell>
          <table:table-cell office:value-type="float" office:value="-10.96155">
            <text:p>-10.96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3678">
            <text:p>-60.13678</text:p>
          </table:table-cell>
          <table:table-cell office:value-type="float" office:value="-24.10245">
            <text:p>-24.10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646">
            <text:p>-69.0646</text:p>
          </table:table-cell>
          <table:table-cell office:value-type="float" office:value="-39.46836">
            <text:p>-39.46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0567">
            <text:p>-71.30567</text:p>
          </table:table-cell>
          <table:table-cell office:value-type="float" office:value="-53.23605">
            <text:p>-53.23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40886">
            <text:p>-67.40886</text:p>
          </table:table-cell>
          <table:table-cell office:value-type="float" office:value="-63.75137">
            <text:p>-63.7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7264">
            <text:p>-59.27264</text:p>
          </table:table-cell>
          <table:table-cell office:value-type="float" office:value="-70.32508">
            <text:p>-70.32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0771">
            <text:p>-49.60771</text:p>
          </table:table-cell>
          <table:table-cell office:value-type="float" office:value="-71.7951">
            <text:p>-71.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1129">
            <text:p>-41.21129</text:p>
          </table:table-cell>
          <table:table-cell office:value-type="float" office:value="-67.88873">
            <text:p>-67.88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3871">
            <text:p>-36.23871</text:p>
          </table:table-cell>
          <table:table-cell office:value-type="float" office:value="-58.88491">
            <text:p>-58.88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749">
            <text:p>-35.65749</text:p>
          </table:table-cell>
          <table:table-cell office:value-type="float" office:value="-64.23154">
            <text:p>-64.23154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-39.0219">
            <text:p>-39.0219</text:p>
          </table:table-cell>
          <table:table-cell office:value-type="float" office:value="-59.74723">
            <text:p>-59.74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2274">
            <text:p>-44.62274</text:p>
          </table:table-cell>
          <table:table-cell office:value-type="float" office:value="-52.42819">
            <text:p>-52.42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7417">
            <text:p>-49.97417</text:p>
          </table:table-cell>
          <table:table-cell office:value-type="float" office:value="-47.16278">
            <text:p>-47.16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889">
            <text:p>-52.50889</text:p>
          </table:table-cell>
          <table:table-cell office:value-type="float" office:value="-46.05936">
            <text:p>-46.05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0359">
            <text:p>-50.30359</text:p>
          </table:table-cell>
          <table:table-cell office:value-type="float" office:value="-48.19251">
            <text:p>-48.19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09">
            <text:p>-42.64609</text:p>
          </table:table-cell>
          <table:table-cell office:value-type="float" office:value="-51.10452">
            <text:p>-51.1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9652">
            <text:p>-30.29652</text:p>
          </table:table-cell>
          <table:table-cell office:value-type="float" office:value="-52.0323">
            <text:p>-52.0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7012">
            <text:p>-15.37012</text:p>
          </table:table-cell>
          <table:table-cell office:value-type="float" office:value="-49.1886">
            <text:p>-49.1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8224">
            <text:p>-0.868224</text:p>
          </table:table-cell>
          <table:table-cell office:value-type="float" office:value="-50.48938">
            <text:p>-50.48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6385">
            <text:p>-42.6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69476">
            <text:p>-28.69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77394">
            <text:p>-15.77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84537">
            <text:p>-9.584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335">
            <text:p>-13.89335</text:p>
          </table:table-cell>
          <table:table-cell office:value-type="float" office:value="-9.484066">
            <text:p>-9.484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679">
            <text:p>-32.11679</text:p>
          </table:table-cell>
          <table:table-cell office:value-type="float" office:value="-12.65749">
            <text:p>-12.6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846">
            <text:p>-49.4846</text:p>
          </table:table-cell>
          <table:table-cell office:value-type="float" office:value="-17.90718">
            <text:p>-17.90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88634">
            <text:p>-62.88634</text:p>
          </table:table-cell>
          <table:table-cell office:value-type="float" office:value="-30.27219">
            <text:p>-30.27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2671">
            <text:p>-70.22671</text:p>
          </table:table-cell>
          <table:table-cell office:value-type="float" office:value="-44.12523">
            <text:p>-44.12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7184">
            <text:p>-70.87184</text:p>
          </table:table-cell>
          <table:table-cell office:value-type="float" office:value="-56.21231">
            <text:p>-56.21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73122">
            <text:p>-65.73122</text:p>
          </table:table-cell>
          <table:table-cell office:value-type="float" office:value="-65.11749">
            <text:p>-65.1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95939">
            <text:p>-56.95939</text:p>
          </table:table-cell>
          <table:table-cell office:value-type="float" office:value="-69.70271">
            <text:p>-69.70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812">
            <text:p>-47.35812</text:p>
          </table:table-cell>
          <table:table-cell office:value-type="float" office:value="-69.62608">
            <text:p>-69.62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3187">
            <text:p>-39.63187</text:p>
          </table:table-cell>
          <table:table-cell office:value-type="float" office:value="-65.05304">
            <text:p>-65.05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774">
            <text:p>-35.68774</text:p>
          </table:table-cell>
          <table:table-cell office:value-type="float" office:value="-74.10327">
            <text:p>-74.10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5726">
            <text:p>-36.15726</text:p>
          </table:table-cell>
          <table:table-cell office:value-type="float" office:value="-68.22643">
            <text:p>-68.22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604">
            <text:p>-40.2604</text:p>
          </table:table-cell>
          <table:table-cell office:value-type="float" office:value="-59.93452">
            <text:p>-59.9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4464">
            <text:p>-46.04464</text:p>
          </table:table-cell>
          <table:table-cell office:value-type="float" office:value="-51.99295">
            <text:p>-51.99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3609">
            <text:p>-50.93609</text:p>
          </table:table-cell>
          <table:table-cell office:value-type="float" office:value="-46.92706">
            <text:p>-46.9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6005">
            <text:p>-52.46005</text:p>
          </table:table-cell>
          <table:table-cell office:value-type="float" office:value="-45.38599">
            <text:p>-45.38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4411">
            <text:p>-48.94411</text:p>
          </table:table-cell>
          <table:table-cell office:value-type="float" office:value="-48.11107">
            <text:p>-48.11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2309">
            <text:p>-40.02309</text:p>
          </table:table-cell>
          <table:table-cell office:value-type="float" office:value="-50.62124">
            <text:p>-50.62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1075">
            <text:p>-26.81075</text:p>
          </table:table-cell>
          <table:table-cell office:value-type="float" office:value="-50.72659">
            <text:p>-50.72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9185">
            <text:p>-11.69185</text:p>
          </table:table-cell>
          <table:table-cell office:value-type="float" office:value="-46.56367">
            <text:p>-46.56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05558">
            <text:p>-37.05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47153">
            <text:p>-36.47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49178">
            <text:p>-23.49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46323">
            <text:p>-16.46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23553">
            <text:p>-1.623553</text:p>
          </table:table-cell>
          <table:table-cell office:value-type="float" office:value="-6.527564">
            <text:p>-6.52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0325">
            <text:p>-18.20325</text:p>
          </table:table-cell>
          <table:table-cell office:value-type="float" office:value="-4.048833">
            <text:p>-4.048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3478">
            <text:p>-36.53478</text:p>
          </table:table-cell>
          <table:table-cell office:value-type="float" office:value="-6.158515">
            <text:p>-6.158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19879">
            <text:p>-53.19879</text:p>
          </table:table-cell>
          <table:table-cell office:value-type="float" office:value="-16.54106">
            <text:p>-16.5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27293">
            <text:p>-65.27293</text:p>
          </table:table-cell>
          <table:table-cell office:value-type="float" office:value="-31.52344">
            <text:p>-31.52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882">
            <text:p>-70.9882</text:p>
          </table:table-cell>
          <table:table-cell office:value-type="float" office:value="-46.1104">
            <text:p>-46.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9224">
            <text:p>-70.09224</text:p>
          </table:table-cell>
          <table:table-cell office:value-type="float" office:value="-58.06469">
            <text:p>-58.0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83712">
            <text:p>-63.83712</text:p>
          </table:table-cell>
          <table:table-cell office:value-type="float" office:value="-66.7869">
            <text:p>-66.7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5977">
            <text:p>-54.5977</text:p>
          </table:table-cell>
          <table:table-cell office:value-type="float" office:value="-71.10926">
            <text:p>-71.10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241">
            <text:p>-45.22241</text:p>
          </table:table-cell>
          <table:table-cell office:value-type="float" office:value="-69.78988">
            <text:p>-69.7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075">
            <text:p>-38.28075</text:p>
          </table:table-cell>
          <table:table-cell office:value-type="float" office:value="-62.76711">
            <text:p>-62.76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0292">
            <text:p>-35.40292</text:p>
          </table:table-cell>
          <table:table-cell office:value-type="float" office:value="-70.29537">
            <text:p>-70.29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621">
            <text:p>-36.87621</text:p>
          </table:table-cell>
          <table:table-cell office:value-type="float" office:value="-66.00555">
            <text:p>-66.0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091">
            <text:p>-41.60091</text:p>
          </table:table-cell>
          <table:table-cell office:value-type="float" office:value="-58.27898">
            <text:p>-58.27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388">
            <text:p>-47.41388</text:p>
          </table:table-cell>
          <table:table-cell office:value-type="float" office:value="-51.42092">
            <text:p>-51.42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965">
            <text:p>-51.6965</text:p>
          </table:table-cell>
          <table:table-cell office:value-type="float" office:value="-46.45661">
            <text:p>-46.45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0872">
            <text:p>-52.10872</text:p>
          </table:table-cell>
          <table:table-cell office:value-type="float" office:value="-45.37637">
            <text:p>-45.37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985">
            <text:p>-47.25985</text:p>
          </table:table-cell>
          <table:table-cell office:value-type="float" office:value="-49.56757">
            <text:p>-49.5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4167">
            <text:p>-37.14167</text:p>
          </table:table-cell>
          <table:table-cell office:value-type="float" office:value="-51.13379">
            <text:p>-51.13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932">
            <text:p>-23.20932</text:p>
          </table:table-cell>
          <table:table-cell office:value-type="float" office:value="-49.38126">
            <text:p>-49.3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84638">
            <text:p>-8.084638</text:p>
          </table:table-cell>
          <table:table-cell office:value-type="float" office:value="-50.9571">
            <text:p>-50.9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7.45657">
            <text:p>-47.45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73164">
            <text:p>-36.73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6462">
            <text:p>-22.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43309">
            <text:p>-13.4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01486">
            <text:p>-5.301486</text:p>
          </table:table-cell>
          <table:table-cell office:value-type="float" office:value="-12.12722">
            <text:p>-12.12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1773">
            <text:p>-22.61773</text:p>
          </table:table-cell>
          <table:table-cell office:value-type="float" office:value="-13.02333">
            <text:p>-13.02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5283">
            <text:p>-40.85283</text:p>
          </table:table-cell>
          <table:table-cell office:value-type="float" office:value="-14.89604">
            <text:p>-14.89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63766">
            <text:p>-56.63766</text:p>
          </table:table-cell>
          <table:table-cell office:value-type="float" office:value="-22.7126">
            <text:p>-22.7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27852">
            <text:p>-67.27852</text:p>
          </table:table-cell>
          <table:table-cell office:value-type="float" office:value="-36.26133">
            <text:p>-36.26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5392">
            <text:p>-71.35392</text:p>
          </table:table-cell>
          <table:table-cell office:value-type="float" office:value="-49.57519">
            <text:p>-49.5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9227">
            <text:p>-68.99227</text:p>
          </table:table-cell>
          <table:table-cell office:value-type="float" office:value="-60.35151">
            <text:p>-60.35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76541">
            <text:p>-61.76541</text:p>
          </table:table-cell>
          <table:table-cell office:value-type="float" office:value="-67.53891">
            <text:p>-67.53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2971">
            <text:p>-52.22971</text:p>
          </table:table-cell>
          <table:table-cell office:value-type="float" office:value="-70.53633">
            <text:p>-70.53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447">
            <text:p>-43.23447</text:p>
          </table:table-cell>
          <table:table-cell office:value-type="float" office:value="-67.73739">
            <text:p>-67.73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7493">
            <text:p>-37.17493</text:p>
          </table:table-cell>
          <table:table-cell office:value-type="float" office:value="-81.34864">
            <text:p>-81.34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041">
            <text:p>-35.38041</text:p>
          </table:table-cell>
          <table:table-cell office:value-type="float" office:value="-65.2962">
            <text:p>-65.2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9134">
            <text:p>-37.79134</text:p>
          </table:table-cell>
          <table:table-cell office:value-type="float" office:value="-59.28838">
            <text:p>-59.2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0755">
            <text:p>-43.00755</text:p>
          </table:table-cell>
          <table:table-cell office:value-type="float" office:value="-53.44145">
            <text:p>-53.4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9188">
            <text:p>-48.69188</text:p>
          </table:table-cell>
          <table:table-cell office:value-type="float" office:value="-48.43956">
            <text:p>-48.4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2488">
            <text:p>-52.22488</text:p>
          </table:table-cell>
          <table:table-cell office:value-type="float" office:value="-45.51029">
            <text:p>-45.51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4172">
            <text:p>-51.44172</text:p>
          </table:table-cell>
          <table:table-cell office:value-type="float" office:value="-45.42715">
            <text:p>-45.42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905">
            <text:p>-45.25905</text:p>
          </table:table-cell>
          <table:table-cell office:value-type="float" office:value="-49.4274">
            <text:p>-49.4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062">
            <text:p>-34.03062</text:p>
          </table:table-cell>
          <table:table-cell office:value-type="float" office:value="-50.49585">
            <text:p>-50.49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3518">
            <text:p>-19.53518</text:p>
          </table:table-cell>
          <table:table-cell office:value-type="float" office:value="-48.49743">
            <text:p>-48.49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95445">
            <text:p>-4.595445</text:p>
          </table:table-cell>
          <table:table-cell office:value-type="float" office:value="-41.72525">
            <text:p>-41.72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96906">
            <text:p>-39.96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08914">
            <text:p>-29.08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81557">
            <text:p>-16.8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50849">
            <text:p>-8.950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29715">
            <text:p>-9.229715</text:p>
          </table:table-cell>
          <table:table-cell office:value-type="float" office:value="-4.727375">
            <text:p>-4.727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8639">
            <text:p>-27.08639</text:p>
          </table:table-cell>
          <table:table-cell office:value-type="float" office:value="-6.407595">
            <text:p>-6.407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314">
            <text:p>-45.02314</text:p>
          </table:table-cell>
          <table:table-cell office:value-type="float" office:value="-11.23412">
            <text:p>-11.23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76819">
            <text:p>-59.76819</text:p>
          </table:table-cell>
          <table:table-cell office:value-type="float" office:value="-24.16919">
            <text:p>-24.16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9081">
            <text:p>-68.89081</text:p>
          </table:table-cell>
          <table:table-cell office:value-type="float" office:value="-39.42338">
            <text:p>-39.42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3449">
            <text:p>-71.33449</text:p>
          </table:table-cell>
          <table:table-cell office:value-type="float" office:value="-53.01716">
            <text:p>-53.0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6015">
            <text:p>-67.6015</text:p>
          </table:table-cell>
          <table:table-cell office:value-type="float" office:value="-63.372">
            <text:p>-63.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55664">
            <text:p>-59.55664</text:p>
          </table:table-cell>
          <table:table-cell office:value-type="float" office:value="-69.99703">
            <text:p>-69.99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953">
            <text:p>-49.8953</text:p>
          </table:table-cell>
          <table:table-cell office:value-type="float" office:value="-71.57648">
            <text:p>-71.57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4">
            <text:p>-41.424</text:p>
          </table:table-cell>
          <table:table-cell office:value-type="float" office:value="-67.56646">
            <text:p>-67.56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2641">
            <text:p>-36.32641</text:p>
          </table:table-cell>
          <table:table-cell office:value-type="float" office:value="-58.40028">
            <text:p>-58.40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1136">
            <text:p>-35.61136</text:p>
          </table:table-cell>
          <table:table-cell office:value-type="float" office:value="-65.7699">
            <text:p>-65.7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7566">
            <text:p>-38.87566</text:p>
          </table:table-cell>
          <table:table-cell office:value-type="float" office:value="-61.97034">
            <text:p>-61.9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4279">
            <text:p>-44.44279</text:p>
          </table:table-cell>
          <table:table-cell office:value-type="float" office:value="-53.12647">
            <text:p>-53.12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4109">
            <text:p>-49.84109</text:p>
          </table:table-cell>
          <table:table-cell office:value-type="float" office:value="-46.79465">
            <text:p>-46.79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9445">
            <text:p>-52.49445</text:p>
          </table:table-cell>
          <table:table-cell office:value-type="float" office:value="-44.8381">
            <text:p>-44.8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5057">
            <text:p>-50.45057</text:p>
          </table:table-cell>
          <table:table-cell office:value-type="float" office:value="-47.57483">
            <text:p>-47.57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5509">
            <text:p>-42.95509</text:p>
          </table:table-cell>
          <table:table-cell office:value-type="float" office:value="-50.76701">
            <text:p>-50.76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2259">
            <text:p>-30.72259</text:p>
          </table:table-cell>
          <table:table-cell office:value-type="float" office:value="-52.24398">
            <text:p>-52.24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3333">
            <text:p>-15.83333</text:p>
          </table:table-cell>
          <table:table-cell office:value-type="float" office:value="-49.53391">
            <text:p>-49.53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0507">
            <text:p>-1.270507</text:p>
          </table:table-cell>
          <table:table-cell office:value-type="float" office:value="-49.11713">
            <text:p>-49.11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11507">
            <text:p>-42.11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24656">
            <text:p>-28.24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36543">
            <text:p>-15.36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91163">
            <text:p>-8.491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6404">
            <text:p>-13.36404</text:p>
          </table:table-cell>
          <table:table-cell office:value-type="float" office:value="-7.010282">
            <text:p>-7.010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5904">
            <text:p>-31.55904</text:p>
          </table:table-cell>
          <table:table-cell office:value-type="float" office:value="-9.500384">
            <text:p>-9.500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0234">
            <text:p>-49.00234</text:p>
          </table:table-cell>
          <table:table-cell office:value-type="float" office:value="-15.7703">
            <text:p>-15.7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56162">
            <text:p>-62.56162</text:p>
          </table:table-cell>
          <table:table-cell office:value-type="float" office:value="-29.05477">
            <text:p>-29.0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10334">
            <text:p>-70.10334</text:p>
          </table:table-cell>
          <table:table-cell office:value-type="float" office:value="-43.18465">
            <text:p>-43.18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4566">
            <text:p>-70.94566</text:p>
          </table:table-cell>
          <table:table-cell office:value-type="float" office:value="-55.54788">
            <text:p>-55.54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9538">
            <text:p>-65.9538</text:p>
          </table:table-cell>
          <table:table-cell office:value-type="float" office:value="-64.6489">
            <text:p>-64.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25253">
            <text:p>-57.25253</text:p>
          </table:table-cell>
          <table:table-cell office:value-type="float" office:value="-69.54897">
            <text:p>-69.54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413">
            <text:p>-47.63413</text:p>
          </table:table-cell>
          <table:table-cell office:value-type="float" office:value="-69.73463">
            <text:p>-69.73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1736">
            <text:p>-39.81736</text:p>
          </table:table-cell>
          <table:table-cell office:value-type="float" office:value="-65.41532">
            <text:p>-65.41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1">
            <text:p>-35.7421</text:p>
          </table:table-cell>
          <table:table-cell office:value-type="float" office:value="-56.35709">
            <text:p>-56.3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8245">
            <text:p>-36.08245</text:p>
          </table:table-cell>
          <table:table-cell office:value-type="float" office:value="-62.79592">
            <text:p>-62.79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911">
            <text:p>-40.09911</text:p>
          </table:table-cell>
          <table:table-cell office:value-type="float" office:value="-59.55272">
            <text:p>-59.5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906">
            <text:p>-45.86906</text:p>
          </table:table-cell>
          <table:table-cell office:value-type="float" office:value="-53.62389">
            <text:p>-53.62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2608">
            <text:p>-50.82608</text:p>
          </table:table-cell>
          <table:table-cell office:value-type="float" office:value="-48.4535">
            <text:p>-48.4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229">
            <text:p>-52.48229</text:p>
          </table:table-cell>
          <table:table-cell office:value-type="float" office:value="-45.80926">
            <text:p>-45.80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3212">
            <text:p>-49.13212</text:p>
          </table:table-cell>
          <table:table-cell office:value-type="float" office:value="-47.31792">
            <text:p>-47.31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6595">
            <text:p>-40.36595</text:p>
          </table:table-cell>
          <table:table-cell office:value-type="float" office:value="-49.59885">
            <text:p>-49.59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432">
            <text:p>-27.25432</text:p>
          </table:table-cell>
          <table:table-cell office:value-type="float" office:value="-50.00225">
            <text:p>-50.00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4925">
            <text:p>-12.14925</text:p>
          </table:table-cell>
          <table:table-cell office:value-type="float" office:value="-46.14008">
            <text:p>-46.1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84726">
            <text:p>-36.84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93755">
            <text:p>-22.93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825">
            <text:p>-21.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89062">
            <text:p>-13.89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83093">
            <text:p>-1.183093</text:p>
          </table:table-cell>
          <table:table-cell office:value-type="float" office:value="-7.895656">
            <text:p>-7.89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5715">
            <text:p>-17.65715</text:p>
          </table:table-cell>
          <table:table-cell office:value-type="float" office:value="-8.513523">
            <text:p>-8.513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644">
            <text:p>-35.98644</text:p>
          </table:table-cell>
          <table:table-cell office:value-type="float" office:value="-10.98023">
            <text:p>-10.98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7481">
            <text:p>-52.7481</text:p>
          </table:table-cell>
          <table:table-cell office:value-type="float" office:value="-16.0555">
            <text:p>-16.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99481">
            <text:p>-64.99481</text:p>
          </table:table-cell>
          <table:table-cell office:value-type="float" office:value="-30.62716">
            <text:p>-30.6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147">
            <text:p>-70.9147</text:p>
          </table:table-cell>
          <table:table-cell office:value-type="float" office:value="-45.58314">
            <text:p>-45.58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0792">
            <text:p>-70.20792</text:p>
          </table:table-cell>
          <table:table-cell office:value-type="float" office:value="-58.06563">
            <text:p>-58.06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08482">
            <text:p>-64.08482</text:p>
          </table:table-cell>
          <table:table-cell office:value-type="float" office:value="-67.26591">
            <text:p>-67.26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89462">
            <text:p>-54.89462</text:p>
          </table:table-cell>
          <table:table-cell office:value-type="float" office:value="-71.85885">
            <text:p>-71.85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8251">
            <text:p>-45.48251</text:p>
          </table:table-cell>
          <table:table-cell office:value-type="float" office:value="-70.89811">
            <text:p>-70.89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3676">
            <text:p>-38.43676</text:p>
          </table:table-cell>
          <table:table-cell office:value-type="float" office:value="-64.53963">
            <text:p>-64.53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2405">
            <text:p>-35.42405</text:p>
          </table:table-cell>
          <table:table-cell office:value-type="float" office:value="-70.18048">
            <text:p>-70.18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7494">
            <text:p>-36.77494</text:p>
          </table:table-cell>
          <table:table-cell office:value-type="float" office:value="-64.02938">
            <text:p>-64.0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896">
            <text:p>-41.42896</text:p>
          </table:table-cell>
          <table:table-cell office:value-type="float" office:value="-55.80603">
            <text:p>-55.80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4667">
            <text:p>-47.24667</text:p>
          </table:table-cell>
          <table:table-cell office:value-type="float" office:value="-48.96472">
            <text:p>-48.96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1366">
            <text:p>-51.61366</text:p>
          </table:table-cell>
          <table:table-cell office:value-type="float" office:value="-46.15283">
            <text:p>-46.15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6976">
            <text:p>-52.16976</text:p>
          </table:table-cell>
          <table:table-cell office:value-type="float" office:value="-47.21034">
            <text:p>-47.21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8836">
            <text:p>-47.48836</text:p>
          </table:table-cell>
          <table:table-cell office:value-type="float" office:value="-50.31029">
            <text:p>-50.31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1564">
            <text:p>-37.51564</text:p>
          </table:table-cell>
          <table:table-cell office:value-type="float" office:value="-51.67456">
            <text:p>-51.67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649">
            <text:p>-23.6649</text:p>
          </table:table-cell>
          <table:table-cell office:value-type="float" office:value="-50.01489">
            <text:p>-50.01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30787">
            <text:p>-8.530787</text:p>
          </table:table-cell>
          <table:table-cell office:value-type="float" office:value="-57.13627">
            <text:p>-57.13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14434">
            <text:p>-40.14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83348">
            <text:p>-35.83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03406">
            <text:p>-25.03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89495">
            <text:p>-15.89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6479">
            <text:p>-4.826479</text:p>
          </table:table-cell>
          <table:table-cell office:value-type="float" office:value="-13.69885">
            <text:p>-13.69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6075">
            <text:p>-22.06075</text:p>
          </table:table-cell>
          <table:table-cell office:value-type="float" office:value="-10.24607">
            <text:p>-10.24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1932">
            <text:p>-40.31932</text:p>
          </table:table-cell>
          <table:table-cell office:value-type="float" office:value="-14.89191">
            <text:p>-14.89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22334">
            <text:p>-56.22334</text:p>
          </table:table-cell>
          <table:table-cell office:value-type="float" office:value="-22.7678">
            <text:p>-22.7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04874">
            <text:p>-67.04874</text:p>
          </table:table-cell>
          <table:table-cell office:value-type="float" office:value="-36.06311">
            <text:p>-36.06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2933">
            <text:p>-71.32933</text:p>
          </table:table-cell>
          <table:table-cell office:value-type="float" office:value="-49.37471">
            <text:p>-49.37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14656">
            <text:p>-69.14656</text:p>
          </table:table-cell>
          <table:table-cell office:value-type="float" office:value="-60.21681">
            <text:p>-60.21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03303">
            <text:p>-62.03303</text:p>
          </table:table-cell>
          <table:table-cell office:value-type="float" office:value="-67.69894">
            <text:p>-67.69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518">
            <text:p>-52.52518</text:p>
          </table:table-cell>
          <table:table-cell office:value-type="float" office:value="-71.01177">
            <text:p>-71.01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7412">
            <text:p>-43.47412</text:p>
          </table:table-cell>
          <table:table-cell office:value-type="float" office:value="-68.87142">
            <text:p>-68.87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9953">
            <text:p>-37.29953</text:p>
          </table:table-cell>
          <table:table-cell office:value-type="float" office:value="-78.93903">
            <text:p>-78.9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906">
            <text:p>-35.36906</text:p>
          </table:table-cell>
          <table:table-cell office:value-type="float" office:value="-62.94221">
            <text:p>-62.94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678">
            <text:p>-37.66678</text:p>
          </table:table-cell>
          <table:table-cell office:value-type="float" office:value="-61.22742">
            <text:p>-61.22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2899">
            <text:p>-42.82899</text:p>
          </table:table-cell>
          <table:table-cell office:value-type="float" office:value="-55.71961">
            <text:p>-55.71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3798">
            <text:p>-48.53798</text:p>
          </table:table-cell>
          <table:table-cell office:value-type="float" office:value="-50.91811">
            <text:p>-50.91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7238">
            <text:p>-52.17238</text:p>
          </table:table-cell>
          <table:table-cell office:value-type="float" office:value="-47.25615">
            <text:p>-47.25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4302">
            <text:p>-51.54302</text:p>
          </table:table-cell>
          <table:table-cell office:value-type="float" office:value="-45.87916">
            <text:p>-45.8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265">
            <text:p>-45.5265</text:p>
          </table:table-cell>
          <table:table-cell office:value-type="float" office:value="-48.9873">
            <text:p>-48.9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316">
            <text:p>-34.4316</text:p>
          </table:table-cell>
          <table:table-cell office:value-type="float" office:value="-50.36968">
            <text:p>-50.36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768">
            <text:p>-19.99768</text:p>
          </table:table-cell>
          <table:table-cell office:value-type="float" office:value="-48.4345">
            <text:p>-48.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24117">
            <text:p>-5.024117</text:p>
          </table:table-cell>
          <table:table-cell office:value-type="float" office:value="-42.00033">
            <text:p>-42.00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9362">
            <text:p>-37.39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90608">
            <text:p>-27.9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38479">
            <text:p>-17.3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9028">
            <text:p>-10.59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25483">
            <text:p>-8.725483</text:p>
          </table:table-cell>
          <table:table-cell office:value-type="float" office:value="-5.396773">
            <text:p>-5.39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2562">
            <text:p>-26.52562</text:p>
          </table:table-cell>
          <table:table-cell office:value-type="float" office:value="-4.509672">
            <text:p>-4.509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1056">
            <text:p>-44.51056</text:p>
          </table:table-cell>
          <table:table-cell office:value-type="float" office:value="-10.07374">
            <text:p>-10.07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39413">
            <text:p>-59.39413</text:p>
          </table:table-cell>
          <table:table-cell office:value-type="float" office:value="-23.39293">
            <text:p>-23.3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71074">
            <text:p>-68.71074</text:p>
          </table:table-cell>
          <table:table-cell office:value-type="float" office:value="-38.82182">
            <text:p>-38.8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5753">
            <text:p>-71.35753</text:p>
          </table:table-cell>
          <table:table-cell office:value-type="float" office:value="-52.36305">
            <text:p>-52.3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79041">
            <text:p>-67.79041</text:p>
          </table:table-cell>
          <table:table-cell office:value-type="float" office:value="-62.75367">
            <text:p>-62.75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83929">
            <text:p>-59.83929</text:p>
          </table:table-cell>
          <table:table-cell office:value-type="float" office:value="-69.57235">
            <text:p>-69.57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8435">
            <text:p>-50.18435</text:p>
          </table:table-cell>
          <table:table-cell office:value-type="float" office:value="-71.41885">
            <text:p>-71.41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4002">
            <text:p>-41.64002</text:p>
          </table:table-cell>
          <table:table-cell office:value-type="float" office:value="-67.6341">
            <text:p>-67.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1821">
            <text:p>-36.41821</text:p>
          </table:table-cell>
          <table:table-cell office:value-type="float" office:value="-74.43723">
            <text:p>-74.43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897">
            <text:p>-35.56897</text:p>
          </table:table-cell>
          <table:table-cell office:value-type="float" office:value="-69.13514">
            <text:p>-69.13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3162">
            <text:p>-38.73162</text:p>
          </table:table-cell>
          <table:table-cell office:value-type="float" office:value="-62.12644">
            <text:p>-62.1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6279">
            <text:p>-44.26279</text:p>
          </table:table-cell>
          <table:table-cell office:value-type="float" office:value="-53.68858">
            <text:p>-53.68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0547">
            <text:p>-49.70547</text:p>
          </table:table-cell>
          <table:table-cell office:value-type="float" office:value="-47.2004">
            <text:p>-47.2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757">
            <text:p>-52.4757</text:p>
          </table:table-cell>
          <table:table-cell office:value-type="float" office:value="-45.26395">
            <text:p>-45.26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9259">
            <text:p>-50.59259</text:p>
          </table:table-cell>
          <table:table-cell office:value-type="float" office:value="-48.28706">
            <text:p>-48.28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5961">
            <text:p>-43.25961</text:p>
          </table:table-cell>
          <table:table-cell office:value-type="float" office:value="-50.90277">
            <text:p>-50.9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636">
            <text:p>-31.14636</text:p>
          </table:table-cell>
          <table:table-cell office:value-type="float" office:value="-51.89751">
            <text:p>-51.89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9646">
            <text:p>-16.29646</text:p>
          </table:table-cell>
          <table:table-cell office:value-type="float" office:value="-51.94471">
            <text:p>-51.9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76268">
            <text:p>-1.676268</text:p>
          </table:table-cell>
          <table:table-cell office:value-type="float" office:value="-52.30769">
            <text:p>-52.30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17295">
            <text:p>-44.1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66981">
            <text:p>-29.66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85767">
            <text:p>-15.85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35202">
            <text:p>-9.035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67">
            <text:p>-12.8367</text:p>
          </table:table-cell>
          <table:table-cell office:value-type="float" office:value="-8.750439">
            <text:p>-8.750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0047">
            <text:p>-31.00047</text:p>
          </table:table-cell>
          <table:table-cell office:value-type="float" office:value="-12.07772">
            <text:p>-12.0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1609">
            <text:p>-48.51609</text:p>
          </table:table-cell>
          <table:table-cell office:value-type="float" office:value="-17.08994">
            <text:p>-17.08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23115">
            <text:p>-62.23115</text:p>
          </table:table-cell>
          <table:table-cell office:value-type="float" office:value="-29.38071">
            <text:p>-29.3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7353">
            <text:p>-69.97353</text:p>
          </table:table-cell>
          <table:table-cell office:value-type="float" office:value="-43.25264">
            <text:p>-43.25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1392">
            <text:p>-71.01392</text:p>
          </table:table-cell>
          <table:table-cell office:value-type="float" office:value="-55.54895">
            <text:p>-55.54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17301">
            <text:p>-66.17301</text:p>
          </table:table-cell>
          <table:table-cell office:value-type="float" office:value="-64.57185">
            <text:p>-64.57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54483">
            <text:p>-57.54483</text:p>
          </table:table-cell>
          <table:table-cell office:value-type="float" office:value="-69.54676">
            <text:p>-69.54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2">
            <text:p>-47.912</text:p>
          </table:table-cell>
          <table:table-cell office:value-type="float" office:value="-69.91264">
            <text:p>-69.91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0655">
            <text:p>-40.00655</text:p>
          </table:table-cell>
          <table:table-cell office:value-type="float" office:value="-65.60732">
            <text:p>-65.60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067">
            <text:p>-35.80067</text:p>
          </table:table-cell>
          <table:table-cell office:value-type="float" office:value="-75.01192">
            <text:p>-75.01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1093">
            <text:p>-36.01093</text:p>
          </table:table-cell>
          <table:table-cell office:value-type="float" office:value="-69.49435">
            <text:p>-69.49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94">
            <text:p>-39.9394</text:p>
          </table:table-cell>
          <table:table-cell office:value-type="float" office:value="-60.97511">
            <text:p>-60.9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9216">
            <text:p>-45.69216</text:p>
          </table:table-cell>
          <table:table-cell office:value-type="float" office:value="-52.8447">
            <text:p>-52.8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1291">
            <text:p>-50.71291</text:p>
          </table:table-cell>
          <table:table-cell office:value-type="float" office:value="-47.20555">
            <text:p>-47.2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9992">
            <text:p>-52.49992</text:p>
          </table:table-cell>
          <table:table-cell office:value-type="float" office:value="-44.91278">
            <text:p>-44.91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1512">
            <text:p>-49.31512</text:p>
          </table:table-cell>
          <table:table-cell office:value-type="float" office:value="-47.59034">
            <text:p>-47.59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496">
            <text:p>-40.70496</text:p>
          </table:table-cell>
          <table:table-cell office:value-type="float" office:value="-50.31568">
            <text:p>-50.31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9606">
            <text:p>-27.69606</text:p>
          </table:table-cell>
          <table:table-cell office:value-type="float" office:value="-50.82055">
            <text:p>-50.82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0789">
            <text:p>-12.60789</text:p>
          </table:table-cell>
          <table:table-cell office:value-type="float" office:value="-46.58682">
            <text:p>-46.58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62206">
            <text:p>-37.62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78575">
            <text:p>-23.78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98388">
            <text:p>-22.9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1127">
            <text:p>-18.1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470019">
            <text:p>-0.7470019</text:p>
          </table:table-cell>
          <table:table-cell office:value-type="float" office:value="-7.943616">
            <text:p>-7.94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252">
            <text:p>-17.11252</text:p>
          </table:table-cell>
          <table:table-cell office:value-type="float" office:value="-4.455929">
            <text:p>-4.455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629">
            <text:p>-35.43629</text:p>
          </table:table-cell>
          <table:table-cell office:value-type="float" office:value="-6.059354">
            <text:p>-6.059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9316">
            <text:p>-52.29316</text:p>
          </table:table-cell>
          <table:table-cell office:value-type="float" office:value="-15.5645">
            <text:p>-15.5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7106">
            <text:p>-64.7106</text:p>
          </table:table-cell>
          <table:table-cell office:value-type="float" office:value="-30.2711">
            <text:p>-30.2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3504">
            <text:p>-70.83504</text:p>
          </table:table-cell>
          <table:table-cell office:value-type="float" office:value="-45.03868">
            <text:p>-45.03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1846">
            <text:p>-70.31846</text:p>
          </table:table-cell>
          <table:table-cell office:value-type="float" office:value="-57.29673">
            <text:p>-57.2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32893">
            <text:p>-64.32893</text:p>
          </table:table-cell>
          <table:table-cell office:value-type="float" office:value="-66.40417">
            <text:p>-66.40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19045">
            <text:p>-55.19045</text:p>
          </table:table-cell>
          <table:table-cell office:value-type="float" office:value="-71.14179">
            <text:p>-71.14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369">
            <text:p>-45.74369</text:p>
          </table:table-cell>
          <table:table-cell office:value-type="float" office:value="-70.24852">
            <text:p>-70.2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9581">
            <text:p>-38.59581</text:p>
          </table:table-cell>
          <table:table-cell office:value-type="float" office:value="-63.83711">
            <text:p>-63.8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92">
            <text:p>-35.4492</text:p>
          </table:table-cell>
          <table:table-cell office:value-type="float" office:value="-67.25937">
            <text:p>-67.2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7738">
            <text:p>-36.67738</text:p>
          </table:table-cell>
          <table:table-cell office:value-type="float" office:value="-63.84245">
            <text:p>-63.84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5888">
            <text:p>-41.25888</text:p>
          </table:table-cell>
          <table:table-cell office:value-type="float" office:value="-56.43784">
            <text:p>-56.43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7944">
            <text:p>-47.07944</text:p>
          </table:table-cell>
          <table:table-cell office:value-type="float" office:value="-49.61441">
            <text:p>-49.6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2748">
            <text:p>-51.52748</text:p>
          </table:table-cell>
          <table:table-cell office:value-type="float" office:value="-46.34527">
            <text:p>-46.34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2554">
            <text:p>-52.22554</text:p>
          </table:table-cell>
          <table:table-cell office:value-type="float" office:value="-45.72646">
            <text:p>-45.72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942">
            <text:p>-47.70942</text:p>
          </table:table-cell>
          <table:table-cell office:value-type="float" office:value="-49.75359">
            <text:p>-49.7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8194">
            <text:p>-37.88194</text:p>
          </table:table-cell>
          <table:table-cell office:value-type="float" office:value="-51.32391">
            <text:p>-51.32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142">
            <text:p>-24.1142</text:p>
          </table:table-cell>
          <table:table-cell office:value-type="float" office:value="-49.75959">
            <text:p>-49.75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72919">
            <text:p>-8.972919</text:p>
          </table:table-cell>
          <table:table-cell office:value-type="float" office:value="-55.11914">
            <text:p>-55.11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45309">
            <text:p>-39.45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9418">
            <text:p>-33.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56058">
            <text:p>-22.56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90662">
            <text:p>-12.90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3147">
            <text:p>-4.363147</text:p>
          </table:table-cell>
          <table:table-cell office:value-type="float" office:value="-10.42009">
            <text:p>-10.42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1489">
            <text:p>-21.51489</text:p>
          </table:table-cell>
          <table:table-cell office:value-type="float" office:value="-10.49668">
            <text:p>-10.49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9317">
            <text:p>-39.79317</text:p>
          </table:table-cell>
          <table:table-cell office:value-type="float" office:value="-11.51526">
            <text:p>-11.5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81216">
            <text:p>-55.81216</text:p>
          </table:table-cell>
          <table:table-cell office:value-type="float" office:value="-21.047">
            <text:p>-21.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1754">
            <text:p>-66.81754</text:p>
          </table:table-cell>
          <table:table-cell office:value-type="float" office:value="-35.09451">
            <text:p>-35.09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9967">
            <text:p>-71.29967</text:p>
          </table:table-cell>
          <table:table-cell office:value-type="float" office:value="-48.72357">
            <text:p>-48.72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9287">
            <text:p>-69.29287</text:p>
          </table:table-cell>
          <table:table-cell office:value-type="float" office:value="-59.90394">
            <text:p>-59.90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29278">
            <text:p>-62.29278</text:p>
          </table:table-cell>
          <table:table-cell office:value-type="float" office:value="-67.75278">
            <text:p>-67.75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81437">
            <text:p>-52.81437</text:p>
          </table:table-cell>
          <table:table-cell office:value-type="float" office:value="-71.39967">
            <text:p>-71.39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084">
            <text:p>-43.71084</text:p>
          </table:table-cell>
          <table:table-cell office:value-type="float" office:value="-69.53452">
            <text:p>-69.5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2489">
            <text:p>-37.42489</text:p>
          </table:table-cell>
          <table:table-cell office:value-type="float" office:value="-62.37291">
            <text:p>-62.37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19">
            <text:p>-35.3619</text:p>
          </table:table-cell>
          <table:table-cell office:value-type="float" office:value="-70.71078">
            <text:p>-70.71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843">
            <text:p>-37.54843</text:p>
          </table:table-cell>
          <table:table-cell office:value-type="float" office:value="-68.06789">
            <text:p>-68.06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558">
            <text:p>-42.6558</text:p>
          </table:table-cell>
          <table:table-cell office:value-type="float" office:value="-60.60092">
            <text:p>-60.60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8667">
            <text:p>-48.38667</text:p>
          </table:table-cell>
          <table:table-cell office:value-type="float" office:value="-53.5764">
            <text:p>-53.5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1776">
            <text:p>-52.11776</text:p>
          </table:table-cell>
          <table:table-cell office:value-type="float" office:value="-48.71172">
            <text:p>-48.71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362">
            <text:p>-51.6362</text:p>
          </table:table-cell>
          <table:table-cell office:value-type="float" office:value="-46.92098">
            <text:p>-46.92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8143">
            <text:p>-45.78143</text:p>
          </table:table-cell>
          <table:table-cell office:value-type="float" office:value="-49.44365">
            <text:p>-49.44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173">
            <text:p>-34.8173</text:p>
          </table:table-cell>
          <table:table-cell office:value-type="float" office:value="-50.52459">
            <text:p>-50.52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4502">
            <text:p>-20.44502</text:p>
          </table:table-cell>
          <table:table-cell office:value-type="float" office:value="-48.6629">
            <text:p>-48.6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41648">
            <text:p>-5.441648</text:p>
          </table:table-cell>
          <table:table-cell office:value-type="float" office:value="-42.14618">
            <text:p>-42.1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0479">
            <text:p>-31.0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80455">
            <text:p>-25.80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10256">
            <text:p>-18.10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117">
            <text:p>-11.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4303">
            <text:p>-8.24303</text:p>
          </table:table-cell>
          <table:table-cell office:value-type="float" office:value="-5.61346">
            <text:p>-5.61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8555">
            <text:p>-25.98555</text:p>
          </table:table-cell>
          <table:table-cell office:value-type="float" office:value="-4.322187">
            <text:p>-4.322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1481">
            <text:p>-44.01481</text:p>
          </table:table-cell>
          <table:table-cell office:value-type="float" office:value="-9.57058">
            <text:p>-9.57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02959">
            <text:p>-59.02959</text:p>
          </table:table-cell>
          <table:table-cell office:value-type="float" office:value="-22.72772">
            <text:p>-22.7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53191">
            <text:p>-68.53191</text:p>
          </table:table-cell>
          <table:table-cell office:value-type="float" office:value="-38.21146">
            <text:p>-38.21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416">
            <text:p>-71.37416</text:p>
          </table:table-cell>
          <table:table-cell office:value-type="float" office:value="-52.08843">
            <text:p>-52.0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96793">
            <text:p>-67.96793</text:p>
          </table:table-cell>
          <table:table-cell office:value-type="float" office:value="-62.45292">
            <text:p>-62.45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0869">
            <text:p>-60.10869</text:p>
          </table:table-cell>
          <table:table-cell office:value-type="float" office:value="-69.32256">
            <text:p>-69.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6242">
            <text:p>-50.46242</text:p>
          </table:table-cell>
          <table:table-cell office:value-type="float" office:value="-71.24635">
            <text:p>-71.24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958">
            <text:p>-41.84958</text:p>
          </table:table-cell>
          <table:table-cell office:value-type="float" office:value="-67.56399">
            <text:p>-67.56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0995">
            <text:p>-36.50995</text:p>
          </table:table-cell>
          <table:table-cell office:value-type="float" office:value="-58.87331">
            <text:p>-58.87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3202">
            <text:p>-35.53202</text:p>
          </table:table-cell>
          <table:table-cell office:value-type="float" office:value="-66.08704">
            <text:p>-66.0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9623">
            <text:p>-38.59623</text:p>
          </table:table-cell>
          <table:table-cell office:value-type="float" office:value="-60.58586">
            <text:p>-60.58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911">
            <text:p>-44.0911</text:p>
          </table:table-cell>
          <table:table-cell office:value-type="float" office:value="-52.58617">
            <text:p>-52.58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7382">
            <text:p>-49.57382</text:p>
          </table:table-cell>
          <table:table-cell office:value-type="float" office:value="-46.57632">
            <text:p>-46.5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5378">
            <text:p>-52.45378</text:p>
          </table:table-cell>
          <table:table-cell office:value-type="float" office:value="-44.65845">
            <text:p>-44.6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2294">
            <text:p>-50.72294</text:p>
          </table:table-cell>
          <table:table-cell office:value-type="float" office:value="-47.06532">
            <text:p>-47.06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4486">
            <text:p>-43.54486</text:p>
          </table:table-cell>
          <table:table-cell office:value-type="float" office:value="-51.24186">
            <text:p>-51.24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631">
            <text:p>-31.54631</text:p>
          </table:table-cell>
          <table:table-cell office:value-type="float" office:value="-53.07351">
            <text:p>-53.07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3662">
            <text:p>-16.73662</text:p>
          </table:table-cell>
          <table:table-cell office:value-type="float" office:value="-50.67537">
            <text:p>-50.6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4086">
            <text:p>-2.064086</text:p>
          </table:table-cell>
          <table:table-cell office:value-type="float" office:value="-42.76883">
            <text:p>-42.76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41465">
            <text:p>-40.41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3884">
            <text:p>-30.93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24657">
            <text:p>-18.24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632">
            <text:p>-10.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099">
            <text:p>-12.34099</text:p>
          </table:table-cell>
          <table:table-cell office:value-type="float" office:value="-10.15273">
            <text:p>-10.1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7287">
            <text:p>-30.47287</text:p>
          </table:table-cell>
          <table:table-cell office:value-type="float" office:value="-12.24377">
            <text:p>-12.24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5449">
            <text:p>-48.05449</text:p>
          </table:table-cell>
          <table:table-cell office:value-type="float" office:value="-15.6656">
            <text:p>-15.6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91485">
            <text:p>-61.91485</text:p>
          </table:table-cell>
          <table:table-cell office:value-type="float" office:value="-28.08162">
            <text:p>-28.08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4554">
            <text:p>-69.84554</text:p>
          </table:table-cell>
          <table:table-cell office:value-type="float" office:value="-42.24337">
            <text:p>-42.24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7303">
            <text:p>-71.07303</text:p>
          </table:table-cell>
          <table:table-cell office:value-type="float" office:value="-54.54623">
            <text:p>-54.54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37576">
            <text:p>-66.37576</text:p>
          </table:table-cell>
          <table:table-cell office:value-type="float" office:value="-63.63414">
            <text:p>-63.63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81835">
            <text:p>-57.81835</text:p>
          </table:table-cell>
          <table:table-cell office:value-type="float" office:value="-68.95696">
            <text:p>-68.9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7403">
            <text:p>-48.17403</text:p>
          </table:table-cell>
          <table:table-cell office:value-type="float" office:value="-69.74284">
            <text:p>-69.74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71">
            <text:p>-40.1871</text:p>
          </table:table-cell>
          <table:table-cell office:value-type="float" office:value="-65.93182">
            <text:p>-65.93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5931">
            <text:p>-35.85931</text:p>
          </table:table-cell>
          <table:table-cell office:value-type="float" office:value="-74.17592">
            <text:p>-74.1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4707">
            <text:p>-35.94707</text:p>
          </table:table-cell>
          <table:table-cell office:value-type="float" office:value="-58.03433">
            <text:p>-58.03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917">
            <text:p>-39.7917</text:p>
          </table:table-cell>
          <table:table-cell office:value-type="float" office:value="-55.65505">
            <text:p>-55.65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2639">
            <text:p>-45.52639</text:p>
          </table:table-cell>
          <table:table-cell office:value-type="float" office:value="-51.26774">
            <text:p>-51.2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0462">
            <text:p>-50.60462</text:p>
          </table:table-cell>
          <table:table-cell office:value-type="float" office:value="-47.18511">
            <text:p>-47.18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215">
            <text:p>-52.51215</text:p>
          </table:table-cell>
          <table:table-cell office:value-type="float" office:value="-45.50349">
            <text:p>-45.50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8101">
            <text:p>-49.48101</text:p>
          </table:table-cell>
          <table:table-cell office:value-type="float" office:value="-47.31848">
            <text:p>-47.31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169">
            <text:p>-41.0169</text:p>
          </table:table-cell>
          <table:table-cell office:value-type="float" office:value="-49.86441">
            <text:p>-49.86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0496">
            <text:p>-28.10496</text:p>
          </table:table-cell>
          <table:table-cell office:value-type="float" office:value="-50.12551">
            <text:p>-50.1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3512">
            <text:p>-13.03512</text:p>
          </table:table-cell>
          <table:table-cell office:value-type="float" office:value="-46.15354">
            <text:p>-46.15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71035">
            <text:p>-37.71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49472">
            <text:p>-33.4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43567">
            <text:p>-26.4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59185">
            <text:p>-16.59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76705">
            <text:p>-0.3476705</text:p>
          </table:table-cell>
          <table:table-cell office:value-type="float" office:value="-7.626736">
            <text:p>-7.626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1052">
            <text:p>-16.61052</text:p>
          </table:table-cell>
          <table:table-cell office:value-type="float" office:value="-4.396098">
            <text:p>-4.396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2685">
            <text:p>-34.92685</text:p>
          </table:table-cell>
          <table:table-cell office:value-type="float" office:value="-6.455855">
            <text:p>-6.455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6966">
            <text:p>-51.86966</text:p>
          </table:table-cell>
          <table:table-cell office:value-type="float" office:value="-15.97642">
            <text:p>-15.9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44311">
            <text:p>-64.44311</text:p>
          </table:table-cell>
          <table:table-cell office:value-type="float" office:value="-30.60313">
            <text:p>-30.60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5585">
            <text:p>-70.75585</text:p>
          </table:table-cell>
          <table:table-cell office:value-type="float" office:value="-45.23107">
            <text:p>-45.23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1592">
            <text:p>-70.41592</text:p>
          </table:table-cell>
          <table:table-cell office:value-type="float" office:value="-57.44167">
            <text:p>-57.4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55202">
            <text:p>-64.55202</text:p>
          </table:table-cell>
          <table:table-cell office:value-type="float" office:value="-66.47026">
            <text:p>-66.47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464">
            <text:p>-55.464</text:p>
          </table:table-cell>
          <table:table-cell office:value-type="float" office:value="-71.16007">
            <text:p>-71.1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8734">
            <text:p>-45.98734</text:p>
          </table:table-cell>
          <table:table-cell office:value-type="float" office:value="-70.27103">
            <text:p>-70.27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4651">
            <text:p>-38.74651</text:p>
          </table:table-cell>
          <table:table-cell office:value-type="float" office:value="-63.69579">
            <text:p>-63.69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62">
            <text:p>-35.4762</text:p>
          </table:table-cell>
          <table:table-cell office:value-type="float" office:value="-72.49167">
            <text:p>-72.49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8971">
            <text:p>-36.58971</text:p>
          </table:table-cell>
          <table:table-cell office:value-type="float" office:value="-67.14923">
            <text:p>-67.14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0221">
            <text:p>-41.10221</text:p>
          </table:table-cell>
          <table:table-cell office:value-type="float" office:value="-59.29862">
            <text:p>-59.29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276">
            <text:p>-46.92276</text:p>
          </table:table-cell>
          <table:table-cell office:value-type="float" office:value="-51.91233">
            <text:p>-51.91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4449">
            <text:p>-51.44449</text:p>
          </table:table-cell>
          <table:table-cell office:value-type="float" office:value="-47.49568">
            <text:p>-47.49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7275">
            <text:p>-52.27275</text:p>
          </table:table-cell>
          <table:table-cell office:value-type="float" office:value="-46.70425">
            <text:p>-46.70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2">
            <text:p>-47.9112</text:p>
          </table:table-cell>
          <table:table-cell office:value-type="float" office:value="-50.00343">
            <text:p>-50.00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2001">
            <text:p>-38.22001</text:p>
          </table:table-cell>
          <table:table-cell office:value-type="float" office:value="-51.06403">
            <text:p>-51.06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3194">
            <text:p>-24.53194</text:p>
          </table:table-cell>
          <table:table-cell office:value-type="float" office:value="-49.88255">
            <text:p>-49.88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7686">
            <text:p>-9.387686</text:p>
          </table:table-cell>
          <table:table-cell office:value-type="float" office:value="-45.70527">
            <text:p>-45.70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6.88142">
            <text:p>-46.88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63881">
            <text:p>-36.63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81222">
            <text:p>-24.81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55798">
            <text:p>-15.55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2654">
            <text:p>-3.932654</text:p>
          </table:table-cell>
          <table:table-cell office:value-type="float" office:value="-11.81585">
            <text:p>-11.81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298">
            <text:p>-21.00298</text:p>
          </table:table-cell>
          <table:table-cell office:value-type="float" office:value="-8.130669">
            <text:p>-8.13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9752">
            <text:p>-39.29752</text:p>
          </table:table-cell>
          <table:table-cell office:value-type="float" office:value="-13.38387">
            <text:p>-13.38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42196">
            <text:p>-55.42196</text:p>
          </table:table-cell>
          <table:table-cell office:value-type="float" office:value="-21.46147">
            <text:p>-21.46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59451">
            <text:p>-66.59451</text:p>
          </table:table-cell>
          <table:table-cell office:value-type="float" office:value="-34.89009">
            <text:p>-34.8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6627">
            <text:p>-71.26627</text:p>
          </table:table-cell>
          <table:table-cell office:value-type="float" office:value="-48.29077">
            <text:p>-48.29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42663">
            <text:p>-69.42663</text:p>
          </table:table-cell>
          <table:table-cell office:value-type="float" office:value="-59.51558">
            <text:p>-59.51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53579">
            <text:p>-62.53579</text:p>
          </table:table-cell>
          <table:table-cell office:value-type="float" office:value="-67.60246">
            <text:p>-67.60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08747">
            <text:p>-53.08747</text:p>
          </table:table-cell>
          <table:table-cell office:value-type="float" office:value="-71.35844">
            <text:p>-71.35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3669">
            <text:p>-43.93669</text:p>
          </table:table-cell>
          <table:table-cell office:value-type="float" office:value="-69.90576">
            <text:p>-69.90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701">
            <text:p>-37.54701</text:p>
          </table:table-cell>
          <table:table-cell office:value-type="float" office:value="-62.59982">
            <text:p>-62.5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865">
            <text:p>-35.35865</text:p>
          </table:table-cell>
          <table:table-cell office:value-type="float" office:value="-69.8981">
            <text:p>-69.8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3876">
            <text:p>-37.43876</text:p>
          </table:table-cell>
          <table:table-cell office:value-type="float" office:value="-66.90994">
            <text:p>-66.90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9212">
            <text:p>-42.49212</text:p>
          </table:table-cell>
          <table:table-cell office:value-type="float" office:value="-60.0337">
            <text:p>-60.0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4157">
            <text:p>-48.24157</text:p>
          </table:table-cell>
          <table:table-cell office:value-type="float" office:value="-53.09709">
            <text:p>-53.0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6247">
            <text:p>-52.06247</text:p>
          </table:table-cell>
          <table:table-cell office:value-type="float" office:value="-48.17453">
            <text:p>-48.17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2049">
            <text:p>-51.72049</text:p>
          </table:table-cell>
          <table:table-cell office:value-type="float" office:value="-46.40643">
            <text:p>-46.40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194">
            <text:p>-46.0194</text:p>
          </table:table-cell>
          <table:table-cell office:value-type="float" office:value="-49.1356">
            <text:p>-49.1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8143">
            <text:p>-35.18143</text:p>
          </table:table-cell>
          <table:table-cell office:value-type="float" office:value="-50.50235">
            <text:p>-50.50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077">
            <text:p>-20.87077</text:p>
          </table:table-cell>
          <table:table-cell office:value-type="float" office:value="-48.86655">
            <text:p>-48.8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41263">
            <text:p>-5.841263</text:p>
          </table:table-cell>
          <table:table-cell office:value-type="float" office:value="-42.64441">
            <text:p>-42.64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53999">
            <text:p>-31.53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30438">
            <text:p>-26.30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89907">
            <text:p>-18.89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71513">
            <text:p>-12.7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3878">
            <text:p>-7.783878</text:p>
          </table:table-cell>
          <table:table-cell office:value-type="float" office:value="-8.274954">
            <text:p>-8.274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902">
            <text:p>-25.46902</text:p>
          </table:table-cell>
          <table:table-cell office:value-type="float" office:value="-5.45564">
            <text:p>-5.4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3702">
            <text:p>-43.53702</text:p>
          </table:table-cell>
          <table:table-cell office:value-type="float" office:value="-9.915203">
            <text:p>-9.915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67518">
            <text:p>-58.67518</text:p>
          </table:table-cell>
          <table:table-cell office:value-type="float" office:value="-22.89558">
            <text:p>-22.8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35484">
            <text:p>-68.35484</text:p>
          </table:table-cell>
          <table:table-cell office:value-type="float" office:value="-38.19323">
            <text:p>-38.19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469">
            <text:p>-71.38469</text:p>
          </table:table-cell>
          <table:table-cell office:value-type="float" office:value="-51.6552">
            <text:p>-51.6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3493">
            <text:p>-68.13493</text:p>
          </table:table-cell>
          <table:table-cell office:value-type="float" office:value="-62.3152">
            <text:p>-62.3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36636">
            <text:p>-60.36636</text:p>
          </table:table-cell>
          <table:table-cell office:value-type="float" office:value="-69.30367">
            <text:p>-69.30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3033">
            <text:p>-50.73033</text:p>
          </table:table-cell>
          <table:table-cell office:value-type="float" office:value="-71.41597">
            <text:p>-71.41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5445">
            <text:p>-42.05445</text:p>
          </table:table-cell>
          <table:table-cell office:value-type="float" office:value="-67.84517">
            <text:p>-67.84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0194">
            <text:p>-36.60194</text:p>
          </table:table-cell>
          <table:table-cell office:value-type="float" office:value="-76.63187">
            <text:p>-76.63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9994">
            <text:p>-35.49994</text:p>
          </table:table-cell>
          <table:table-cell office:value-type="float" office:value="-69.42303">
            <text:p>-69.4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6733">
            <text:p>-38.46733</text:p>
          </table:table-cell>
          <table:table-cell office:value-type="float" office:value="-60.92483">
            <text:p>-60.92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2511">
            <text:p>-43.92511</text:p>
          </table:table-cell>
          <table:table-cell office:value-type="float" office:value="-52.4975">
            <text:p>-52.4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4498">
            <text:p>-49.44498</text:p>
          </table:table-cell>
          <table:table-cell office:value-type="float" office:value="-46.42783">
            <text:p>-46.42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2878">
            <text:p>-52.42878</text:p>
          </table:table-cell>
          <table:table-cell office:value-type="float" office:value="-45.0163">
            <text:p>-45.0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4479">
            <text:p>-50.84479</text:p>
          </table:table-cell>
          <table:table-cell office:value-type="float" office:value="-47.69692">
            <text:p>-47.69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1764">
            <text:p>-43.81764</text:p>
          </table:table-cell>
          <table:table-cell office:value-type="float" office:value="-50.91078">
            <text:p>-50.91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27">
            <text:p>-31.9327</text:p>
          </table:table-cell>
          <table:table-cell office:value-type="float" office:value="-52.42383">
            <text:p>-52.42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6411">
            <text:p>-17.16411</text:p>
          </table:table-cell>
          <table:table-cell office:value-type="float" office:value="-50.02377">
            <text:p>-50.02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4406">
            <text:p>-2.44406</text:p>
          </table:table-cell>
          <table:table-cell office:value-type="float" office:value="-52.00436">
            <text:p>-52.0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02084">
            <text:p>-43.02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0159">
            <text:p>-30.90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73551">
            <text:p>-17.73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2997">
            <text:p>-10.92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954">
            <text:p>-11.85954</text:p>
          </table:table-cell>
          <table:table-cell office:value-type="float" office:value="-10.41932">
            <text:p>-10.41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644">
            <text:p>-29.95644</text:p>
          </table:table-cell>
          <table:table-cell office:value-type="float" office:value="-13.12604">
            <text:p>-13.12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957">
            <text:p>-47.59957</text:p>
          </table:table-cell>
          <table:table-cell office:value-type="float" office:value="-16.11374">
            <text:p>-16.1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60042">
            <text:p>-61.60042</text:p>
          </table:table-cell>
          <table:table-cell office:value-type="float" office:value="-28.08932">
            <text:p>-28.0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147">
            <text:p>-69.7147</text:p>
          </table:table-cell>
          <table:table-cell office:value-type="float" office:value="-42.20694">
            <text:p>-42.20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263">
            <text:p>-71.1263</text:p>
          </table:table-cell>
          <table:table-cell office:value-type="float" office:value="-54.52509">
            <text:p>-54.52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57155">
            <text:p>-66.57155</text:p>
          </table:table-cell>
          <table:table-cell office:value-type="float" office:value="-63.70482">
            <text:p>-63.70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0864">
            <text:p>-58.0864</text:p>
          </table:table-cell>
          <table:table-cell office:value-type="float" office:value="-69.33562">
            <text:p>-69.3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3327">
            <text:p>-48.43327</text:p>
          </table:table-cell>
          <table:table-cell office:value-type="float" office:value="-70.31215">
            <text:p>-70.31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676">
            <text:p>-40.3676</text:p>
          </table:table-cell>
          <table:table-cell office:value-type="float" office:value="-66.57866">
            <text:p>-66.57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068">
            <text:p>-35.92068</text:p>
          </table:table-cell>
          <table:table-cell office:value-type="float" office:value="-74.8778">
            <text:p>-74.8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8726">
            <text:p>-35.88726</text:p>
          </table:table-cell>
          <table:table-cell office:value-type="float" office:value="-58.99458">
            <text:p>-58.99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4757">
            <text:p>-39.64757</text:p>
          </table:table-cell>
          <table:table-cell office:value-type="float" office:value="-56.10967">
            <text:p>-56.10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6221">
            <text:p>-45.36221</text:p>
          </table:table-cell>
          <table:table-cell office:value-type="float" office:value="-51.08791">
            <text:p>-51.08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9493">
            <text:p>-50.49493</text:p>
          </table:table-cell>
          <table:table-cell office:value-type="float" office:value="-46.93428">
            <text:p>-46.93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026">
            <text:p>-52.52026</text:p>
          </table:table-cell>
          <table:table-cell office:value-type="float" office:value="-44.92751">
            <text:p>-44.92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4093">
            <text:p>-49.64093</text:p>
          </table:table-cell>
          <table:table-cell office:value-type="float" office:value="-46.32221">
            <text:p>-46.32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226">
            <text:p>-41.32226</text:p>
          </table:table-cell>
          <table:table-cell office:value-type="float" office:value="-49.33471">
            <text:p>-49.33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0863">
            <text:p>-28.50863</text:p>
          </table:table-cell>
          <table:table-cell office:value-type="float" office:value="-49.99401">
            <text:p>-49.99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5989">
            <text:p>-13.45989</text:p>
          </table:table-cell>
          <table:table-cell office:value-type="float" office:value="-46.34718">
            <text:p>-46.34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1649">
            <text:p>-38.11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67953">
            <text:p>-24.67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68818">
            <text:p>-22.68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78767">
            <text:p>-14.78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18652">
            <text:p>-9.118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1122">
            <text:p>-16.11122</text:p>
          </table:table-cell>
          <table:table-cell office:value-type="float" office:value="-7.905693">
            <text:p>-7.905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1705">
            <text:p>-34.41705</text:p>
          </table:table-cell>
          <table:table-cell office:value-type="float" office:value="-8.182014">
            <text:p>-8.182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4311">
            <text:p>-51.44311</text:p>
          </table:table-cell>
          <table:table-cell office:value-type="float" office:value="-15.52517">
            <text:p>-15.52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17059">
            <text:p>-64.17059</text:p>
          </table:table-cell>
          <table:table-cell office:value-type="float" office:value="-29.83927">
            <text:p>-29.83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7162">
            <text:p>-70.67162</text:p>
          </table:table-cell>
          <table:table-cell office:value-type="float" office:value="-44.43132">
            <text:p>-44.43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0896">
            <text:p>-70.50896</text:p>
          </table:table-cell>
          <table:table-cell office:value-type="float" office:value="-56.93455">
            <text:p>-56.93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77301">
            <text:p>-64.77301</text:p>
          </table:table-cell>
          <table:table-cell office:value-type="float" office:value="-66.54239">
            <text:p>-66.54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73698">
            <text:p>-55.73698</text:p>
          </table:table-cell>
          <table:table-cell office:value-type="float" office:value="-71.48219">
            <text:p>-71.48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279">
            <text:p>-46.23279</text:p>
          </table:table-cell>
          <table:table-cell office:value-type="float" office:value="-70.75346">
            <text:p>-70.75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0072">
            <text:p>-38.90072</text:p>
          </table:table-cell>
          <table:table-cell office:value-type="float" office:value="-65.1128">
            <text:p>-65.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669">
            <text:p>-35.50669</text:p>
          </table:table-cell>
          <table:table-cell office:value-type="float" office:value="-68.56892">
            <text:p>-68.56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0478">
            <text:p>-36.50478</text:p>
          </table:table-cell>
          <table:table-cell office:value-type="float" office:value="-63.70049">
            <text:p>-63.70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626">
            <text:p>-40.94626</text:p>
          </table:table-cell>
          <table:table-cell office:value-type="float" office:value="-56.62748">
            <text:p>-56.62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6522">
            <text:p>-46.76522</text:p>
          </table:table-cell>
          <table:table-cell office:value-type="float" office:value="-49.71561">
            <text:p>-49.71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5855">
            <text:p>-51.35855</text:p>
          </table:table-cell>
          <table:table-cell office:value-type="float" office:value="-46.22193">
            <text:p>-46.22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161">
            <text:p>-52.3161</text:p>
          </table:table-cell>
          <table:table-cell office:value-type="float" office:value="-46.19439">
            <text:p>-46.19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0849">
            <text:p>-48.10849</text:p>
          </table:table-cell>
          <table:table-cell office:value-type="float" office:value="-49.39464">
            <text:p>-49.39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487">
            <text:p>-38.55487</text:p>
          </table:table-cell>
          <table:table-cell office:value-type="float" office:value="-51.20573">
            <text:p>-51.20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4951">
            <text:p>-24.94951</text:p>
          </table:table-cell>
          <table:table-cell office:value-type="float" office:value="-50.35543">
            <text:p>-50.35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03354">
            <text:p>-9.803354</text:p>
          </table:table-cell>
          <table:table-cell office:value-type="float" office:value="-49.03737">
            <text:p>-49.03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8.68756">
            <text:p>-48.6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4235">
            <text:p>-38.1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15766">
            <text:p>-25.15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63541">
            <text:p>-15.63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4633">
            <text:p>-3.504633</text:p>
          </table:table-cell>
          <table:table-cell office:value-type="float" office:value="-12.60337">
            <text:p>-12.60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9259">
            <text:p>-20.49259</text:p>
          </table:table-cell>
          <table:table-cell office:value-type="float" office:value="-10.04684">
            <text:p>-10.04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0012">
            <text:p>-38.80012</text:p>
          </table:table-cell>
          <table:table-cell office:value-type="float" office:value="-13.11649">
            <text:p>-13.11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02674">
            <text:p>-55.02674</text:p>
          </table:table-cell>
          <table:table-cell office:value-type="float" office:value="-20.88444">
            <text:p>-20.88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36652">
            <text:p>-66.36652</text:p>
          </table:table-cell>
          <table:table-cell office:value-type="float" office:value="-34.32706">
            <text:p>-34.3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2768">
            <text:p>-71.22768</text:p>
          </table:table-cell>
          <table:table-cell office:value-type="float" office:value="-47.9101">
            <text:p>-47.9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5707">
            <text:p>-69.55707</text:p>
          </table:table-cell>
          <table:table-cell office:value-type="float" office:value="-59.39023">
            <text:p>-59.39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7765">
            <text:p>-62.7765</text:p>
          </table:table-cell>
          <table:table-cell office:value-type="float" office:value="-67.60589">
            <text:p>-67.60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36084">
            <text:p>-53.36084</text:p>
          </table:table-cell>
          <table:table-cell office:value-type="float" office:value="-71.47324">
            <text:p>-71.47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6526">
            <text:p>-44.16526</text:p>
          </table:table-cell>
          <table:table-cell office:value-type="float" office:value="-70.14222">
            <text:p>-70.14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237">
            <text:p>-37.67237</text:p>
          </table:table-cell>
          <table:table-cell office:value-type="float" office:value="-79.28203">
            <text:p>-79.2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883">
            <text:p>-35.35883</text:p>
          </table:table-cell>
          <table:table-cell office:value-type="float" office:value="-63.93603">
            <text:p>-63.93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3083">
            <text:p>-37.33083</text:p>
          </table:table-cell>
          <table:table-cell office:value-type="float" office:value="-61.9093">
            <text:p>-61.9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919">
            <text:p>-42.32919</text:p>
          </table:table-cell>
          <table:table-cell office:value-type="float" office:value="-56.97811">
            <text:p>-56.97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9494">
            <text:p>-48.09494</text:p>
          </table:table-cell>
          <table:table-cell office:value-type="float" office:value="-51.98504">
            <text:p>-51.9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031">
            <text:p>-52.0031</text:p>
          </table:table-cell>
          <table:table-cell office:value-type="float" office:value="-48.36519">
            <text:p>-48.36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0039">
            <text:p>-51.80039</text:p>
          </table:table-cell>
          <table:table-cell office:value-type="float" office:value="-46.93962">
            <text:p>-46.93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5325">
            <text:p>-46.25325</text:p>
          </table:table-cell>
          <table:table-cell office:value-type="float" office:value="-48.52262">
            <text:p>-48.5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4307">
            <text:p>-35.54307</text:p>
          </table:table-cell>
          <table:table-cell office:value-type="float" office:value="-49.65557">
            <text:p>-49.65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9548">
            <text:p>-21.29548</text:p>
          </table:table-cell>
          <table:table-cell office:value-type="float" office:value="-48.17144">
            <text:p>-48.1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42845">
            <text:p>-6.242845</text:p>
          </table:table-cell>
          <table:table-cell office:value-type="float" office:value="-42.69389">
            <text:p>-42.6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73737">
            <text:p>-38.73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31736">
            <text:p>-29.31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9301">
            <text:p>-18.49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7715">
            <text:p>-10.77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8186">
            <text:p>-7.328186</text:p>
          </table:table-cell>
          <table:table-cell office:value-type="float" office:value="-5.4256">
            <text:p>-5.4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5279">
            <text:p>-24.95279</text:p>
          </table:table-cell>
          <table:table-cell office:value-type="float" office:value="-7.106607">
            <text:p>-7.106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5647">
            <text:p>-43.05647</text:p>
          </table:table-cell>
          <table:table-cell office:value-type="float" office:value="-11.61042">
            <text:p>-11.61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31679">
            <text:p>-58.31679</text:p>
          </table:table-cell>
          <table:table-cell office:value-type="float" office:value="-22.87828">
            <text:p>-22.87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7245">
            <text:p>-68.17245</text:p>
          </table:table-cell>
          <table:table-cell office:value-type="float" office:value="-37.78201">
            <text:p>-37.78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091">
            <text:p>-71.39091</text:p>
          </table:table-cell>
          <table:table-cell office:value-type="float" office:value="-51.23624">
            <text:p>-51.23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29814">
            <text:p>-68.29814</text:p>
          </table:table-cell>
          <table:table-cell office:value-type="float" office:value="-61.95708">
            <text:p>-61.95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62256">
            <text:p>-60.62256</text:p>
          </table:table-cell>
          <table:table-cell office:value-type="float" office:value="-69.18849">
            <text:p>-69.18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0004">
            <text:p>-51.00004</text:p>
          </table:table-cell>
          <table:table-cell office:value-type="float" office:value="-71.55685">
            <text:p>-71.55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617">
            <text:p>-42.2617</text:p>
          </table:table-cell>
          <table:table-cell office:value-type="float" office:value="-68.26924">
            <text:p>-68.26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743">
            <text:p>-36.69743</text:p>
          </table:table-cell>
          <table:table-cell office:value-type="float" office:value="-74.80624">
            <text:p>-74.80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058">
            <text:p>-35.47058</text:p>
          </table:table-cell>
          <table:table-cell office:value-type="float" office:value="-68.9668">
            <text:p>-68.9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4059">
            <text:p>-38.34059</text:p>
          </table:table-cell>
          <table:table-cell office:value-type="float" office:value="-60.59682">
            <text:p>-60.59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5919">
            <text:p>-43.75919</text:p>
          </table:table-cell>
          <table:table-cell office:value-type="float" office:value="-52.54717">
            <text:p>-52.54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1289">
            <text:p>-49.31289</text:p>
          </table:table-cell>
          <table:table-cell office:value-type="float" office:value="-46.98843">
            <text:p>-46.9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0014">
            <text:p>-52.40014</text:p>
          </table:table-cell>
          <table:table-cell office:value-type="float" office:value="-45.63735">
            <text:p>-45.6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6228">
            <text:p>-50.96228</text:p>
          </table:table-cell>
          <table:table-cell office:value-type="float" office:value="-47.44031">
            <text:p>-47.44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8668">
            <text:p>-44.08668</text:p>
          </table:table-cell>
          <table:table-cell office:value-type="float" office:value="-50.78165">
            <text:p>-50.78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636">
            <text:p>-32.31636</text:p>
          </table:table-cell>
          <table:table-cell office:value-type="float" office:value="-52.43803">
            <text:p>-52.43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9163">
            <text:p>-17.59163</text:p>
          </table:table-cell>
          <table:table-cell office:value-type="float" office:value="-50.30921">
            <text:p>-50.30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6203">
            <text:p>-2.826203</text:p>
          </table:table-cell>
          <table:table-cell office:value-type="float" office:value="-43.04356">
            <text:p>-43.04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51143">
            <text:p>-42.51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51538">
            <text:p>-31.51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69954">
            <text:p>-18.69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5631">
            <text:p>-10.7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043">
            <text:p>-11.38043</text:p>
          </table:table-cell>
          <table:table-cell office:value-type="float" office:value="-9.148299">
            <text:p>-9.148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402">
            <text:p>-29.4402</text:p>
          </table:table-cell>
          <table:table-cell office:value-type="float" office:value="-10.71789">
            <text:p>-10.71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223">
            <text:p>-47.14223</text:p>
          </table:table-cell>
          <table:table-cell office:value-type="float" office:value="-14.28577">
            <text:p>-14.28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28128">
            <text:p>-61.28128</text:p>
          </table:table-cell>
          <table:table-cell office:value-type="float" office:value="-26.79802">
            <text:p>-26.79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7864">
            <text:p>-69.57864</text:p>
          </table:table-cell>
          <table:table-cell office:value-type="float" office:value="-41.38212">
            <text:p>-41.3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7475">
            <text:p>-71.17475</text:p>
          </table:table-cell>
          <table:table-cell office:value-type="float" office:value="-53.95009">
            <text:p>-53.9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76398">
            <text:p>-66.76398</text:p>
          </table:table-cell>
          <table:table-cell office:value-type="float" office:value="-63.69116">
            <text:p>-63.69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35324">
            <text:p>-58.35324</text:p>
          </table:table-cell>
          <table:table-cell office:value-type="float" office:value="-69.64317">
            <text:p>-69.64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9352">
            <text:p>-48.69352</text:p>
          </table:table-cell>
          <table:table-cell office:value-type="float" office:value="-71.09261">
            <text:p>-71.09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5106">
            <text:p>-40.55106</text:p>
          </table:table-cell>
          <table:table-cell office:value-type="float" office:value="-67.64459">
            <text:p>-67.64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553">
            <text:p>-35.98553</text:p>
          </table:table-cell>
          <table:table-cell office:value-type="float" office:value="-59.07858">
            <text:p>-59.07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3057">
            <text:p>-35.83057</text:p>
          </table:table-cell>
          <table:table-cell office:value-type="float" office:value="-63.81605">
            <text:p>-63.81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0533">
            <text:p>-39.50533</text:p>
          </table:table-cell>
          <table:table-cell office:value-type="float" office:value="-60.40684">
            <text:p>-60.40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775">
            <text:p>-45.19775</text:p>
          </table:table-cell>
          <table:table-cell office:value-type="float" office:value="-54.33203">
            <text:p>-54.33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8287">
            <text:p>-50.38287</text:p>
          </table:table-cell>
          <table:table-cell office:value-type="float" office:value="-49.49185">
            <text:p>-49.49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486">
            <text:p>-52.52486</text:p>
          </table:table-cell>
          <table:table-cell office:value-type="float" office:value="-47.07111">
            <text:p>-47.07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9632">
            <text:p>-49.79632</text:p>
          </table:table-cell>
          <table:table-cell office:value-type="float" office:value="-48.17587">
            <text:p>-48.17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2385">
            <text:p>-41.62385</text:p>
          </table:table-cell>
          <table:table-cell office:value-type="float" office:value="-49.92044">
            <text:p>-49.92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1077">
            <text:p>-28.91077</text:p>
          </table:table-cell>
          <table:table-cell office:value-type="float" office:value="-49.99773">
            <text:p>-49.99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8484">
            <text:p>-13.88484</text:p>
          </table:table-cell>
          <table:table-cell office:value-type="float" office:value="-46.37122">
            <text:p>-46.37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32154">
            <text:p>-38.32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37219">
            <text:p>-35.37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63087">
            <text:p>-26.63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16545">
            <text:p>-16.16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02574">
            <text:p>-9.702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1417">
            <text:p>-15.61417</text:p>
          </table:table-cell>
          <table:table-cell office:value-type="float" office:value="-6.877688">
            <text:p>-6.877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0657">
            <text:p>-33.90657</text:p>
          </table:table-cell>
          <table:table-cell office:value-type="float" office:value="-7.379004">
            <text:p>-7.379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1271">
            <text:p>-51.01271</text:p>
          </table:table-cell>
          <table:table-cell office:value-type="float" office:value="-15.43798">
            <text:p>-15.43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8934">
            <text:p>-63.8934</text:p>
          </table:table-cell>
          <table:table-cell office:value-type="float" office:value="-29.71369">
            <text:p>-29.71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8197">
            <text:p>-70.58197</text:p>
          </table:table-cell>
          <table:table-cell office:value-type="float" office:value="-44.50497">
            <text:p>-44.50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9727">
            <text:p>-70.59727</text:p>
          </table:table-cell>
          <table:table-cell office:value-type="float" office:value="-57.11836">
            <text:p>-57.11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99091">
            <text:p>-64.99091</text:p>
          </table:table-cell>
          <table:table-cell office:value-type="float" office:value="-66.49647">
            <text:p>-66.49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00959">
            <text:p>-56.00959</text:p>
          </table:table-cell>
          <table:table-cell office:value-type="float" office:value="-71.45687">
            <text:p>-71.45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997">
            <text:p>-46.47997</text:p>
          </table:table-cell>
          <table:table-cell office:value-type="float" office:value="-70.89036">
            <text:p>-70.89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5779">
            <text:p>-39.05779</text:p>
          </table:table-cell>
          <table:table-cell office:value-type="float" office:value="-65.08592">
            <text:p>-65.08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4073">
            <text:p>-35.54073</text:p>
          </table:table-cell>
          <table:table-cell office:value-type="float" office:value="-73.07061">
            <text:p>-73.07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2289">
            <text:p>-36.42289</text:p>
          </table:table-cell>
          <table:table-cell office:value-type="float" office:value="-68.62809">
            <text:p>-68.6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177">
            <text:p>-40.79177</text:p>
          </table:table-cell>
          <table:table-cell office:value-type="float" office:value="-59.38702">
            <text:p>-59.38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0671">
            <text:p>-46.60671</text:p>
          </table:table-cell>
          <table:table-cell office:value-type="float" office:value="-50.33823">
            <text:p>-50.33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7012">
            <text:p>-51.27012</text:p>
          </table:table-cell>
          <table:table-cell office:value-type="float" office:value="-45.60226">
            <text:p>-45.60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521">
            <text:p>-52.35521</text:p>
          </table:table-cell>
          <table:table-cell office:value-type="float" office:value="-45.64165">
            <text:p>-45.64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0149">
            <text:p>-48.30149</text:p>
          </table:table-cell>
          <table:table-cell office:value-type="float" office:value="-49.62752">
            <text:p>-49.6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682">
            <text:p>-38.88682</text:p>
          </table:table-cell>
          <table:table-cell office:value-type="float" office:value="-51.23282">
            <text:p>-51.23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6494">
            <text:p>-25.36494</text:p>
          </table:table-cell>
          <table:table-cell office:value-type="float" office:value="-50.1968">
            <text:p>-50.1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029">
            <text:p>-10.22029</text:p>
          </table:table-cell>
          <table:table-cell office:value-type="float" office:value="-48.52836">
            <text:p>-48.52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9.57246">
            <text:p>-49.5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30154">
            <text:p>-29.30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84058">
            <text:p>-21.84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65149">
            <text:p>-12.6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81145">
            <text:p>-3.081145</text:p>
          </table:table-cell>
          <table:table-cell office:value-type="float" office:value="-10.08818">
            <text:p>-10.08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8325">
            <text:p>-19.98325</text:p>
          </table:table-cell>
          <table:table-cell office:value-type="float" office:value="-9.542212">
            <text:p>-9.542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9998">
            <text:p>-38.29998</text:p>
          </table:table-cell>
          <table:table-cell office:value-type="float" office:value="-9.123414">
            <text:p>-9.123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62846">
            <text:p>-54.62846</text:p>
          </table:table-cell>
          <table:table-cell office:value-type="float" office:value="-19.13997">
            <text:p>-19.13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13335">
            <text:p>-66.13335</text:p>
          </table:table-cell>
          <table:table-cell office:value-type="float" office:value="-33.43278">
            <text:p>-33.43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8378">
            <text:p>-71.18378</text:p>
          </table:table-cell>
          <table:table-cell office:value-type="float" office:value="-47.31819">
            <text:p>-47.31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8286">
            <text:p>-69.68286</text:p>
          </table:table-cell>
          <table:table-cell office:value-type="float" office:value="-59.23052">
            <text:p>-59.23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01513">
            <text:p>-63.01513</text:p>
          </table:table-cell>
          <table:table-cell office:value-type="float" office:value="-67.87986">
            <text:p>-67.87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63499">
            <text:p>-53.63499</text:p>
          </table:table-cell>
          <table:table-cell office:value-type="float" office:value="-72.51482">
            <text:p>-72.51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9553">
            <text:p>-44.39553</text:p>
          </table:table-cell>
          <table:table-cell office:value-type="float" office:value="-70.53082">
            <text:p>-70.53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011">
            <text:p>-37.8011</text:p>
          </table:table-cell>
          <table:table-cell office:value-type="float" office:value="-63.11716">
            <text:p>-63.1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247">
            <text:p>-35.36247</text:p>
          </table:table-cell>
          <table:table-cell office:value-type="float" office:value="-69.4647">
            <text:p>-69.4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2586">
            <text:p>-37.22586</text:p>
          </table:table-cell>
          <table:table-cell office:value-type="float" office:value="-65.76747">
            <text:p>-65.76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6687">
            <text:p>-42.16687</text:p>
          </table:table-cell>
          <table:table-cell office:value-type="float" office:value="-59.36663">
            <text:p>-59.36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651">
            <text:p>-47.94651</text:p>
          </table:table-cell>
          <table:table-cell office:value-type="float" office:value="-53.21148">
            <text:p>-53.21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4098">
            <text:p>-51.94098</text:p>
          </table:table-cell>
          <table:table-cell office:value-type="float" office:value="-48.80161">
            <text:p>-48.80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7602">
            <text:p>-51.87602</text:p>
          </table:table-cell>
          <table:table-cell office:value-type="float" office:value="-47.04174">
            <text:p>-47.04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8345">
            <text:p>-46.48345</text:p>
          </table:table-cell>
          <table:table-cell office:value-type="float" office:value="-48.79173">
            <text:p>-48.79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0141">
            <text:p>-35.90141</text:p>
          </table:table-cell>
          <table:table-cell office:value-type="float" office:value="-50.19329">
            <text:p>-50.19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1952">
            <text:p>-21.71952</text:p>
          </table:table-cell>
          <table:table-cell office:value-type="float" office:value="-48.72352">
            <text:p>-48.72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7193">
            <text:p>-6.647193</text:p>
          </table:table-cell>
          <table:table-cell office:value-type="float" office:value="-42.71007">
            <text:p>-42.71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40153">
            <text:p>-39.40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52357">
            <text:p>-30.52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73041">
            <text:p>-19.73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99237">
            <text:p>-11.9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75527">
            <text:p>-6.875527</text:p>
          </table:table-cell>
          <table:table-cell office:value-type="float" office:value="-8.95199">
            <text:p>-8.95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3583">
            <text:p>-24.43583</text:p>
          </table:table-cell>
          <table:table-cell office:value-type="float" office:value="-7.711619">
            <text:p>-7.71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7425">
            <text:p>-42.57425</text:p>
          </table:table-cell>
          <table:table-cell office:value-type="float" office:value="-11.83381">
            <text:p>-11.8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5408">
            <text:p>-57.95408</text:p>
          </table:table-cell>
          <table:table-cell office:value-type="float" office:value="-23.31021">
            <text:p>-23.31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98436">
            <text:p>-67.98436</text:p>
          </table:table-cell>
          <table:table-cell office:value-type="float" office:value="-37.88895">
            <text:p>-37.8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173">
            <text:p>-71.39173</text:p>
          </table:table-cell>
          <table:table-cell office:value-type="float" office:value="-51.16318">
            <text:p>-51.16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4577">
            <text:p>-68.4577</text:p>
          </table:table-cell>
          <table:table-cell office:value-type="float" office:value="-61.87308">
            <text:p>-61.87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87776">
            <text:p>-60.87776</text:p>
          </table:table-cell>
          <table:table-cell office:value-type="float" office:value="-69.15317">
            <text:p>-69.15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6983">
            <text:p>-51.26983</text:p>
          </table:table-cell>
          <table:table-cell office:value-type="float" office:value="-71.50329">
            <text:p>-71.5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152">
            <text:p>-42.47152</text:p>
          </table:table-cell>
          <table:table-cell office:value-type="float" office:value="-67.79111">
            <text:p>-67.7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9662">
            <text:p>-36.79662</text:p>
          </table:table-cell>
          <table:table-cell office:value-type="float" office:value="-77.89399">
            <text:p>-77.89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481">
            <text:p>-35.44481</text:p>
          </table:table-cell>
          <table:table-cell office:value-type="float" office:value="-70.76608">
            <text:p>-70.7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1589">
            <text:p>-38.21589</text:p>
          </table:table-cell>
          <table:table-cell office:value-type="float" office:value="-61.91999">
            <text:p>-61.91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303">
            <text:p>-43.59303</text:p>
          </table:table-cell>
          <table:table-cell office:value-type="float" office:value="-53.58207">
            <text:p>-53.58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7952">
            <text:p>-49.17952</text:p>
          </table:table-cell>
          <table:table-cell office:value-type="float" office:value="-47.56124">
            <text:p>-47.56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6789">
            <text:p>-52.36789</text:p>
          </table:table-cell>
          <table:table-cell office:value-type="float" office:value="-45.74408">
            <text:p>-45.74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7565">
            <text:p>-51.07565</text:p>
          </table:table-cell>
          <table:table-cell office:value-type="float" office:value="-47.74488">
            <text:p>-47.74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5156">
            <text:p>-44.35156</text:p>
          </table:table-cell>
          <table:table-cell office:value-type="float" office:value="-50.65673">
            <text:p>-50.6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764">
            <text:p>-32.69764</text:p>
          </table:table-cell>
          <table:table-cell office:value-type="float" office:value="-52.08701">
            <text:p>-52.08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2">
            <text:p>-18.02</text:p>
          </table:table-cell>
          <table:table-cell office:value-type="float" office:value="-49.81636">
            <text:p>-49.81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0854">
            <text:p>-3.210854</text:p>
          </table:table-cell>
          <table:table-cell office:value-type="float" office:value="-51.88656">
            <text:p>-51.8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7113">
            <text:p>-43.97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29692">
            <text:p>-30.29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8966">
            <text:p>-16.7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26983">
            <text:p>-9.62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0273">
            <text:p>-10.90273</text:p>
          </table:table-cell>
          <table:table-cell office:value-type="float" office:value="-8.656054">
            <text:p>-8.656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2366">
            <text:p>-28.92366</text:p>
          </table:table-cell>
          <table:table-cell office:value-type="float" office:value="-10.87455">
            <text:p>-10.8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203">
            <text:p>-46.68203</text:p>
          </table:table-cell>
          <table:table-cell office:value-type="float" office:value="-14.78835">
            <text:p>-14.78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95678">
            <text:p>-60.95678</text:p>
          </table:table-cell>
          <table:table-cell office:value-type="float" office:value="-26.85797">
            <text:p>-26.85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43723">
            <text:p>-69.43723</text:p>
          </table:table-cell>
          <table:table-cell office:value-type="float" office:value="-41.09436">
            <text:p>-41.0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1841">
            <text:p>-71.21841</text:p>
          </table:table-cell>
          <table:table-cell office:value-type="float" office:value="-53.72031">
            <text:p>-53.7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5412">
            <text:p>-66.95412</text:p>
          </table:table-cell>
          <table:table-cell office:value-type="float" office:value="-63.69778">
            <text:p>-63.69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6191">
            <text:p>-58.6191</text:p>
          </table:table-cell>
          <table:table-cell office:value-type="float" office:value="-69.90305">
            <text:p>-69.90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5501">
            <text:p>-48.95501</text:p>
          </table:table-cell>
          <table:table-cell office:value-type="float" office:value="-71.51467">
            <text:p>-71.51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3771">
            <text:p>-40.73771</text:p>
          </table:table-cell>
          <table:table-cell office:value-type="float" office:value="-67.69147">
            <text:p>-67.6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393">
            <text:p>-36.05393</text:p>
          </table:table-cell>
          <table:table-cell office:value-type="float" office:value="-58.71632">
            <text:p>-58.71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7696">
            <text:p>-35.77696</text:p>
          </table:table-cell>
          <table:table-cell office:value-type="float" office:value="-64.4543">
            <text:p>-64.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379">
            <text:p>-39.36379</text:p>
          </table:table-cell>
          <table:table-cell office:value-type="float" office:value="-61.12517">
            <text:p>-61.12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289">
            <text:p>-45.03289</text:p>
          </table:table-cell>
          <table:table-cell office:value-type="float" office:value="-54.40474">
            <text:p>-54.40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6839">
            <text:p>-50.26839</text:p>
          </table:table-cell>
          <table:table-cell office:value-type="float" office:value="-49.01858">
            <text:p>-49.0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473">
            <text:p>-52.52473</text:p>
          </table:table-cell>
          <table:table-cell office:value-type="float" office:value="-45.87753">
            <text:p>-45.87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4735">
            <text:p>-49.94735</text:p>
          </table:table-cell>
          <table:table-cell office:value-type="float" office:value="-47.14756">
            <text:p>-47.1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179">
            <text:p>-41.92179</text:p>
          </table:table-cell>
          <table:table-cell office:value-type="float" office:value="-49.14808">
            <text:p>-49.14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1135">
            <text:p>-29.31135</text:p>
          </table:table-cell>
          <table:table-cell office:value-type="float" office:value="-49.82311">
            <text:p>-49.8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036">
            <text:p>-14.31036</text:p>
          </table:table-cell>
          <table:table-cell office:value-type="float" office:value="-46.66392">
            <text:p>-46.6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04015">
            <text:p>-39.0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877">
            <text:p>-25.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0661">
            <text:p>-23.2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5819">
            <text:p>-14.5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8906">
            <text:p>-10.1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189">
            <text:p>-15.1189</text:p>
          </table:table-cell>
          <table:table-cell office:value-type="float" office:value="-8.279247">
            <text:p>-8.279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9514">
            <text:p>-33.39514</text:p>
          </table:table-cell>
          <table:table-cell office:value-type="float" office:value="-8.100187">
            <text:p>-8.100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883">
            <text:p>-50.57883</text:p>
          </table:table-cell>
          <table:table-cell office:value-type="float" office:value="-14.67282">
            <text:p>-14.67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61125">
            <text:p>-63.61125</text:p>
          </table:table-cell>
          <table:table-cell office:value-type="float" office:value="-28.94024">
            <text:p>-28.94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87">
            <text:p>-70.487</text:p>
          </table:table-cell>
          <table:table-cell office:value-type="float" office:value="-43.71594">
            <text:p>-43.71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8188">
            <text:p>-70.68188</text:p>
          </table:table-cell>
          <table:table-cell office:value-type="float" office:value="-56.44059">
            <text:p>-56.44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20612">
            <text:p>-65.20612</text:p>
          </table:table-cell>
          <table:table-cell office:value-type="float" office:value="-66.17197">
            <text:p>-66.1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28238">
            <text:p>-56.28238</text:p>
          </table:table-cell>
          <table:table-cell office:value-type="float" office:value="-71.43834">
            <text:p>-71.4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2942">
            <text:p>-46.72942</text:p>
          </table:table-cell>
          <table:table-cell office:value-type="float" office:value="-71.18851">
            <text:p>-71.18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834">
            <text:p>-39.21834</text:p>
          </table:table-cell>
          <table:table-cell office:value-type="float" office:value="-65.72759">
            <text:p>-65.72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838">
            <text:p>-35.57838</text:p>
          </table:table-cell>
          <table:table-cell office:value-type="float" office:value="-69.66197">
            <text:p>-69.66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64.98656">
            <text:p>-64.98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3811">
            <text:p>-40.63811</text:p>
          </table:table-cell>
          <table:table-cell office:value-type="float" office:value="-56.94701">
            <text:p>-56.94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695">
            <text:p>-46.44695</text:p>
          </table:table-cell>
          <table:table-cell office:value-type="float" office:value="-49.82735">
            <text:p>-49.82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776">
            <text:p>-51.1776</text:p>
          </table:table-cell>
          <table:table-cell office:value-type="float" office:value="-46.16564">
            <text:p>-46.16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9029">
            <text:p>-52.39029</text:p>
          </table:table-cell>
          <table:table-cell office:value-type="float" office:value="-46.32114">
            <text:p>-46.3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9061">
            <text:p>-48.49061</text:p>
          </table:table-cell>
          <table:table-cell office:value-type="float" office:value="-49.24744">
            <text:p>-49.2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62">
            <text:p>-39.2162</text:p>
          </table:table-cell>
          <table:table-cell office:value-type="float" office:value="-51.28363">
            <text:p>-51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7994">
            <text:p>-25.77994</text:p>
          </table:table-cell>
          <table:table-cell office:value-type="float" office:value="-50.64739">
            <text:p>-50.64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934">
            <text:p>-10.63934</text:p>
          </table:table-cell>
          <table:table-cell office:value-type="float" office:value="-45.79556">
            <text:p>-45.7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8.3682">
            <text:p>-48.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15257">
            <text:p>-29.15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11263">
            <text:p>-21.11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27392">
            <text:p>-12.27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043">
            <text:p>-2.66043</text:p>
          </table:table-cell>
          <table:table-cell office:value-type="float" office:value="-9.899999">
            <text:p>-9.89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7393">
            <text:p>-19.47393</text:p>
          </table:table-cell>
          <table:table-cell office:value-type="float" office:value="-6.883646">
            <text:p>-6.883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9824">
            <text:p>-37.79824</text:p>
          </table:table-cell>
          <table:table-cell office:value-type="float" office:value="-7.513216">
            <text:p>-7.513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2545">
            <text:p>-54.22545</text:p>
          </table:table-cell>
          <table:table-cell office:value-type="float" office:value="-18.01834">
            <text:p>-18.01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9452">
            <text:p>-65.89452</text:p>
          </table:table-cell>
          <table:table-cell office:value-type="float" office:value="-32.41881">
            <text:p>-32.41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3462">
            <text:p>-71.13462</text:p>
          </table:table-cell>
          <table:table-cell office:value-type="float" office:value="-46.5192">
            <text:p>-46.5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048">
            <text:p>-69.8048</text:p>
          </table:table-cell>
          <table:table-cell office:value-type="float" office:value="-58.59549">
            <text:p>-58.59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5211">
            <text:p>-63.25211</text:p>
          </table:table-cell>
          <table:table-cell office:value-type="float" office:value="-67.55117">
            <text:p>-67.55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90928">
            <text:p>-53.90928</text:p>
          </table:table-cell>
          <table:table-cell office:value-type="float" office:value="-72.2612">
            <text:p>-72.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2844">
            <text:p>-44.62844</text:p>
          </table:table-cell>
          <table:table-cell office:value-type="float" office:value="-70.70795">
            <text:p>-70.7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3346">
            <text:p>-37.93346</text:p>
          </table:table-cell>
          <table:table-cell office:value-type="float" office:value="-63.52304">
            <text:p>-63.52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959">
            <text:p>-35.36959</text:p>
          </table:table-cell>
          <table:table-cell office:value-type="float" office:value="-68.6254">
            <text:p>-68.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2314">
            <text:p>-37.12314</text:p>
          </table:table-cell>
          <table:table-cell office:value-type="float" office:value="-64.26411">
            <text:p>-64.26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049">
            <text:p>-42.0049</text:p>
          </table:table-cell>
          <table:table-cell office:value-type="float" office:value="-57.29356">
            <text:p>-57.2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665">
            <text:p>-47.79665</text:p>
          </table:table-cell>
          <table:table-cell office:value-type="float" office:value="-51.35979">
            <text:p>-51.35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7547">
            <text:p>-51.87547</text:p>
          </table:table-cell>
          <table:table-cell office:value-type="float" office:value="-47.64261">
            <text:p>-47.64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4753">
            <text:p>-51.94753</text:p>
          </table:table-cell>
          <table:table-cell office:value-type="float" office:value="-46.78585">
            <text:p>-46.7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48">
            <text:p>-46.70948</text:p>
          </table:table-cell>
          <table:table-cell office:value-type="float" office:value="-49.27182">
            <text:p>-49.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576">
            <text:p>-36.2576</text:p>
          </table:table-cell>
          <table:table-cell office:value-type="float" office:value="-50.79049">
            <text:p>-50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4374">
            <text:p>-22.14374</text:p>
          </table:table-cell>
          <table:table-cell office:value-type="float" office:value="-49.20104">
            <text:p>-49.2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53373">
            <text:p>-7.053373</text:p>
          </table:table-cell>
          <table:table-cell office:value-type="float" office:value="-47.04474">
            <text:p>-47.04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19123">
            <text:p>-42.1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24654">
            <text:p>-32.24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4288">
            <text:p>-20.4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0267">
            <text:p>-12.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25007">
            <text:p>-6.425007</text:p>
          </table:table-cell>
          <table:table-cell office:value-type="float" office:value="-9.025303">
            <text:p>-9.025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1932">
            <text:p>-23.91932</text:p>
          </table:table-cell>
          <table:table-cell office:value-type="float" office:value="-7.427612">
            <text:p>-7.427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8879">
            <text:p>-42.08879</text:p>
          </table:table-cell>
          <table:table-cell office:value-type="float" office:value="-12.14616">
            <text:p>-12.1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5863">
            <text:p>-57.5863</text:p>
          </table:table-cell>
          <table:table-cell office:value-type="float" office:value="-23.15527">
            <text:p>-23.1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79096">
            <text:p>-67.79096</text:p>
          </table:table-cell>
          <table:table-cell office:value-type="float" office:value="-37.61819">
            <text:p>-37.61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749">
            <text:p>-71.38749</text:p>
          </table:table-cell>
          <table:table-cell office:value-type="float" office:value="-50.97999">
            <text:p>-50.9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1391">
            <text:p>-68.61391</text:p>
          </table:table-cell>
          <table:table-cell office:value-type="float" office:value="-61.72872">
            <text:p>-61.72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13136">
            <text:p>-61.13136</text:p>
          </table:table-cell>
          <table:table-cell office:value-type="float" office:value="-69.01453">
            <text:p>-69.0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4087">
            <text:p>-51.54087</text:p>
          </table:table-cell>
          <table:table-cell office:value-type="float" office:value="-71.5258">
            <text:p>-71.5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431">
            <text:p>-42.68431</text:p>
          </table:table-cell>
          <table:table-cell office:value-type="float" office:value="-67.98441">
            <text:p>-67.9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9931">
            <text:p>-36.89931</text:p>
          </table:table-cell>
          <table:table-cell office:value-type="float" office:value="-79.1772">
            <text:p>-79.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2232">
            <text:p>-35.42232</text:p>
          </table:table-cell>
          <table:table-cell office:value-type="float" office:value="-71.5339">
            <text:p>-71.5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9303">
            <text:p>-38.09303</text:p>
          </table:table-cell>
          <table:table-cell office:value-type="float" office:value="-62.08434">
            <text:p>-62.0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704">
            <text:p>-43.42704</text:p>
          </table:table-cell>
          <table:table-cell office:value-type="float" office:value="-52.79365">
            <text:p>-52.7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4394">
            <text:p>-49.04394</text:p>
          </table:table-cell>
          <table:table-cell office:value-type="float" office:value="-46.30791">
            <text:p>-46.3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3197">
            <text:p>-52.33197</text:p>
          </table:table-cell>
          <table:table-cell office:value-type="float" office:value="-44.30754">
            <text:p>-44.30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8465">
            <text:p>-51.18465</text:p>
          </table:table-cell>
          <table:table-cell office:value-type="float" office:value="-47.42962">
            <text:p>-47.42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305">
            <text:p>-44.61305</text:p>
          </table:table-cell>
          <table:table-cell office:value-type="float" office:value="-50.86119">
            <text:p>-50.8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7729">
            <text:p>-33.07729</text:p>
          </table:table-cell>
          <table:table-cell office:value-type="float" office:value="-52.55288">
            <text:p>-52.55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4826">
            <text:p>-18.44826</text:p>
          </table:table-cell>
          <table:table-cell office:value-type="float" office:value="-50.71589">
            <text:p>-50.71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8776">
            <text:p>-3.598776</text:p>
          </table:table-cell>
          <table:table-cell office:value-type="float" office:value="-43.72071">
            <text:p>-43.7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84341">
            <text:p>-42.84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12622">
            <text:p>-32.12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59378">
            <text:p>-19.59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3773">
            <text:p>-11.83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2753">
            <text:p>-10.42753</text:p>
          </table:table-cell>
          <table:table-cell office:value-type="float" office:value="-10.01322">
            <text:p>-10.01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058">
            <text:p>-28.4058</text:p>
          </table:table-cell>
          <table:table-cell office:value-type="float" office:value="-11.492">
            <text:p>-11.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806">
            <text:p>-46.21806</text:p>
          </table:table-cell>
          <table:table-cell office:value-type="float" office:value="-13.41536">
            <text:p>-13.4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62762">
            <text:p>-60.62762</text:p>
          </table:table-cell>
          <table:table-cell office:value-type="float" office:value="-25.56362">
            <text:p>-25.5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9016">
            <text:p>-69.29016</text:p>
          </table:table-cell>
          <table:table-cell office:value-type="float" office:value="-40.08933">
            <text:p>-40.08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5734">
            <text:p>-71.25734</text:p>
          </table:table-cell>
          <table:table-cell office:value-type="float" office:value="-52.80701">
            <text:p>-52.80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4076">
            <text:p>-67.14076</text:p>
          </table:table-cell>
          <table:table-cell office:value-type="float" office:value="-62.8264">
            <text:p>-62.8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88449">
            <text:p>-58.88449</text:p>
          </table:table-cell>
          <table:table-cell office:value-type="float" office:value="-69.17949">
            <text:p>-69.17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1824">
            <text:p>-49.21824</text:p>
          </table:table-cell>
          <table:table-cell office:value-type="float" office:value="-70.77797">
            <text:p>-70.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2727">
            <text:p>-40.92727</text:p>
          </table:table-cell>
          <table:table-cell office:value-type="float" office:value="-67.38308">
            <text:p>-67.3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2603">
            <text:p>-36.12603</text:p>
          </table:table-cell>
          <table:table-cell office:value-type="float" office:value="-58.80443">
            <text:p>-58.80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2636">
            <text:p>-35.72636</text:p>
          </table:table-cell>
          <table:table-cell office:value-type="float" office:value="-64.11552">
            <text:p>-64.11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2425">
            <text:p>-39.22425</text:p>
          </table:table-cell>
          <table:table-cell office:value-type="float" office:value="-60.46235">
            <text:p>-60.4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734">
            <text:p>-44.86734</text:p>
          </table:table-cell>
          <table:table-cell office:value-type="float" office:value="-53.98646">
            <text:p>-53.98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5127">
            <text:p>-50.15127</text:p>
          </table:table-cell>
          <table:table-cell office:value-type="float" office:value="-48.71103">
            <text:p>-48.71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113">
            <text:p>-52.52113</text:p>
          </table:table-cell>
          <table:table-cell office:value-type="float" office:value="-45.91921">
            <text:p>-45.91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9433">
            <text:p>-50.09433</text:p>
          </table:table-cell>
          <table:table-cell office:value-type="float" office:value="-47.09964">
            <text:p>-47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669">
            <text:p>-42.21669</text:p>
          </table:table-cell>
          <table:table-cell office:value-type="float" office:value="-49.35223">
            <text:p>-49.35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1027">
            <text:p>-29.71027</text:p>
          </table:table-cell>
          <table:table-cell office:value-type="float" office:value="-50.19982">
            <text:p>-50.1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373">
            <text:p>-14.7373</text:p>
          </table:table-cell>
          <table:table-cell office:value-type="float" office:value="-47.13344">
            <text:p>-47.1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27002">
            <text:p>-0.3227002</text:p>
          </table:table-cell>
          <table:table-cell office:value-type="float" office:value="-39.4136">
            <text:p>-39.4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23137">
            <text:p>-26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03059">
            <text:p>-22.03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34837">
            <text:p>-14.3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78591">
            <text:p>-7.678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2442">
            <text:p>-14.62442</text:p>
          </table:table-cell>
          <table:table-cell office:value-type="float" office:value="-4.879858">
            <text:p>-4.879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8173">
            <text:p>-32.88173</text:p>
          </table:table-cell>
          <table:table-cell office:value-type="float" office:value="-6.623208">
            <text:p>-6.623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412">
            <text:p>-50.1412</text:p>
          </table:table-cell>
          <table:table-cell office:value-type="float" office:value="-14.88111">
            <text:p>-14.88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2357">
            <text:p>-63.32357</text:p>
          </table:table-cell>
          <table:table-cell office:value-type="float" office:value="-28.82728">
            <text:p>-28.8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8647">
            <text:p>-70.38647</text:p>
          </table:table-cell>
          <table:table-cell office:value-type="float" office:value="-43.4363">
            <text:p>-43.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6165">
            <text:p>-70.76165</text:p>
          </table:table-cell>
          <table:table-cell office:value-type="float" office:value="-56.14931">
            <text:p>-56.14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1906">
            <text:p>-65.41906</text:p>
          </table:table-cell>
          <table:table-cell office:value-type="float" office:value="-65.84235">
            <text:p>-65.8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5541">
            <text:p>-56.5541</text:p>
          </table:table-cell>
          <table:table-cell office:value-type="float" office:value="-71.11333">
            <text:p>-71.11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057">
            <text:p>-46.98057</text:p>
          </table:table-cell>
          <table:table-cell office:value-type="float" office:value="-70.90903">
            <text:p>-70.90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168">
            <text:p>-39.38168</text:p>
          </table:table-cell>
          <table:table-cell office:value-type="float" office:value="-65.49524">
            <text:p>-65.4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195">
            <text:p>-35.6195</text:p>
          </table:table-cell>
          <table:table-cell office:value-type="float" office:value="-71.23737">
            <text:p>-71.23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6644">
            <text:p>-36.26644</text:p>
          </table:table-cell>
          <table:table-cell office:value-type="float" office:value="-64.27636">
            <text:p>-64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8602">
            <text:p>-40.48602</text:p>
          </table:table-cell>
          <table:table-cell office:value-type="float" office:value="-55.69397">
            <text:p>-55.69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8666">
            <text:p>-46.28666</text:p>
          </table:table-cell>
          <table:table-cell office:value-type="float" office:value="-48.07331">
            <text:p>-48.07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308">
            <text:p>-51.08308</text:p>
          </table:table-cell>
          <table:table-cell office:value-type="float" office:value="-43.97872">
            <text:p>-43.9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2119">
            <text:p>-52.42119</text:p>
          </table:table-cell>
          <table:table-cell office:value-type="float" office:value="-44.90789">
            <text:p>-44.90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75">
            <text:p>-48.675</text:p>
          </table:table-cell>
          <table:table-cell office:value-type="float" office:value="-48.19646">
            <text:p>-48.19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4116">
            <text:p>-39.54116</text:p>
          </table:table-cell>
          <table:table-cell office:value-type="float" office:value="-51.04636">
            <text:p>-51.04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9267">
            <text:p>-26.19267</text:p>
          </table:table-cell>
          <table:table-cell office:value-type="float" office:value="-51.10759">
            <text:p>-51.1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5861">
            <text:p>-11.05861</text:p>
          </table:table-cell>
          <table:table-cell office:value-type="float" office:value="-46.75374">
            <text:p>-46.75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28962">
            <text:p>-37.2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82559">
            <text:p>-36.82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47733">
            <text:p>-26.4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89464">
            <text:p>-15.89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4357">
            <text:p>-2.244357</text:p>
          </table:table-cell>
          <table:table-cell office:value-type="float" office:value="-12.18248">
            <text:p>-12.18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6655">
            <text:p>-18.96655</text:p>
          </table:table-cell>
          <table:table-cell office:value-type="float" office:value="-7.271085">
            <text:p>-7.271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9604">
            <text:p>-37.29604</text:p>
          </table:table-cell>
          <table:table-cell office:value-type="float" office:value="-7.157768">
            <text:p>-7.157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8195">
            <text:p>-53.8195</text:p>
          </table:table-cell>
          <table:table-cell office:value-type="float" office:value="-17.50007">
            <text:p>-17.50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5065">
            <text:p>-65.65065</text:p>
          </table:table-cell>
          <table:table-cell office:value-type="float" office:value="-31.92282">
            <text:p>-31.9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8032">
            <text:p>-71.08032</text:p>
          </table:table-cell>
          <table:table-cell office:value-type="float" office:value="-46.25698">
            <text:p>-46.25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2232">
            <text:p>-69.92232</text:p>
          </table:table-cell>
          <table:table-cell office:value-type="float" office:value="-58.46241">
            <text:p>-58.46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48616">
            <text:p>-63.48616</text:p>
          </table:table-cell>
          <table:table-cell office:value-type="float" office:value="-67.53522">
            <text:p>-67.53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18304">
            <text:p>-54.18304</text:p>
          </table:table-cell>
          <table:table-cell office:value-type="float" office:value="-72.30936">
            <text:p>-72.30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94">
            <text:p>-44.86294</text:p>
          </table:table-cell>
          <table:table-cell office:value-type="float" office:value="-71.18084">
            <text:p>-71.18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897">
            <text:p>-38.06897</text:p>
          </table:table-cell>
          <table:table-cell office:value-type="float" office:value="-64.00973">
            <text:p>-64.00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016">
            <text:p>-35.38016</text:p>
          </table:table-cell>
          <table:table-cell office:value-type="float" office:value="-68.31709">
            <text:p>-68.31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17">
            <text:p>-37.02317</text:p>
          </table:table-cell>
          <table:table-cell office:value-type="float" office:value="-65.1782">
            <text:p>-65.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436">
            <text:p>-41.84436</text:p>
          </table:table-cell>
          <table:table-cell office:value-type="float" office:value="-57.55604">
            <text:p>-57.55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575">
            <text:p>-47.64575</text:p>
          </table:table-cell>
          <table:table-cell office:value-type="float" office:value="-51.34188">
            <text:p>-51.3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069">
            <text:p>-51.8069</text:p>
          </table:table-cell>
          <table:table-cell office:value-type="float" office:value="-47.46779">
            <text:p>-47.4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1504">
            <text:p>-52.01504</text:p>
          </table:table-cell>
          <table:table-cell office:value-type="float" office:value="-46.73743">
            <text:p>-46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3084">
            <text:p>-46.93084</text:p>
          </table:table-cell>
          <table:table-cell office:value-type="float" office:value="-49.25783">
            <text:p>-49.25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1009">
            <text:p>-36.61009</text:p>
          </table:table-cell>
          <table:table-cell office:value-type="float" office:value="-50.9295">
            <text:p>-50.9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6649">
            <text:p>-22.56649</text:p>
          </table:table-cell>
          <table:table-cell office:value-type="float" office:value="-49.5556">
            <text:p>-49.5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60439">
            <text:p>-7.460439</text:p>
          </table:table-cell>
          <table:table-cell office:value-type="float" office:value="-48.94053">
            <text:p>-48.94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02851">
            <text:p>-43.02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08066">
            <text:p>-32.0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89565">
            <text:p>-19.89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51466">
            <text:p>-12.5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8306">
            <text:p>-5.978306</text:p>
          </table:table-cell>
          <table:table-cell office:value-type="float" office:value="-7.951766">
            <text:p>-7.951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445">
            <text:p>-23.40445</text:p>
          </table:table-cell>
          <table:table-cell office:value-type="float" office:value="-9.208056">
            <text:p>-9.20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222">
            <text:p>-41.60222</text:p>
          </table:table-cell>
          <table:table-cell office:value-type="float" office:value="-10.80066">
            <text:p>-10.8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21466">
            <text:p>-57.21466</text:p>
          </table:table-cell>
          <table:table-cell office:value-type="float" office:value="-22.36285">
            <text:p>-22.3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9269">
            <text:p>-67.59269</text:p>
          </table:table-cell>
          <table:table-cell office:value-type="float" office:value="-37.21423">
            <text:p>-37.21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817">
            <text:p>-71.37817</text:p>
          </table:table-cell>
          <table:table-cell office:value-type="float" office:value="-50.72342">
            <text:p>-50.7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76574">
            <text:p>-68.76574</text:p>
          </table:table-cell>
          <table:table-cell office:value-type="float" office:value="-61.46957">
            <text:p>-61.46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38274">
            <text:p>-61.38274</text:p>
          </table:table-cell>
          <table:table-cell office:value-type="float" office:value="-68.70934">
            <text:p>-68.70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1194">
            <text:p>-51.81194</text:p>
          </table:table-cell>
          <table:table-cell office:value-type="float" office:value="-71.23863">
            <text:p>-71.23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9915">
            <text:p>-42.89915</text:p>
          </table:table-cell>
          <table:table-cell office:value-type="float" office:value="-67.84451">
            <text:p>-67.84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0525">
            <text:p>-37.00525</text:p>
          </table:table-cell>
          <table:table-cell office:value-type="float" office:value="-80.82526">
            <text:p>-80.82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0321">
            <text:p>-35.40321</text:p>
          </table:table-cell>
          <table:table-cell office:value-type="float" office:value="-73.07269">
            <text:p>-73.0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7288">
            <text:p>-37.97288</text:p>
          </table:table-cell>
          <table:table-cell office:value-type="float" office:value="-63.72933">
            <text:p>-63.72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6165">
            <text:p>-43.26165</text:p>
          </table:table-cell>
          <table:table-cell office:value-type="float" office:value="-53.83777">
            <text:p>-53.83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0679">
            <text:p>-48.90679</text:p>
          </table:table-cell>
          <table:table-cell office:value-type="float" office:value="-46.58373">
            <text:p>-46.58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9248">
            <text:p>-52.29248</text:p>
          </table:table-cell>
          <table:table-cell office:value-type="float" office:value="-43.78057">
            <text:p>-43.7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8908">
            <text:p>-51.28908</text:p>
          </table:table-cell>
          <table:table-cell office:value-type="float" office:value="-46.95794">
            <text:p>-46.95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7">
            <text:p>-44.87</text:p>
          </table:table-cell>
          <table:table-cell office:value-type="float" office:value="-50.57151">
            <text:p>-50.5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5444">
            <text:p>-33.45444</text:p>
          </table:table-cell>
          <table:table-cell office:value-type="float" office:value="-52.29092">
            <text:p>-52.29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754">
            <text:p>-18.8754</text:p>
          </table:table-cell>
          <table:table-cell office:value-type="float" office:value="-50.29255">
            <text:p>-50.29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88235">
            <text:p>-3.988235</text:p>
          </table:table-cell>
          <table:table-cell office:value-type="float" office:value="-43.44752">
            <text:p>-43.44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37929">
            <text:p>-42.3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4876">
            <text:p>-31.9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49387">
            <text:p>-19.49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3587">
            <text:p>-11.43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55915">
            <text:p>-9.955915</text:p>
          </table:table-cell>
          <table:table-cell office:value-type="float" office:value="-9.639024">
            <text:p>-9.639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889">
            <text:p>-27.8889</text:p>
          </table:table-cell>
          <table:table-cell office:value-type="float" office:value="-11.2358">
            <text:p>-11.2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5134">
            <text:p>-45.75134</text:p>
          </table:table-cell>
          <table:table-cell office:value-type="float" office:value="-13.33655">
            <text:p>-13.33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29458">
            <text:p>-60.29458</text:p>
          </table:table-cell>
          <table:table-cell office:value-type="float" office:value="-25.1708">
            <text:p>-25.1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13805">
            <text:p>-69.13805</text:p>
          </table:table-cell>
          <table:table-cell office:value-type="float" office:value="-39.5637">
            <text:p>-39.5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9139">
            <text:p>-71.29139</text:p>
          </table:table-cell>
          <table:table-cell office:value-type="float" office:value="-52.52015">
            <text:p>-52.52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2371">
            <text:p>-67.32371</text:p>
          </table:table-cell>
          <table:table-cell office:value-type="float" office:value="-62.87515">
            <text:p>-62.87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1482">
            <text:p>-59.1482</text:p>
          </table:table-cell>
          <table:table-cell office:value-type="float" office:value="-69.26754">
            <text:p>-69.26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826">
            <text:p>-49.4826</text:p>
          </table:table-cell>
          <table:table-cell office:value-type="float" office:value="-70.80376">
            <text:p>-70.8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924">
            <text:p>-41.11924</text:p>
          </table:table-cell>
          <table:table-cell office:value-type="float" office:value="-67.26697">
            <text:p>-67.2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153">
            <text:p>-36.20153</text:p>
          </table:table-cell>
          <table:table-cell office:value-type="float" office:value="-58.45699">
            <text:p>-58.4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789">
            <text:p>-35.6789</text:p>
          </table:table-cell>
          <table:table-cell office:value-type="float" office:value="-64.1518">
            <text:p>-64.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8673">
            <text:p>-39.08673</text:p>
          </table:table-cell>
          <table:table-cell office:value-type="float" office:value="-59.89182">
            <text:p>-59.89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0186">
            <text:p>-44.70186</text:p>
          </table:table-cell>
          <table:table-cell office:value-type="float" office:value="-52.97403">
            <text:p>-52.97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3181">
            <text:p>-50.03181</text:p>
          </table:table-cell>
          <table:table-cell office:value-type="float" office:value="-47.05535">
            <text:p>-47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37">
            <text:p>-52.5137</text:p>
          </table:table-cell>
          <table:table-cell office:value-type="float" office:value="-43.84425">
            <text:p>-43.8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3662">
            <text:p>-50.23662</text:p>
          </table:table-cell>
          <table:table-cell office:value-type="float" office:value="-46.2664">
            <text:p>-46.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785">
            <text:p>-42.50785</text:p>
          </table:table-cell>
          <table:table-cell office:value-type="float" office:value="-49.27602">
            <text:p>-49.2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0635">
            <text:p>-30.10635</text:p>
          </table:table-cell>
          <table:table-cell office:value-type="float" office:value="-50.36069">
            <text:p>-50.36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6375">
            <text:p>-15.16375</text:p>
          </table:table-cell>
          <table:table-cell office:value-type="float" office:value="-47.4431">
            <text:p>-47.4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00892">
            <text:p>-0.6900892</text:p>
          </table:table-cell>
          <table:table-cell office:value-type="float" office:value="-39.79136">
            <text:p>-39.79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69398">
            <text:p>-26.69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00204">
            <text:p>-24.00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9728">
            <text:p>-14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94364">
            <text:p>-9.69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295">
            <text:p>-14.13295</text:p>
          </table:table-cell>
          <table:table-cell office:value-type="float" office:value="-8.252523">
            <text:p>-8.252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675">
            <text:p>-32.3675</text:p>
          </table:table-cell>
          <table:table-cell office:value-type="float" office:value="-9.027349">
            <text:p>-9.02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0124">
            <text:p>-49.70124</text:p>
          </table:table-cell>
          <table:table-cell office:value-type="float" office:value="-14.14299">
            <text:p>-14.1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03161">
            <text:p>-63.03161</text:p>
          </table:table-cell>
          <table:table-cell office:value-type="float" office:value="-28.2103">
            <text:p>-28.2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8059">
            <text:p>-70.28059</text:p>
          </table:table-cell>
          <table:table-cell office:value-type="float" office:value="-43.05952">
            <text:p>-43.0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3668">
            <text:p>-70.83668</text:p>
          </table:table-cell>
          <table:table-cell office:value-type="float" office:value="-55.89193">
            <text:p>-55.89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2873">
            <text:p>-65.62873</text:p>
          </table:table-cell>
          <table:table-cell office:value-type="float" office:value="-65.67257">
            <text:p>-65.67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82585">
            <text:p>-56.82585</text:p>
          </table:table-cell>
          <table:table-cell office:value-type="float" office:value="-71.17499">
            <text:p>-71.17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75">
            <text:p>-47.23275</text:p>
          </table:table-cell>
          <table:table-cell office:value-type="float" office:value="-71.2155">
            <text:p>-71.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481">
            <text:p>-39.5481</text:p>
          </table:table-cell>
          <table:table-cell office:value-type="float" office:value="-65.88476">
            <text:p>-65.88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426">
            <text:p>-35.66426</text:p>
          </table:table-cell>
          <table:table-cell office:value-type="float" office:value="-55.82722">
            <text:p>-55.82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9281">
            <text:p>-36.19281</text:p>
          </table:table-cell>
          <table:table-cell office:value-type="float" office:value="-61.31597">
            <text:p>-61.31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352">
            <text:p>-40.3352</text:p>
          </table:table-cell>
          <table:table-cell office:value-type="float" office:value="-56.09544">
            <text:p>-56.09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524">
            <text:p>-46.12524</text:p>
          </table:table-cell>
          <table:table-cell office:value-type="float" office:value="-49.58121">
            <text:p>-49.58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8619">
            <text:p>-50.98619</text:p>
          </table:table-cell>
          <table:table-cell office:value-type="float" office:value="-44.79368">
            <text:p>-44.7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4802">
            <text:p>-52.44802</text:p>
          </table:table-cell>
          <table:table-cell office:value-type="float" office:value="-44.27115">
            <text:p>-44.27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5546">
            <text:p>-48.85546</text:p>
          </table:table-cell>
          <table:table-cell office:value-type="float" office:value="-47.80196">
            <text:p>-47.80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6307">
            <text:p>-39.86307</text:p>
          </table:table-cell>
          <table:table-cell office:value-type="float" office:value="-50.78547">
            <text:p>-50.7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0458">
            <text:p>-26.60458</text:p>
          </table:table-cell>
          <table:table-cell office:value-type="float" office:value="-51.29463">
            <text:p>-51.29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7911">
            <text:p>-11.47911</text:p>
          </table:table-cell>
          <table:table-cell office:value-type="float" office:value="-47.36129">
            <text:p>-47.36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86961">
            <text:p>-37.8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86161">
            <text:p>-35.86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33283">
            <text:p>-26.33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7621">
            <text:p>-15.97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1505">
            <text:p>-1.831505</text:p>
          </table:table-cell>
          <table:table-cell office:value-type="float" office:value="-12.0075">
            <text:p>-12.0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608">
            <text:p>-18.4608</text:p>
          </table:table-cell>
          <table:table-cell office:value-type="float" office:value="-7.318771">
            <text:p>-7.318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92">
            <text:p>-36.792</text:p>
          </table:table-cell>
          <table:table-cell office:value-type="float" office:value="-7.170611">
            <text:p>-7.17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40933">
            <text:p>-53.40933</text:p>
          </table:table-cell>
          <table:table-cell office:value-type="float" office:value="-17.38759">
            <text:p>-17.3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0207">
            <text:p>-65.40207</text:p>
          </table:table-cell>
          <table:table-cell office:value-type="float" office:value="-31.80816">
            <text:p>-31.8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2041">
            <text:p>-71.02041</text:p>
          </table:table-cell>
          <table:table-cell office:value-type="float" office:value="-46.12857">
            <text:p>-46.1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3616">
            <text:p>-70.03616</text:p>
          </table:table-cell>
          <table:table-cell office:value-type="float" office:value="-58.42443">
            <text:p>-58.4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71815">
            <text:p>-63.71815</text:p>
          </table:table-cell>
          <table:table-cell office:value-type="float" office:value="-67.67513">
            <text:p>-67.67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567">
            <text:p>-54.4567</text:p>
          </table:table-cell>
          <table:table-cell office:value-type="float" office:value="-72.5711">
            <text:p>-72.5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0001">
            <text:p>-45.10001</text:p>
          </table:table-cell>
          <table:table-cell office:value-type="float" office:value="-71.54719">
            <text:p>-7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0768">
            <text:p>-38.20768</text:p>
          </table:table-cell>
          <table:table-cell office:value-type="float" office:value="-64.40772">
            <text:p>-64.4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441">
            <text:p>-35.39441</text:p>
          </table:table-cell>
          <table:table-cell office:value-type="float" office:value="-69.31335">
            <text:p>-69.31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27">
            <text:p>-36.92527</text:p>
          </table:table-cell>
          <table:table-cell office:value-type="float" office:value="-65.05087">
            <text:p>-65.0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8427">
            <text:p>-41.68427</text:p>
          </table:table-cell>
          <table:table-cell office:value-type="float" office:value="-58.3279">
            <text:p>-58.3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93">
            <text:p>-47.49393</text:p>
          </table:table-cell>
          <table:table-cell office:value-type="float" office:value="-52.44636">
            <text:p>-52.44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346">
            <text:p>-51.7346</text:p>
          </table:table-cell>
          <table:table-cell office:value-type="float" office:value="-48.79932">
            <text:p>-48.79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7791">
            <text:p>-52.07791</text:p>
          </table:table-cell>
          <table:table-cell office:value-type="float" office:value="-48.00715">
            <text:p>-48.00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837">
            <text:p>-47.14837</text:p>
          </table:table-cell>
          <table:table-cell office:value-type="float" office:value="-49.22988">
            <text:p>-49.22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6002">
            <text:p>-36.96002</text:p>
          </table:table-cell>
          <table:table-cell office:value-type="float" office:value="-50.66115">
            <text:p>-50.6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813">
            <text:p>-22.98813</text:p>
          </table:table-cell>
          <table:table-cell office:value-type="float" office:value="-49.21634">
            <text:p>-49.2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34">
            <text:p>-7.86934</text:p>
          </table:table-cell>
          <table:table-cell office:value-type="float" office:value="-47.17596">
            <text:p>-47.1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02603">
            <text:p>-43.02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64687">
            <text:p>-33.6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95564">
            <text:p>-20.9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3074">
            <text:p>-12.03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35164">
            <text:p>-5.535164</text:p>
          </table:table-cell>
          <table:table-cell office:value-type="float" office:value="-6.782551">
            <text:p>-6.7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982">
            <text:p>-22.88982</text:p>
          </table:table-cell>
          <table:table-cell office:value-type="float" office:value="-6.171236">
            <text:p>-6.1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293">
            <text:p>-41.11293</text:p>
          </table:table-cell>
          <table:table-cell office:value-type="float" office:value="-10.03262">
            <text:p>-10.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83926">
            <text:p>-56.83926</text:p>
          </table:table-cell>
          <table:table-cell office:value-type="float" office:value="-21.62173">
            <text:p>-21.62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8876">
            <text:p>-67.38876</text:p>
          </table:table-cell>
          <table:table-cell office:value-type="float" office:value="-36.19584">
            <text:p>-36.1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6404">
            <text:p>-71.36404</text:p>
          </table:table-cell>
          <table:table-cell office:value-type="float" office:value="-49.80106">
            <text:p>-49.8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1405">
            <text:p>-68.91405</text:p>
          </table:table-cell>
          <table:table-cell office:value-type="float" office:value="-60.74176">
            <text:p>-60.74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63221">
            <text:p>-61.63221</text:p>
          </table:table-cell>
          <table:table-cell office:value-type="float" office:value="-68.27071">
            <text:p>-68.27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8423">
            <text:p>-52.08423</text:p>
          </table:table-cell>
          <table:table-cell office:value-type="float" office:value="-71.05527">
            <text:p>-71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39">
            <text:p>-43.11639</text:p>
          </table:table-cell>
          <table:table-cell office:value-type="float" office:value="-67.80392">
            <text:p>-67.8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1476">
            <text:p>-37.11476</text:p>
          </table:table-cell>
          <table:table-cell office:value-type="float" office:value="-59.24158">
            <text:p>-59.24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721">
            <text:p>-35.38721</text:p>
          </table:table-cell>
          <table:table-cell office:value-type="float" office:value="-69.65092">
            <text:p>-69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5463">
            <text:p>-37.85463</text:p>
          </table:table-cell>
          <table:table-cell office:value-type="float" office:value="-64.4132">
            <text:p>-64.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9692">
            <text:p>-43.09692</text:p>
          </table:table-cell>
          <table:table-cell office:value-type="float" office:value="-55.8298">
            <text:p>-55.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6714">
            <text:p>-48.76714</text:p>
          </table:table-cell>
          <table:table-cell office:value-type="float" office:value="-47.58096">
            <text:p>-47.58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5008">
            <text:p>-52.25008</text:p>
          </table:table-cell>
          <table:table-cell office:value-type="float" office:value="-42.85484">
            <text:p>-42.85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8957">
            <text:p>-51.38957</text:p>
          </table:table-cell>
          <table:table-cell office:value-type="float" office:value="-46.48787">
            <text:p>-46.48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311">
            <text:p>-45.12311</text:p>
          </table:table-cell>
          <table:table-cell office:value-type="float" office:value="-50.17656">
            <text:p>-50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2774">
            <text:p>-33.82774</text:p>
          </table:table-cell>
          <table:table-cell office:value-type="float" office:value="-52.05721">
            <text:p>-52.05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25">
            <text:p>-19.3025</text:p>
          </table:table-cell>
          <table:table-cell office:value-type="float" office:value="-50.22629">
            <text:p>-50.2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80709">
            <text:p>-4.380709</text:p>
          </table:table-cell>
          <table:table-cell office:value-type="float" office:value="-43.43463">
            <text:p>-43.43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54916">
            <text:p>-40.54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46396">
            <text:p>-30.4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301">
            <text:p>-18.0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76321">
            <text:p>-9.97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86604">
            <text:p>-9.486604</text:p>
          </table:table-cell>
          <table:table-cell office:value-type="float" office:value="-8.0619">
            <text:p>-8.0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7122">
            <text:p>-27.37122</text:p>
          </table:table-cell>
          <table:table-cell office:value-type="float" office:value="-9.287386">
            <text:p>-9.287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8357">
            <text:p>-45.28357</text:p>
          </table:table-cell>
          <table:table-cell office:value-type="float" office:value="-11.66959">
            <text:p>-11.6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95657">
            <text:p>-59.95657</text:p>
          </table:table-cell>
          <table:table-cell office:value-type="float" office:value="-24.22176">
            <text:p>-24.2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98063">
            <text:p>-68.98063</text:p>
          </table:table-cell>
          <table:table-cell office:value-type="float" office:value="-38.90173">
            <text:p>-38.9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2009">
            <text:p>-71.32009</text:p>
          </table:table-cell>
          <table:table-cell office:value-type="float" office:value="-52.10021">
            <text:p>-52.10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0305">
            <text:p>-67.50305</text:p>
          </table:table-cell>
          <table:table-cell office:value-type="float" office:value="-62.47034">
            <text:p>-62.4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41147">
            <text:p>-59.41147</text:p>
          </table:table-cell>
          <table:table-cell office:value-type="float" office:value="-69.0209">
            <text:p>-69.0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4682">
            <text:p>-49.74682</text:p>
          </table:table-cell>
          <table:table-cell office:value-type="float" office:value="-70.77397">
            <text:p>-70.77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1402">
            <text:p>-41.31402</text:p>
          </table:table-cell>
          <table:table-cell office:value-type="float" office:value="-67.82223">
            <text:p>-67.82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059">
            <text:p>-36.28059</text:p>
          </table:table-cell>
          <table:table-cell office:value-type="float" office:value="-59.37554">
            <text:p>-59.37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3503">
            <text:p>-35.63503</text:p>
          </table:table-cell>
          <table:table-cell office:value-type="float" office:value="-64.87462">
            <text:p>-64.87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132">
            <text:p>-38.95132</text:p>
          </table:table-cell>
          <table:table-cell office:value-type="float" office:value="-61.65491">
            <text:p>-61.6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3544">
            <text:p>-44.53544</text:p>
          </table:table-cell>
          <table:table-cell office:value-type="float" office:value="-53.74244">
            <text:p>-53.74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1101">
            <text:p>-49.91101</text:p>
          </table:table-cell>
          <table:table-cell office:value-type="float" office:value="-47.43758">
            <text:p>-47.4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287">
            <text:p>-52.50287</text:p>
          </table:table-cell>
          <table:table-cell office:value-type="float" office:value="-44.78662">
            <text:p>-44.78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7444">
            <text:p>-50.37444</text:p>
          </table:table-cell>
          <table:table-cell office:value-type="float" office:value="-46.83803">
            <text:p>-46.83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9438">
            <text:p>-42.79438</text:p>
          </table:table-cell>
          <table:table-cell office:value-type="float" office:value="-49.36714">
            <text:p>-49.36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0066">
            <text:p>-30.50066</text:p>
          </table:table-cell>
          <table:table-cell office:value-type="float" office:value="-50.55752">
            <text:p>-50.55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9128">
            <text:p>-15.59128</text:p>
          </table:table-cell>
          <table:table-cell office:value-type="float" office:value="-47.87703">
            <text:p>-47.87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8895">
            <text:p>-1.058895</text:p>
          </table:table-cell>
          <table:table-cell office:value-type="float" office:value="-40.45266">
            <text:p>-40.45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44748">
            <text:p>-27.44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55438">
            <text:p>-23.5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346">
            <text:p>-14.6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70112">
            <text:p>-7.770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4277">
            <text:p>-13.64277</text:p>
          </table:table-cell>
          <table:table-cell office:value-type="float" office:value="-5.065813">
            <text:p>-5.065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5437">
            <text:p>-31.85437</text:p>
          </table:table-cell>
          <table:table-cell office:value-type="float" office:value="-6.349558">
            <text:p>-6.34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5767">
            <text:p>-49.25767</text:p>
          </table:table-cell>
          <table:table-cell office:value-type="float" office:value="-14.67976">
            <text:p>-14.67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73455">
            <text:p>-62.73455</text:p>
          </table:table-cell>
          <table:table-cell office:value-type="float" office:value="-28.31601">
            <text:p>-28.3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16946">
            <text:p>-70.16946</text:p>
          </table:table-cell>
          <table:table-cell office:value-type="float" office:value="-42.8908">
            <text:p>-42.8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068">
            <text:p>-70.9068</text:p>
          </table:table-cell>
          <table:table-cell office:value-type="float" office:value="-55.6483">
            <text:p>-55.6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3622">
            <text:p>-65.83622</text:p>
          </table:table-cell>
          <table:table-cell office:value-type="float" office:value="-65.4166">
            <text:p>-65.4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09569">
            <text:p>-57.09569</text:p>
          </table:table-cell>
          <table:table-cell office:value-type="float" office:value="-70.87048">
            <text:p>-70.87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8644">
            <text:p>-47.48644</text:p>
          </table:table-cell>
          <table:table-cell office:value-type="float" office:value="-70.98087">
            <text:p>-70.98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789">
            <text:p>-39.71789</text:p>
          </table:table-cell>
          <table:table-cell office:value-type="float" office:value="-65.49645">
            <text:p>-65.49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1254">
            <text:p>-35.71254</text:p>
          </table:table-cell>
          <table:table-cell office:value-type="float" office:value="-72.72927">
            <text:p>-72.7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2234">
            <text:p>-36.12234</text:p>
          </table:table-cell>
          <table:table-cell office:value-type="float" office:value="-57.06396">
            <text:p>-57.0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506">
            <text:p>-40.18506</text:p>
          </table:table-cell>
          <table:table-cell office:value-type="float" office:value="-51.17">
            <text:p>-51.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6416">
            <text:p>-45.96416</text:p>
          </table:table-cell>
          <table:table-cell office:value-type="float" office:value="-44.6491">
            <text:p>-44.6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8619">
            <text:p>-50.88619</text:p>
          </table:table-cell>
          <table:table-cell office:value-type="float" office:value="-41.65852">
            <text:p>-41.65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7044">
            <text:p>-52.47044</text:p>
          </table:table-cell>
          <table:table-cell office:value-type="float" office:value="-44.47815">
            <text:p>-44.4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3122">
            <text:p>-49.03122</text:p>
          </table:table-cell>
          <table:table-cell office:value-type="float" office:value="-47.85471">
            <text:p>-47.85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122">
            <text:p>-40.18122</text:p>
          </table:table-cell>
          <table:table-cell office:value-type="float" office:value="-51.444">
            <text:p>-51.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1435">
            <text:p>-27.01435</text:p>
          </table:table-cell>
          <table:table-cell office:value-type="float" office:value="-51.94407">
            <text:p>-51.94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043">
            <text:p>-11.90043</text:p>
          </table:table-cell>
          <table:table-cell office:value-type="float" office:value="-47.95547">
            <text:p>-47.95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3749">
            <text:p>-38.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82383">
            <text:p>-36.82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903">
            <text:p>-26.9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222">
            <text:p>-17.19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3095">
            <text:p>-1.423095</text:p>
          </table:table-cell>
          <table:table-cell office:value-type="float" office:value="-12.41721">
            <text:p>-12.41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5641">
            <text:p>-17.95641</text:p>
          </table:table-cell>
          <table:table-cell office:value-type="float" office:value="-7.249955">
            <text:p>-7.249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8">
            <text:p>-36.28698</text:p>
          </table:table-cell>
          <table:table-cell office:value-type="float" office:value="-6.981457">
            <text:p>-6.981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9592">
            <text:p>-52.99592</text:p>
          </table:table-cell>
          <table:table-cell office:value-type="float" office:value="-17.02833">
            <text:p>-17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1484">
            <text:p>-65.1484</text:p>
          </table:table-cell>
          <table:table-cell office:value-type="float" office:value="-31.38199">
            <text:p>-31.38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5559">
            <text:p>-70.95559</text:p>
          </table:table-cell>
          <table:table-cell office:value-type="float" office:value="-45.77134">
            <text:p>-45.77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14521">
            <text:p>-70.14521</text:p>
          </table:table-cell>
          <table:table-cell office:value-type="float" office:value="-58.13164">
            <text:p>-58.13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9478">
            <text:p>-63.9478</text:p>
          </table:table-cell>
          <table:table-cell office:value-type="float" office:value="-67.17868">
            <text:p>-67.17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73042">
            <text:p>-54.73042</text:p>
          </table:table-cell>
          <table:table-cell office:value-type="float" office:value="-72.14728">
            <text:p>-72.14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855">
            <text:p>-45.33855</text:p>
          </table:table-cell>
          <table:table-cell office:value-type="float" office:value="-71.14319">
            <text:p>-71.1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4967">
            <text:p>-38.34967</text:p>
          </table:table-cell>
          <table:table-cell office:value-type="float" office:value="-64.36382">
            <text:p>-64.36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1196">
            <text:p>-35.41196</text:p>
          </table:table-cell>
          <table:table-cell office:value-type="float" office:value="-69.36709">
            <text:p>-69.36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3046">
            <text:p>-36.83046</text:p>
          </table:table-cell>
          <table:table-cell office:value-type="float" office:value="-65.12581">
            <text:p>-65.1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2503">
            <text:p>-41.52503</text:p>
          </table:table-cell>
          <table:table-cell office:value-type="float" office:value="-58.55332">
            <text:p>-58.55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4048">
            <text:p>-47.34048</text:p>
          </table:table-cell>
          <table:table-cell office:value-type="float" office:value="-52.36024">
            <text:p>-52.3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5974">
            <text:p>-51.65974</text:p>
          </table:table-cell>
          <table:table-cell office:value-type="float" office:value="-48.79073">
            <text:p>-48.79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3655">
            <text:p>-52.13655</text:p>
          </table:table-cell>
          <table:table-cell office:value-type="float" office:value="-47.83639">
            <text:p>-47.83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132">
            <text:p>-47.36132</text:p>
          </table:table-cell>
          <table:table-cell office:value-type="float" office:value="-49.20661">
            <text:p>-49.2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0647">
            <text:p>-37.30647</text:p>
          </table:table-cell>
          <table:table-cell office:value-type="float" office:value="-50.67472">
            <text:p>-50.67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883">
            <text:p>-23.40883</text:p>
          </table:table-cell>
          <table:table-cell office:value-type="float" office:value="-49.54215">
            <text:p>-49.54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9702">
            <text:p>-8.279702</text:p>
          </table:table-cell>
          <table:table-cell office:value-type="float" office:value="-52.13516">
            <text:p>-52.13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2894">
            <text:p>-37.3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26874">
            <text:p>-29.26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2236">
            <text:p>-18.02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4083">
            <text:p>-10.8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95327">
            <text:p>-5.095327</text:p>
          </table:table-cell>
          <table:table-cell office:value-type="float" office:value="-7.254553">
            <text:p>-7.254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7624">
            <text:p>-22.37624</text:p>
          </table:table-cell>
          <table:table-cell office:value-type="float" office:value="-7.292048">
            <text:p>-7.292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229">
            <text:p>-40.62229</text:p>
          </table:table-cell>
          <table:table-cell office:value-type="float" office:value="-10.72543">
            <text:p>-10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45971">
            <text:p>-56.45971</text:p>
          </table:table-cell>
          <table:table-cell office:value-type="float" office:value="-21.81954">
            <text:p>-21.8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7998">
            <text:p>-67.17998</text:p>
          </table:table-cell>
          <table:table-cell office:value-type="float" office:value="-36.08705">
            <text:p>-36.08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4448">
            <text:p>-71.34448</text:p>
          </table:table-cell>
          <table:table-cell office:value-type="float" office:value="-49.61139">
            <text:p>-49.61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5851">
            <text:p>-69.05851</text:p>
          </table:table-cell>
          <table:table-cell office:value-type="float" office:value="-60.82825">
            <text:p>-60.82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88007">
            <text:p>-61.88007</text:p>
          </table:table-cell>
          <table:table-cell office:value-type="float" office:value="-68.52402">
            <text:p>-68.52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634">
            <text:p>-52.35634</text:p>
          </table:table-cell>
          <table:table-cell office:value-type="float" office:value="-71.49203">
            <text:p>-71.4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3604">
            <text:p>-43.33604</text:p>
          </table:table-cell>
          <table:table-cell office:value-type="float" office:value="-68.40678">
            <text:p>-68.4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2759">
            <text:p>-37.22759</text:p>
          </table:table-cell>
          <table:table-cell office:value-type="float" office:value="-60.33449">
            <text:p>-60.33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484">
            <text:p>-35.37484</text:p>
          </table:table-cell>
          <table:table-cell office:value-type="float" office:value="-69.87632">
            <text:p>-69.8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386">
            <text:p>-37.7386</text:p>
          </table:table-cell>
          <table:table-cell office:value-type="float" office:value="-61.64909">
            <text:p>-61.64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3217">
            <text:p>-42.93217</text:p>
          </table:table-cell>
          <table:table-cell office:value-type="float" office:value="-53.84532">
            <text:p>-53.84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2645">
            <text:p>-48.62645</text:p>
          </table:table-cell>
          <table:table-cell office:value-type="float" office:value="-46.30442">
            <text:p>-46.30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0371">
            <text:p>-52.20371</text:p>
          </table:table-cell>
          <table:table-cell office:value-type="float" office:value="-42.61411">
            <text:p>-42.6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8533">
            <text:p>-51.48533</text:p>
          </table:table-cell>
          <table:table-cell office:value-type="float" office:value="-45.98083">
            <text:p>-45.9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01">
            <text:p>-45.37201</text:p>
          </table:table-cell>
          <table:table-cell office:value-type="float" office:value="-50.18201">
            <text:p>-50.18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9895">
            <text:p>-34.19895</text:p>
          </table:table-cell>
          <table:table-cell office:value-type="float" office:value="-52.40675">
            <text:p>-52.40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905">
            <text:p>-19.72905</text:p>
          </table:table-cell>
          <table:table-cell office:value-type="float" office:value="-50.90244">
            <text:p>-50.90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4697">
            <text:p>-4.774697</text:p>
          </table:table-cell>
          <table:table-cell office:value-type="float" office:value="-44.30461">
            <text:p>-44.3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78942">
            <text:p>-41.78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1873">
            <text:p>-31.1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7132">
            <text:p>-18.47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7">
            <text:p>-10.1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20338">
            <text:p>-9.020338</text:p>
          </table:table-cell>
          <table:table-cell office:value-type="float" office:value="-8.104549">
            <text:p>-8.10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27">
            <text:p>-26.85427</text:p>
          </table:table-cell>
          <table:table-cell office:value-type="float" office:value="-10.00838">
            <text:p>-10.0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1261">
            <text:p>-44.81261</text:p>
          </table:table-cell>
          <table:table-cell office:value-type="float" office:value="-11.32957">
            <text:p>-11.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61445">
            <text:p>-59.61445</text:p>
          </table:table-cell>
          <table:table-cell office:value-type="float" office:value="-23.33494">
            <text:p>-23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1783">
            <text:p>-68.81783</text:p>
          </table:table-cell>
          <table:table-cell office:value-type="float" office:value="-38.40157">
            <text:p>-38.40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4428">
            <text:p>-71.34428</text:p>
          </table:table-cell>
          <table:table-cell office:value-type="float" office:value="-52.17022">
            <text:p>-52.17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67924">
            <text:p>-67.67924</text:p>
          </table:table-cell>
          <table:table-cell office:value-type="float" office:value="-62.97105">
            <text:p>-62.97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67278">
            <text:p>-59.67278</text:p>
          </table:table-cell>
          <table:table-cell office:value-type="float" office:value="-69.79986">
            <text:p>-69.7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1268">
            <text:p>-50.01268</text:p>
          </table:table-cell>
          <table:table-cell office:value-type="float" office:value="-72.2274">
            <text:p>-72.2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5">
            <text:p>-41.5115</text:p>
          </table:table-cell>
          <table:table-cell office:value-type="float" office:value="-68.61057">
            <text:p>-68.61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6315">
            <text:p>-36.36315</text:p>
          </table:table-cell>
          <table:table-cell office:value-type="float" office:value="-59.67202">
            <text:p>-59.67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9402">
            <text:p>-35.59402</text:p>
          </table:table-cell>
          <table:table-cell office:value-type="float" office:value="-65.32806">
            <text:p>-65.32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1741">
            <text:p>-38.81741</text:p>
          </table:table-cell>
          <table:table-cell office:value-type="float" office:value="-61.93006">
            <text:p>-61.9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959">
            <text:p>-44.36959</text:p>
          </table:table-cell>
          <table:table-cell office:value-type="float" office:value="-54.91869">
            <text:p>-54.91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8598">
            <text:p>-49.78598</text:p>
          </table:table-cell>
          <table:table-cell office:value-type="float" office:value="-49.56303">
            <text:p>-49.56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786">
            <text:p>-52.48786</text:p>
          </table:table-cell>
          <table:table-cell office:value-type="float" office:value="-46.95606">
            <text:p>-46.95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0798">
            <text:p>-50.50798</text:p>
          </table:table-cell>
          <table:table-cell office:value-type="float" office:value="-47.43679">
            <text:p>-47.43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79">
            <text:p>-43.0779</text:p>
          </table:table-cell>
          <table:table-cell office:value-type="float" office:value="-49.8947">
            <text:p>-49.8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9258">
            <text:p>-30.89258</text:p>
          </table:table-cell>
          <table:table-cell office:value-type="float" office:value="-50.78088">
            <text:p>-50.7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1836">
            <text:p>-16.01836</text:p>
          </table:table-cell>
          <table:table-cell office:value-type="float" office:value="-48.02166">
            <text:p>-48.0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605">
            <text:p>-1.432605</text:p>
          </table:table-cell>
          <table:table-cell office:value-type="float" office:value="-40.74194">
            <text:p>-40.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0989">
            <text:p>-37.30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10432">
            <text:p>-28.10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57624">
            <text:p>-16.57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1048">
            <text:p>-8.251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538">
            <text:p>-13.15538</text:p>
          </table:table-cell>
          <table:table-cell office:value-type="float" office:value="-4.974372">
            <text:p>-4.97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45">
            <text:p>-31.33845</text:p>
          </table:table-cell>
          <table:table-cell office:value-type="float" office:value="-6.69407">
            <text:p>-6.69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1136">
            <text:p>-48.81136</text:p>
          </table:table-cell>
          <table:table-cell office:value-type="float" office:value="-14.18355">
            <text:p>-14.18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43289">
            <text:p>-62.43289</text:p>
          </table:table-cell>
          <table:table-cell office:value-type="float" office:value="-28.17833">
            <text:p>-2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5334">
            <text:p>-70.05334</text:p>
          </table:table-cell>
          <table:table-cell office:value-type="float" office:value="-42.85175">
            <text:p>-42.8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9726">
            <text:p>-70.9726</text:p>
          </table:table-cell>
          <table:table-cell office:value-type="float" office:value="-55.64103">
            <text:p>-55.64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4012">
            <text:p>-66.04012</text:p>
          </table:table-cell>
          <table:table-cell office:value-type="float" office:value="-65.47197">
            <text:p>-65.4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36702">
            <text:p>-57.36702</text:p>
          </table:table-cell>
          <table:table-cell office:value-type="float" office:value="-71.07155">
            <text:p>-71.07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166">
            <text:p>-47.74166</text:p>
          </table:table-cell>
          <table:table-cell office:value-type="float" office:value="-71.15363">
            <text:p>-71.15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9042">
            <text:p>-39.89042</text:p>
          </table:table-cell>
          <table:table-cell office:value-type="float" office:value="-66.1244">
            <text:p>-66.1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6421">
            <text:p>-35.76421</text:p>
          </table:table-cell>
          <table:table-cell office:value-type="float" office:value="-73.15279">
            <text:p>-73.15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457">
            <text:p>-36.05457</text:p>
          </table:table-cell>
          <table:table-cell office:value-type="float" office:value="-67.60269">
            <text:p>-67.60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3696">
            <text:p>-40.03696</text:p>
          </table:table-cell>
          <table:table-cell office:value-type="float" office:value="-57.98676">
            <text:p>-57.98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021">
            <text:p>-45.80021</text:p>
          </table:table-cell>
          <table:table-cell office:value-type="float" office:value="-49.47905">
            <text:p>-49.47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8352">
            <text:p>-50.78352</text:p>
          </table:table-cell>
          <table:table-cell office:value-type="float" office:value="-45.15553">
            <text:p>-45.15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92">
            <text:p>-52.4892</text:p>
          </table:table-cell>
          <table:table-cell office:value-type="float" office:value="-45.1072">
            <text:p>-45.1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0259">
            <text:p>-49.20259</text:p>
          </table:table-cell>
          <table:table-cell office:value-type="float" office:value="-47.74979">
            <text:p>-47.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591">
            <text:p>-40.49591</text:p>
          </table:table-cell>
          <table:table-cell office:value-type="float" office:value="-50.88573">
            <text:p>-50.8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2254">
            <text:p>-27.42254</text:p>
          </table:table-cell>
          <table:table-cell office:value-type="float" office:value="-51.34929">
            <text:p>-51.34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2411">
            <text:p>-12.32411</text:p>
          </table:table-cell>
          <table:table-cell office:value-type="float" office:value="-47.25827">
            <text:p>-47.25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9111">
            <text:p>-38.1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02145">
            <text:p>-38.02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09469">
            <text:p>-28.0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44193">
            <text:p>-18.44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608">
            <text:p>-1.018608</text:p>
          </table:table-cell>
          <table:table-cell office:value-type="float" office:value="-10.71348">
            <text:p>-10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5201">
            <text:p>-17.45201</text:p>
          </table:table-cell>
          <table:table-cell office:value-type="float" office:value="-6.323752">
            <text:p>-6.323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8067">
            <text:p>-35.78067</text:p>
          </table:table-cell>
          <table:table-cell office:value-type="float" office:value="-5.969593">
            <text:p>-5.96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7887">
            <text:p>-52.57887</text:p>
          </table:table-cell>
          <table:table-cell office:value-type="float" office:value="-15.98513">
            <text:p>-15.98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88934">
            <text:p>-64.88934</text:p>
          </table:table-cell>
          <table:table-cell office:value-type="float" office:value="-30.45477">
            <text:p>-30.4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8548">
            <text:p>-70.88548</text:p>
          </table:table-cell>
          <table:table-cell office:value-type="float" office:value="-44.91072">
            <text:p>-44.91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4997">
            <text:p>-70.24997</text:p>
          </table:table-cell>
          <table:table-cell office:value-type="float" office:value="-57.52526">
            <text:p>-57.52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17645">
            <text:p>-64.17645</text:p>
          </table:table-cell>
          <table:table-cell office:value-type="float" office:value="-67.07607">
            <text:p>-67.07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00402">
            <text:p>-55.00402</text:p>
          </table:table-cell>
          <table:table-cell office:value-type="float" office:value="-72.24344">
            <text:p>-72.2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904">
            <text:p>-45.57904</text:p>
          </table:table-cell>
          <table:table-cell office:value-type="float" office:value="-71.05067">
            <text:p>-71.05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9538">
            <text:p>-38.49538</text:p>
          </table:table-cell>
          <table:table-cell office:value-type="float" office:value="-64.20055">
            <text:p>-64.20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302">
            <text:p>-35.43302</text:p>
          </table:table-cell>
          <table:table-cell office:value-type="float" office:value="-53.40384">
            <text:p>-53.40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3829">
            <text:p>-36.73829</text:p>
          </table:table-cell>
          <table:table-cell office:value-type="float" office:value="-56.96716">
            <text:p>-56.96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535">
            <text:p>-41.36535</text:p>
          </table:table-cell>
          <table:table-cell office:value-type="float" office:value="-55.02657">
            <text:p>-55.0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584">
            <text:p>-47.18584</text:p>
          </table:table-cell>
          <table:table-cell office:value-type="float" office:value="-51.16934">
            <text:p>-51.16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8181">
            <text:p>-51.58181</text:p>
          </table:table-cell>
          <table:table-cell office:value-type="float" office:value="-48.49">
            <text:p>-48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9041">
            <text:p>-52.19041</text:p>
          </table:table-cell>
          <table:table-cell office:value-type="float" office:value="-47.59912">
            <text:p>-47.59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003">
            <text:p>-47.57003</text:p>
          </table:table-cell>
          <table:table-cell office:value-type="float" office:value="-48.18895">
            <text:p>-48.1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4983">
            <text:p>-37.64983</text:p>
          </table:table-cell>
          <table:table-cell office:value-type="float" office:value="-49.93546">
            <text:p>-49.93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984">
            <text:p>-23.82984</text:p>
          </table:table-cell>
          <table:table-cell office:value-type="float" office:value="-48.73164">
            <text:p>-48.73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91602">
            <text:p>-8.691602</text:p>
          </table:table-cell>
          <table:table-cell office:value-type="float" office:value="-47.41305">
            <text:p>-47.4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33339">
            <text:p>-41.3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77566">
            <text:p>-30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69845">
            <text:p>-19.6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09387">
            <text:p>-12.09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7626">
            <text:p>-4.657626</text:p>
          </table:table-cell>
          <table:table-cell office:value-type="float" office:value="-8.547941">
            <text:p>-8.547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6343">
            <text:p>-21.86343</text:p>
          </table:table-cell>
          <table:table-cell office:value-type="float" office:value="-8.83271">
            <text:p>-8.83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2971">
            <text:p>-40.12971</text:p>
          </table:table-cell>
          <table:table-cell office:value-type="float" office:value="-11.02768">
            <text:p>-11.0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07524">
            <text:p>-56.07524</text:p>
          </table:table-cell>
          <table:table-cell office:value-type="float" office:value="-21.17887">
            <text:p>-21.17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96595">
            <text:p>-66.96595</text:p>
          </table:table-cell>
          <table:table-cell office:value-type="float" office:value="-35.46138">
            <text:p>-35.4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1977">
            <text:p>-71.31977</text:p>
          </table:table-cell>
          <table:table-cell office:value-type="float" office:value="-49.32379">
            <text:p>-49.32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0023">
            <text:p>-69.20023</text:p>
          </table:table-cell>
          <table:table-cell office:value-type="float" office:value="-60.57732">
            <text:p>-60.57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2608">
            <text:p>-62.12608</text:p>
          </table:table-cell>
          <table:table-cell office:value-type="float" office:value="-68.35222">
            <text:p>-68.352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62887">
            <text:p>-52.62887</text:p>
          </table:table-cell>
          <table:table-cell office:value-type="float" office:value="-71.15324">
            <text:p>-71.1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5898">
            <text:p>-43.55898</text:p>
          </table:table-cell>
          <table:table-cell office:value-type="float" office:value="-68.31818">
            <text:p>-68.31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4384">
            <text:p>-37.34384</text:p>
          </table:table-cell>
          <table:table-cell office:value-type="float" office:value="-61.00522">
            <text:p>-61.0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586">
            <text:p>-35.36586</text:p>
          </table:table-cell>
          <table:table-cell office:value-type="float" office:value="-68.80399">
            <text:p>-68.80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2379">
            <text:p>-37.62379</text:p>
          </table:table-cell>
          <table:table-cell office:value-type="float" office:value="-62.42419">
            <text:p>-62.4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6785">
            <text:p>-42.76785</text:p>
          </table:table-cell>
          <table:table-cell office:value-type="float" office:value="-55.00623">
            <text:p>-55.00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48406">
            <text:p>-48.48406</text:p>
          </table:table-cell>
          <table:table-cell office:value-type="float" office:value="-47.88251">
            <text:p>-47.88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285">
            <text:p>-52.15285</text:p>
          </table:table-cell>
          <table:table-cell office:value-type="float" office:value="-44.43235">
            <text:p>-44.43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7677">
            <text:p>-51.57677</text:p>
          </table:table-cell>
          <table:table-cell office:value-type="float" office:value="-45.80877">
            <text:p>-45.80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684">
            <text:p>-45.61684</text:p>
          </table:table-cell>
          <table:table-cell office:value-type="float" office:value="-50.07107">
            <text:p>-50.07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6847">
            <text:p>-34.56847</text:p>
          </table:table-cell>
          <table:table-cell office:value-type="float" office:value="-51.94402">
            <text:p>-51.94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5519">
            <text:p>-20.15519</text:p>
          </table:table-cell>
          <table:table-cell office:value-type="float" office:value="-50.42536">
            <text:p>-50.42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70843">
            <text:p>-5.170843</text:p>
          </table:table-cell>
          <table:table-cell office:value-type="float" office:value="-51.42748">
            <text:p>-51.42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73031">
            <text:p>-44.73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85679">
            <text:p>-31.85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27616">
            <text:p>-18.27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9451">
            <text:p>-10.19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5685">
            <text:p>-8.55685</text:p>
          </table:table-cell>
          <table:table-cell office:value-type="float" office:value="-8.653943">
            <text:p>-8.653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3742">
            <text:p>-26.33742</text:p>
          </table:table-cell>
          <table:table-cell office:value-type="float" office:value="-9.279595">
            <text:p>-9.279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79">
            <text:p>-44.3379</text:p>
          </table:table-cell>
          <table:table-cell office:value-type="float" office:value="-10.9068">
            <text:p>-10.9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6786">
            <text:p>-59.26786</text:p>
          </table:table-cell>
          <table:table-cell office:value-type="float" office:value="-23.3278">
            <text:p>-23.3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497">
            <text:p>-68.6497</text:p>
          </table:table-cell>
          <table:table-cell office:value-type="float" office:value="-38.09438">
            <text:p>-38.09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6427">
            <text:p>-71.36427</text:p>
          </table:table-cell>
          <table:table-cell office:value-type="float" office:value="-51.73644">
            <text:p>-51.7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85199">
            <text:p>-67.85199</text:p>
          </table:table-cell>
          <table:table-cell office:value-type="float" office:value="-62.4269">
            <text:p>-62.4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93278">
            <text:p>-59.93278</text:p>
          </table:table-cell>
          <table:table-cell office:value-type="float" office:value="-69.2488">
            <text:p>-69.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8077">
            <text:p>-50.28077</text:p>
          </table:table-cell>
          <table:table-cell office:value-type="float" office:value="-71.26987">
            <text:p>-71.2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1169">
            <text:p>-41.71169</text:p>
          </table:table-cell>
          <table:table-cell office:value-type="float" office:value="-68.5447">
            <text:p>-68.5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4925">
            <text:p>-36.44925</text:p>
          </table:table-cell>
          <table:table-cell office:value-type="float" office:value="-59.88894">
            <text:p>-59.88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5561">
            <text:p>-35.55561</text:p>
          </table:table-cell>
          <table:table-cell office:value-type="float" office:value="-65.4351">
            <text:p>-65.4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8539">
            <text:p>-38.68539</text:p>
          </table:table-cell>
          <table:table-cell office:value-type="float" office:value="-61.02395">
            <text:p>-61.02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0364">
            <text:p>-44.20364</text:p>
          </table:table-cell>
          <table:table-cell office:value-type="float" office:value="-53.91301">
            <text:p>-53.91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6011">
            <text:p>-49.66011</text:p>
          </table:table-cell>
          <table:table-cell office:value-type="float" office:value="-47.86985">
            <text:p>-47.86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691">
            <text:p>-52.4691</text:p>
          </table:table-cell>
          <table:table-cell office:value-type="float" office:value="-44.76488">
            <text:p>-44.76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3716">
            <text:p>-50.63716</text:p>
          </table:table-cell>
          <table:table-cell office:value-type="float" office:value="-46.18272">
            <text:p>-46.1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709">
            <text:p>-43.35709</text:p>
          </table:table-cell>
          <table:table-cell office:value-type="float" office:value="-49.44184">
            <text:p>-49.4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8233">
            <text:p>-31.28233</text:p>
          </table:table-cell>
          <table:table-cell office:value-type="float" office:value="-50.89475">
            <text:p>-50.8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66">
            <text:p>-16.44566</text:p>
          </table:table-cell>
          <table:table-cell office:value-type="float" office:value="-48.39893">
            <text:p>-48.39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769">
            <text:p>-1.80769</text:p>
          </table:table-cell>
          <table:table-cell office:value-type="float" office:value="-40.91635">
            <text:p>-40.9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27322">
            <text:p>-28.2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38908">
            <text:p>-24.38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98797">
            <text:p>-15.9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36745">
            <text:p>-8.63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6945">
            <text:p>-12.66945</text:p>
          </table:table-cell>
          <table:table-cell office:value-type="float" office:value="-5.314154">
            <text:p>-5.314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2337">
            <text:p>-30.82337</text:p>
          </table:table-cell>
          <table:table-cell office:value-type="float" office:value="-6.791162">
            <text:p>-6.791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6198">
            <text:p>-48.36198</text:p>
          </table:table-cell>
          <table:table-cell office:value-type="float" office:value="-13.68379">
            <text:p>-13.6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12563">
            <text:p>-62.12563</text:p>
          </table:table-cell>
          <table:table-cell office:value-type="float" office:value="-27.09589">
            <text:p>-27.09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3163">
            <text:p>-69.93163</text:p>
          </table:table-cell>
          <table:table-cell office:value-type="float" office:value="-41.83767">
            <text:p>-41.8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3374">
            <text:p>-71.03374</text:p>
          </table:table-cell>
          <table:table-cell office:value-type="float" office:value="-54.8175">
            <text:p>-54.8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24057">
            <text:p>-66.24057</text:p>
          </table:table-cell>
          <table:table-cell office:value-type="float" office:value="-64.67096">
            <text:p>-64.67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63617">
            <text:p>-57.63617</text:p>
          </table:table-cell>
          <table:table-cell office:value-type="float" office:value="-70.41573">
            <text:p>-70.41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831">
            <text:p>-47.99831</text:p>
          </table:table-cell>
          <table:table-cell office:value-type="float" office:value="-70.95274">
            <text:p>-70.95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6606">
            <text:p>-40.06606</text:p>
          </table:table-cell>
          <table:table-cell office:value-type="float" office:value="-66.23535">
            <text:p>-66.23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1955">
            <text:p>-35.81955</text:p>
          </table:table-cell>
          <table:table-cell office:value-type="float" office:value="-56.50992">
            <text:p>-56.5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975">
            <text:p>-35.98975</text:p>
          </table:table-cell>
          <table:table-cell office:value-type="float" office:value="-60.65242">
            <text:p>-60.6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9095">
            <text:p>-39.89095</text:p>
          </table:table-cell>
          <table:table-cell office:value-type="float" office:value="-55.91081">
            <text:p>-55.91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711">
            <text:p>-45.63711</text:p>
          </table:table-cell>
          <table:table-cell office:value-type="float" office:value="-48.98811">
            <text:p>-48.98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7823">
            <text:p>-50.67823</text:p>
          </table:table-cell>
          <table:table-cell office:value-type="float" office:value="-43.97363">
            <text:p>-43.9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479">
            <text:p>-52.50479</text:p>
          </table:table-cell>
          <table:table-cell office:value-type="float" office:value="-44.43869">
            <text:p>-44.43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6964">
            <text:p>-49.36964</text:p>
          </table:table-cell>
          <table:table-cell office:value-type="float" office:value="-47.94072">
            <text:p>-47.94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0709">
            <text:p>-40.80709</text:p>
          </table:table-cell>
          <table:table-cell office:value-type="float" office:value="-51.59373">
            <text:p>-51.59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2964">
            <text:p>-27.82964</text:p>
          </table:table-cell>
          <table:table-cell office:value-type="float" office:value="-52.21096">
            <text:p>-52.2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4717">
            <text:p>-12.74717</text:p>
          </table:table-cell>
          <table:table-cell office:value-type="float" office:value="-48.44167">
            <text:p>-48.44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93285">
            <text:p>-38.9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6.94265">
            <text:p>-36.94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7.24331">
            <text:p>-27.2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58371">
            <text:p>-17.58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175056">
            <text:p>-0.6175056</text:p>
          </table:table-cell>
          <table:table-cell office:value-type="float" office:value="-11.34734">
            <text:p>-11.34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5055">
            <text:p>-16.95055</text:p>
          </table:table-cell>
          <table:table-cell office:value-type="float" office:value="-6.858068">
            <text:p>-6.858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312">
            <text:p>-35.27312</text:p>
          </table:table-cell>
          <table:table-cell office:value-type="float" office:value="-6.37772">
            <text:p>-6.3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74">
            <text:p>-52.1574</text:p>
          </table:table-cell>
          <table:table-cell office:value-type="float" office:value="-16.23519">
            <text:p>-16.23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62553">
            <text:p>-64.62553</text:p>
          </table:table-cell>
          <table:table-cell office:value-type="float" office:value="-30.33755">
            <text:p>-30.33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1008">
            <text:p>-70.81008</text:p>
          </table:table-cell>
          <table:table-cell office:value-type="float" office:value="-44.79586">
            <text:p>-44.79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498">
            <text:p>-70.3498</text:p>
          </table:table-cell>
          <table:table-cell office:value-type="float" office:value="-57.36302">
            <text:p>-57.3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40124">
            <text:p>-64.40124</text:p>
          </table:table-cell>
          <table:table-cell office:value-type="float" office:value="-66.62386">
            <text:p>-66.62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27744">
            <text:p>-55.27744</text:p>
          </table:table-cell>
          <table:table-cell office:value-type="float" office:value="-71.36584">
            <text:p>-71.36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2138">
            <text:p>-45.82138</text:p>
          </table:table-cell>
          <table:table-cell office:value-type="float" office:value="-70.96767">
            <text:p>-70.96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4389">
            <text:p>-38.64389</text:p>
          </table:table-cell>
          <table:table-cell office:value-type="float" office:value="-64.47046">
            <text:p>-64.47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5759">
            <text:p>-35.45759</text:p>
          </table:table-cell>
          <table:table-cell office:value-type="float" office:value="-69.90397">
            <text:p>-69.9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4932">
            <text:p>-36.64932</text:p>
          </table:table-cell>
          <table:table-cell office:value-type="float" office:value="-65.50394">
            <text:p>-65.50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799">
            <text:p>-41.20799</text:p>
          </table:table-cell>
          <table:table-cell office:value-type="float" office:value="-57.77276">
            <text:p>-57.7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3007">
            <text:p>-47.03007</text:p>
          </table:table-cell>
          <table:table-cell office:value-type="float" office:value="-51.88561">
            <text:p>-51.8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50168">
            <text:p>-51.50168</text:p>
          </table:table-cell>
          <table:table-cell office:value-type="float" office:value="-48.48059">
            <text:p>-48.48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4065">
            <text:p>-52.24065</text:p>
          </table:table-cell>
          <table:table-cell office:value-type="float" office:value="-47.59301">
            <text:p>-47.59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45">
            <text:p>-47.7745</text:p>
          </table:table-cell>
          <table:table-cell office:value-type="float" office:value="-49.03066">
            <text:p>-49.03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9071">
            <text:p>-37.99071</text:p>
          </table:table-cell>
          <table:table-cell office:value-type="float" office:value="-50.40219">
            <text:p>-50.40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847">
            <text:p>-24.24847</text:p>
          </table:table-cell>
          <table:table-cell office:value-type="float" office:value="-49.26491">
            <text:p>-49.26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4968">
            <text:p>-9.104968</text:p>
          </table:table-cell>
          <table:table-cell office:value-type="float" office:value="-52.31331">
            <text:p>-52.3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76692">
            <text:p>-37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8194">
            <text:p>-28.8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0692">
            <text:p>-18.0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132">
            <text:p>-10.1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24606">
            <text:p>-4.224606</text:p>
          </table:table-cell>
          <table:table-cell office:value-type="float" office:value="-6.275136">
            <text:p>-6.275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146">
            <text:p>-21.35146</text:p>
          </table:table-cell>
          <table:table-cell office:value-type="float" office:value="-7.366816">
            <text:p>-7.36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3447">
            <text:p>-39.63447</text:p>
          </table:table-cell>
          <table:table-cell office:value-type="float" office:value="-12.45123">
            <text:p>-12.4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68754">
            <text:p>-55.68754</text:p>
          </table:table-cell>
          <table:table-cell office:value-type="float" office:value="-21.09032">
            <text:p>-21.0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7467">
            <text:p>-66.7467</text:p>
          </table:table-cell>
          <table:table-cell office:value-type="float" office:value="-34.86337">
            <text:p>-34.86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8921">
            <text:p>-71.28921</text:p>
          </table:table-cell>
          <table:table-cell office:value-type="float" office:value="-48.55914">
            <text:p>-48.55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33684">
            <text:p>-69.33684</text:p>
          </table:table-cell>
          <table:table-cell office:value-type="float" office:value="-60.05973">
            <text:p>-60.05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37016">
            <text:p>-62.37016</text:p>
          </table:table-cell>
          <table:table-cell office:value-type="float" office:value="-68.1012">
            <text:p>-68.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90157">
            <text:p>-52.90157</text:p>
          </table:table-cell>
          <table:table-cell office:value-type="float" office:value="-71.20477">
            <text:p>-71.2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329">
            <text:p>-43.78329</text:p>
          </table:table-cell>
          <table:table-cell office:value-type="float" office:value="-68.65376">
            <text:p>-68.6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35">
            <text:p>-37.4635</text:p>
          </table:table-cell>
          <table:table-cell office:value-type="float" office:value="-60.82652">
            <text:p>-60.82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069">
            <text:p>-35.36069</text:p>
          </table:table-cell>
          <table:table-cell office:value-type="float" office:value="-50.42917">
            <text:p>-50.42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1239">
            <text:p>-37.51239</text:p>
          </table:table-cell>
          <table:table-cell office:value-type="float" office:value="-59.55486">
            <text:p>-59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399">
            <text:p>-42.60399</text:p>
          </table:table-cell>
          <table:table-cell office:value-type="float" office:value="-55.66715">
            <text:p>-55.66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4084">
            <text:p>-48.34084</text:p>
          </table:table-cell>
          <table:table-cell office:value-type="float" office:value="-49.6339">
            <text:p>-49.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9964">
            <text:p>-52.09964</text:p>
          </table:table-cell>
          <table:table-cell office:value-type="float" office:value="-44.96131">
            <text:p>-44.96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639">
            <text:p>-51.6639</text:p>
          </table:table-cell>
          <table:table-cell office:value-type="float" office:value="-43.75646">
            <text:p>-43.7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5833">
            <text:p>-45.85833</text:p>
          </table:table-cell>
          <table:table-cell office:value-type="float" office:value="-49.06015">
            <text:p>-49.06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343">
            <text:p>-34.9343</text:p>
          </table:table-cell>
          <table:table-cell office:value-type="float" office:value="-51.27864">
            <text:p>-51.2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085">
            <text:p>-20.58085</text:p>
          </table:table-cell>
          <table:table-cell office:value-type="float" office:value="-52.46444">
            <text:p>-52.46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935">
            <text:p>-5.56935</text:p>
          </table:table-cell>
          <table:table-cell office:value-type="float" office:value="-50.27946">
            <text:p>-50.2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59081">
            <text:p>-43.59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80684">
            <text:p>-30.80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19715">
            <text:p>-17.19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29753">
            <text:p>-8.329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211">
            <text:p>-8.096211</text:p>
          </table:table-cell>
          <table:table-cell office:value-type="float" office:value="-5.995642">
            <text:p>-5.99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997">
            <text:p>-25.81997</text:p>
          </table:table-cell>
          <table:table-cell office:value-type="float" office:value="-8.905695">
            <text:p>-8.90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6195">
            <text:p>-43.86195</text:p>
          </table:table-cell>
          <table:table-cell office:value-type="float" office:value="-11.5308">
            <text:p>-11.5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1683">
            <text:p>-58.91683</text:p>
          </table:table-cell>
          <table:table-cell office:value-type="float" office:value="-22.96826">
            <text:p>-22.96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47548">
            <text:p>-68.47548</text:p>
          </table:table-cell>
          <table:table-cell office:value-type="float" office:value="-37.58895">
            <text:p>-37.5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852">
            <text:p>-71.37852</text:p>
          </table:table-cell>
          <table:table-cell office:value-type="float" office:value="-51.44268">
            <text:p>-51.44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02122">
            <text:p>-68.02122</text:p>
          </table:table-cell>
          <table:table-cell office:value-type="float" office:value="-62.29925">
            <text:p>-62.29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9107">
            <text:p>-60.19107</text:p>
          </table:table-cell>
          <table:table-cell office:value-type="float" office:value="-69.21791">
            <text:p>-69.21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4848">
            <text:p>-50.54848</text:p>
          </table:table-cell>
          <table:table-cell office:value-type="float" office:value="-71.5279">
            <text:p>-71.5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1454">
            <text:p>-41.91454</text:p>
          </table:table-cell>
          <table:table-cell office:value-type="float" office:value="-68.57951">
            <text:p>-68.5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3911">
            <text:p>-36.53911</text:p>
          </table:table-cell>
          <table:table-cell office:value-type="float" office:value="-59.85709">
            <text:p>-59.8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2106">
            <text:p>-35.52106</text:p>
          </table:table-cell>
          <table:table-cell office:value-type="float" office:value="-65.96282">
            <text:p>-65.96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529">
            <text:p>-38.55529</text:p>
          </table:table-cell>
          <table:table-cell office:value-type="float" office:value="-61.75686">
            <text:p>-61.75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838">
            <text:p>-44.03838</text:p>
          </table:table-cell>
          <table:table-cell office:value-type="float" office:value="-54.59735">
            <text:p>-54.59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3213">
            <text:p>-49.53213</text:p>
          </table:table-cell>
          <table:table-cell office:value-type="float" office:value="-48.5458">
            <text:p>-48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4663">
            <text:p>-52.44663</text:p>
          </table:table-cell>
          <table:table-cell office:value-type="float" office:value="-45.5503">
            <text:p>-45.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6277">
            <text:p>-50.76277</text:p>
          </table:table-cell>
          <table:table-cell office:value-type="float" office:value="-46.63538">
            <text:p>-46.6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3243">
            <text:p>-43.63243</text:p>
          </table:table-cell>
          <table:table-cell office:value-type="float" office:value="-49.68227">
            <text:p>-49.68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986">
            <text:p>-31.66986</text:p>
          </table:table-cell>
          <table:table-cell office:value-type="float" office:value="-51.10798">
            <text:p>-51.1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352">
            <text:p>-16.87352</text:p>
          </table:table-cell>
          <table:table-cell office:value-type="float" office:value="-48.64196">
            <text:p>-48.64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5466">
            <text:p>-2.185466</text:p>
          </table:table-cell>
          <table:table-cell office:value-type="float" office:value="-41.49495">
            <text:p>-41.49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7325">
            <text:p>-28.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36688">
            <text:p>-24.36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61229">
            <text:p>-14.61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0362">
            <text:p>-7.640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8644">
            <text:p>-12.18644</text:p>
          </table:table-cell>
          <table:table-cell office:value-type="float" office:value="-5.629323">
            <text:p>-5.629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0779">
            <text:p>-30.30779</text:p>
          </table:table-cell>
          <table:table-cell office:value-type="float" office:value="-4.905324">
            <text:p>-4.9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957">
            <text:p>-47.90957</text:p>
          </table:table-cell>
          <table:table-cell office:value-type="float" office:value="-9.638412">
            <text:p>-9.63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81441">
            <text:p>-61.81441</text:p>
          </table:table-cell>
          <table:table-cell office:value-type="float" office:value="-25.75361">
            <text:p>-25.75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0457">
            <text:p>-69.80457</text:p>
          </table:table-cell>
          <table:table-cell office:value-type="float" office:value="-41.35441">
            <text:p>-41.3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9018">
            <text:p>-71.09018</text:p>
          </table:table-cell>
          <table:table-cell office:value-type="float" office:value="-54.47065">
            <text:p>-54.47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43845">
            <text:p>-66.43845</text:p>
          </table:table-cell>
          <table:table-cell office:value-type="float" office:value="-64.7174">
            <text:p>-64.7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9045">
            <text:p>-57.9045</text:p>
          </table:table-cell>
          <table:table-cell office:value-type="float" office:value="-70.76435">
            <text:p>-70.76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5636">
            <text:p>-48.25636</text:p>
          </table:table-cell>
          <table:table-cell office:value-type="float" office:value="-71.22644">
            <text:p>-71.2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55">
            <text:p>-40.24455</text:p>
          </table:table-cell>
          <table:table-cell office:value-type="float" office:value="-66.85069">
            <text:p>-66.85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7844">
            <text:p>-35.87844</text:p>
          </table:table-cell>
          <table:table-cell office:value-type="float" office:value="-56.85827">
            <text:p>-56.85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795">
            <text:p>-35.92795</text:p>
          </table:table-cell>
          <table:table-cell office:value-type="float" office:value="-61.74368">
            <text:p>-61.74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4577">
            <text:p>-39.74577</text:p>
          </table:table-cell>
          <table:table-cell office:value-type="float" office:value="-57.2549">
            <text:p>-57.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345">
            <text:p>-45.47345</text:p>
          </table:table-cell>
          <table:table-cell office:value-type="float" office:value="-50.44958">
            <text:p>-50.44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7038">
            <text:p>-50.57038</text:p>
          </table:table-cell>
          <table:table-cell office:value-type="float" office:value="-44.87518">
            <text:p>-44.8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558">
            <text:p>-52.51558</text:p>
          </table:table-cell>
          <table:table-cell office:value-type="float" office:value="-44.64341">
            <text:p>-44.64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3235">
            <text:p>-49.53235</text:p>
          </table:table-cell>
          <table:table-cell office:value-type="float" office:value="-48.00459">
            <text:p>-48.00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1473">
            <text:p>-41.11473</text:p>
          </table:table-cell>
          <table:table-cell office:value-type="float" office:value="-51.10682">
            <text:p>-51.1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345">
            <text:p>-28.2345</text:p>
          </table:table-cell>
          <table:table-cell office:value-type="float" office:value="-51.50079">
            <text:p>-51.50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7099">
            <text:p>-13.17099</text:p>
          </table:table-cell>
          <table:table-cell office:value-type="float" office:value="-47.85412">
            <text:p>-47.85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15343">
            <text:p>-39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38739">
            <text:p>-37.3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333">
            <text:p>-26.9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0179">
            <text:p>-17.40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10441">
            <text:p>-0.2210441</text:p>
          </table:table-cell>
          <table:table-cell office:value-type="float" office:value="-12.71294">
            <text:p>-12.71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5067">
            <text:p>-16.45067</text:p>
          </table:table-cell>
          <table:table-cell office:value-type="float" office:value="-6.968296">
            <text:p>-6.968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6441">
            <text:p>-34.76441</text:p>
          </table:table-cell>
          <table:table-cell office:value-type="float" office:value="-6.039262">
            <text:p>-6.039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3322">
            <text:p>-51.73322</text:p>
          </table:table-cell>
          <table:table-cell office:value-type="float" office:value="-15.77466">
            <text:p>-15.77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35671">
            <text:p>-64.35671</text:p>
          </table:table-cell>
          <table:table-cell office:value-type="float" office:value="-29.66794">
            <text:p>-29.66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2938">
            <text:p>-70.72938</text:p>
          </table:table-cell>
          <table:table-cell office:value-type="float" office:value="-44.12506">
            <text:p>-44.12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4585">
            <text:p>-70.44585</text:p>
          </table:table-cell>
          <table:table-cell office:value-type="float" office:value="-56.84612">
            <text:p>-56.84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6235">
            <text:p>-64.6235</text:p>
          </table:table-cell>
          <table:table-cell office:value-type="float" office:value="-66.21694">
            <text:p>-66.2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55061">
            <text:p>-55.55061</text:p>
          </table:table-cell>
          <table:table-cell office:value-type="float" office:value="-70.99579">
            <text:p>-70.99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561">
            <text:p>-46.06561</text:p>
          </table:table-cell>
          <table:table-cell office:value-type="float" office:value="-70.25306">
            <text:p>-70.2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9561">
            <text:p>-38.79561</text:p>
          </table:table-cell>
          <table:table-cell office:value-type="float" office:value="-64.07077">
            <text:p>-64.07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568">
            <text:p>-35.48568</text:p>
          </table:table-cell>
          <table:table-cell office:value-type="float" office:value="-70.27678">
            <text:p>-70.27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6253">
            <text:p>-36.56253</text:p>
          </table:table-cell>
          <table:table-cell office:value-type="float" office:value="-66.17559">
            <text:p>-66.17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5166">
            <text:p>-41.05166</text:p>
          </table:table-cell>
          <table:table-cell office:value-type="float" office:value="-59.56175">
            <text:p>-59.5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7322">
            <text:p>-46.87322</text:p>
          </table:table-cell>
          <table:table-cell office:value-type="float" office:value="-52.88183">
            <text:p>-52.88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41774">
            <text:p>-51.41774</text:p>
          </table:table-cell>
          <table:table-cell office:value-type="float" office:value="-48.4428">
            <text:p>-48.4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8672">
            <text:p>-52.28672</text:p>
          </table:table-cell>
          <table:table-cell office:value-type="float" office:value="-46.62359">
            <text:p>-46.62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">
            <text:p>-47.9747</text:p>
          </table:table-cell>
          <table:table-cell office:value-type="float" office:value="-48.18085">
            <text:p>-48.18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777">
            <text:p>-38.32777</text:p>
          </table:table-cell>
          <table:table-cell office:value-type="float" office:value="-50.20362">
            <text:p>-50.20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6595">
            <text:p>-24.66595</text:p>
          </table:table-cell>
          <table:table-cell office:value-type="float" office:value="-49.26384">
            <text:p>-49.26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1973">
            <text:p>-9.51973</text:p>
          </table:table-cell>
          <table:table-cell office:value-type="float" office:value="-44.0163">
            <text:p>-44.0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62681">
            <text:p>-40.6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3393">
            <text:p>-31.9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84982">
            <text:p>-20.84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3502">
            <text:p>-12.13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5087">
            <text:p>-3.795087</text:p>
          </table:table-cell>
          <table:table-cell office:value-type="float" office:value="-7.526552">
            <text:p>-7.526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404">
            <text:p>-20.8404</text:p>
          </table:table-cell>
          <table:table-cell office:value-type="float" office:value="-6.403707">
            <text:p>-6.403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3825">
            <text:p>-39.13825</text:p>
          </table:table-cell>
          <table:table-cell office:value-type="float" office:value="-9.378213">
            <text:p>-9.378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29585">
            <text:p>-55.29585</text:p>
          </table:table-cell>
          <table:table-cell office:value-type="float" office:value="-20.05608">
            <text:p>-20.0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52225">
            <text:p>-66.52225</text:p>
          </table:table-cell>
          <table:table-cell office:value-type="float" office:value="-34.4352">
            <text:p>-34.4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5414">
            <text:p>-71.25414</text:p>
          </table:table-cell>
          <table:table-cell office:value-type="float" office:value="-48.15641">
            <text:p>-48.1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46944">
            <text:p>-69.46944</text:p>
          </table:table-cell>
          <table:table-cell office:value-type="float" office:value="-59.64336">
            <text:p>-59.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61226">
            <text:p>-62.61226</text:p>
          </table:table-cell>
          <table:table-cell office:value-type="float" office:value="-67.78786">
            <text:p>-67.7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17476">
            <text:p>-53.17476</text:p>
          </table:table-cell>
          <table:table-cell office:value-type="float" office:value="-71.04776">
            <text:p>-71.0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0987">
            <text:p>-44.00987</text:p>
          </table:table-cell>
          <table:table-cell office:value-type="float" office:value="-68.75004">
            <text:p>-68.75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8657">
            <text:p>-37.58657</text:p>
          </table:table-cell>
          <table:table-cell office:value-type="float" office:value="-61.26997">
            <text:p>-61.26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854">
            <text:p>-35.35854</text:p>
          </table:table-cell>
          <table:table-cell office:value-type="float" office:value="-67.15843">
            <text:p>-67.15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34">
            <text:p>-37.40334</text:p>
          </table:table-cell>
          <table:table-cell office:value-type="float" office:value="-60.8293">
            <text:p>-60.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4066">
            <text:p>-42.44066</text:p>
          </table:table-cell>
          <table:table-cell office:value-type="float" office:value="-53.64112">
            <text:p>-53.6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9524">
            <text:p>-48.19524</text:p>
          </table:table-cell>
          <table:table-cell office:value-type="float" office:value="-46.69345">
            <text:p>-46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4306">
            <text:p>-52.04306</text:p>
          </table:table-cell>
          <table:table-cell office:value-type="float" office:value="-43.00472">
            <text:p>-43.00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4673">
            <text:p>-51.74673</text:p>
          </table:table-cell>
          <table:table-cell office:value-type="float" office:value="-43.95751">
            <text:p>-43.95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499">
            <text:p>-46.09499</text:p>
          </table:table-cell>
          <table:table-cell office:value-type="float" office:value="-49.5524">
            <text:p>-49.5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738">
            <text:p>-35.29738</text:p>
          </table:table-cell>
          <table:table-cell office:value-type="float" office:value="-51.86565">
            <text:p>-51.86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596">
            <text:p>-21.00596</text:p>
          </table:table-cell>
          <table:table-cell office:value-type="float" office:value="-54.12508">
            <text:p>-54.12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69602">
            <text:p>-5.969602</text:p>
          </table:table-cell>
          <table:table-cell office:value-type="float" office:value="-52.99658">
            <text:p>-52.9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6.29955">
            <text:p>-46.29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52969">
            <text:p>-33.52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94581">
            <text:p>-18.94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22954">
            <text:p>-9.922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491">
            <text:p>-7.638491</text:p>
          </table:table-cell>
          <table:table-cell office:value-type="float" office:value="-7.911451">
            <text:p>-7.911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0353">
            <text:p>-25.30353</text:p>
          </table:table-cell>
          <table:table-cell office:value-type="float" office:value="-9.887497">
            <text:p>-9.887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8359">
            <text:p>-43.38359</text:p>
          </table:table-cell>
          <table:table-cell office:value-type="float" office:value="-11.8516">
            <text:p>-11.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56141">
            <text:p>-58.56141</text:p>
          </table:table-cell>
          <table:table-cell office:value-type="float" office:value="-23.17394">
            <text:p>-23.17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29671">
            <text:p>-68.29671</text:p>
          </table:table-cell>
          <table:table-cell office:value-type="float" office:value="-37.56368">
            <text:p>-37.56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78">
            <text:p>-71.3878</text:p>
          </table:table-cell>
          <table:table-cell office:value-type="float" office:value="-51.24949">
            <text:p>-51.24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8689">
            <text:p>-68.18689</text:p>
          </table:table-cell>
          <table:table-cell office:value-type="float" office:value="-62.21954">
            <text:p>-62.2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44827">
            <text:p>-60.44827</text:p>
          </table:table-cell>
          <table:table-cell office:value-type="float" office:value="-69.25444">
            <text:p>-69.25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1701">
            <text:p>-50.81701</text:p>
          </table:table-cell>
          <table:table-cell office:value-type="float" office:value="-71.5593">
            <text:p>-71.5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2003">
            <text:p>-42.12003</text:p>
          </table:table-cell>
          <table:table-cell office:value-type="float" office:value="-68.76083">
            <text:p>-68.7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222">
            <text:p>-36.63222</text:p>
          </table:table-cell>
          <table:table-cell office:value-type="float" office:value="-59.89388">
            <text:p>-59.8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977">
            <text:p>-35.48977</text:p>
          </table:table-cell>
          <table:table-cell office:value-type="float" office:value="-66.93412">
            <text:p>-66.93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2716">
            <text:p>-38.42716</text:p>
          </table:table-cell>
          <table:table-cell office:value-type="float" office:value="-63.94078">
            <text:p>-63.94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241">
            <text:p>-43.87241</text:p>
          </table:table-cell>
          <table:table-cell office:value-type="float" office:value="-57.30884">
            <text:p>-57.30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4021">
            <text:p>-49.4021</text:p>
          </table:table-cell>
          <table:table-cell office:value-type="float" office:value="-51.33754">
            <text:p>-51.33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1954">
            <text:p>-52.41954</text:p>
          </table:table-cell>
          <table:table-cell office:value-type="float" office:value="-47.59784">
            <text:p>-47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8323">
            <text:p>-50.88323</text:p>
          </table:table-cell>
          <table:table-cell office:value-type="float" office:value="-46.92538">
            <text:p>-46.92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0389">
            <text:p>-43.90389</text:p>
          </table:table-cell>
          <table:table-cell office:value-type="float" office:value="-49.56531">
            <text:p>-49.56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617">
            <text:p>-32.05617</text:p>
          </table:table-cell>
          <table:table-cell office:value-type="float" office:value="-50.82469">
            <text:p>-50.8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103">
            <text:p>-17.30103</text:p>
          </table:table-cell>
          <table:table-cell office:value-type="float" office:value="-48.32626">
            <text:p>-48.32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5862">
            <text:p>-2.565862</text:p>
          </table:table-cell>
          <table:table-cell office:value-type="float" office:value="-41.52752">
            <text:p>-41.5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06378">
            <text:p>-37.0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8638">
            <text:p>-26.8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34895">
            <text:p>-16.34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9424">
            <text:p>-8.999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0573">
            <text:p>-11.70573</text:p>
          </table:table-cell>
          <table:table-cell office:value-type="float" office:value="-6.186846">
            <text:p>-6.186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9179">
            <text:p>-29.79179</text:p>
          </table:table-cell>
          <table:table-cell office:value-type="float" office:value="-6.364147">
            <text:p>-6.36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307">
            <text:p>-47.45307</text:p>
          </table:table-cell>
          <table:table-cell office:value-type="float" office:value="-12.10364">
            <text:p>-12.10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49847">
            <text:p>-61.49847</text:p>
          </table:table-cell>
          <table:table-cell office:value-type="float" office:value="-26.66798">
            <text:p>-26.66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67215">
            <text:p>-69.67215</text:p>
          </table:table-cell>
          <table:table-cell office:value-type="float" office:value="-41.53513">
            <text:p>-41.53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4273">
            <text:p>-71.14273</text:p>
          </table:table-cell>
          <table:table-cell office:value-type="float" office:value="-54.44542">
            <text:p>-54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63326">
            <text:p>-66.63326</text:p>
          </table:table-cell>
          <table:table-cell office:value-type="float" office:value="-64.71271">
            <text:p>-64.7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17198">
            <text:p>-58.17198</text:p>
          </table:table-cell>
          <table:table-cell office:value-type="float" office:value="-70.81967">
            <text:p>-70.81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1696">
            <text:p>-48.51696</text:p>
          </table:table-cell>
          <table:table-cell office:value-type="float" office:value="-71.2863">
            <text:p>-71.2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2598">
            <text:p>-40.42598</text:p>
          </table:table-cell>
          <table:table-cell office:value-type="float" office:value="-66.63758">
            <text:p>-66.6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4088">
            <text:p>-35.94088</text:p>
          </table:table-cell>
          <table:table-cell office:value-type="float" office:value="-56.71427">
            <text:p>-56.7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843">
            <text:p>-35.86843</text:p>
          </table:table-cell>
          <table:table-cell office:value-type="float" office:value="-62.24396">
            <text:p>-62.24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213">
            <text:p>-39.60213</text:p>
          </table:table-cell>
          <table:table-cell office:value-type="float" office:value="-58.16006">
            <text:p>-58.16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0929">
            <text:p>-45.30929</text:p>
          </table:table-cell>
          <table:table-cell office:value-type="float" office:value="-50.81147">
            <text:p>-50.81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5872">
            <text:p>-50.45872</text:p>
          </table:table-cell>
          <table:table-cell office:value-type="float" office:value="-45.10238">
            <text:p>-45.10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243">
            <text:p>-52.52243</text:p>
          </table:table-cell>
          <table:table-cell office:value-type="float" office:value="-44.61299">
            <text:p>-44.6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6907">
            <text:p>-49.6907</text:p>
          </table:table-cell>
          <table:table-cell office:value-type="float" office:value="-47.25224">
            <text:p>-47.2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194">
            <text:p>-41.4194</text:p>
          </table:table-cell>
          <table:table-cell office:value-type="float" office:value="-50.86466">
            <text:p>-50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3761">
            <text:p>-28.63761</text:p>
          </table:table-cell>
          <table:table-cell office:value-type="float" office:value="-51.50366">
            <text:p>-51.50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9551">
            <text:p>-13.59551</text:p>
          </table:table-cell>
          <table:table-cell office:value-type="float" office:value="-48.00056">
            <text:p>-48.0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32101">
            <text:p>-39.32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43188">
            <text:p>-37.4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95937">
            <text:p>-26.9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46074">
            <text:p>-17.46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25512">
            <text:p>-12.25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5245">
            <text:p>-15.95245</text:p>
          </table:table-cell>
          <table:table-cell office:value-type="float" office:value="-6.734671">
            <text:p>-6.734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5323">
            <text:p>-34.25323</text:p>
          </table:table-cell>
          <table:table-cell office:value-type="float" office:value="-5.740507">
            <text:p>-5.74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0558">
            <text:p>-51.30558</text:p>
          </table:table-cell>
          <table:table-cell office:value-type="float" office:value="-15.13542">
            <text:p>-15.13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08289">
            <text:p>-64.08289</text:p>
          </table:table-cell>
          <table:table-cell office:value-type="float" office:value="-29.27186">
            <text:p>-29.27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4371">
            <text:p>-70.64371</text:p>
          </table:table-cell>
          <table:table-cell office:value-type="float" office:value="-43.81441">
            <text:p>-43.8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3748">
            <text:p>-70.53748</text:p>
          </table:table-cell>
          <table:table-cell office:value-type="float" office:value="-56.56198">
            <text:p>-56.56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4.84319">
            <text:p>-64.84319</text:p>
          </table:table-cell>
          <table:table-cell office:value-type="float" office:value="-66.08202">
            <text:p>-66.08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5.82491">
            <text:p>-55.82491</text:p>
          </table:table-cell>
          <table:table-cell office:value-type="float" office:value="-70.90241">
            <text:p>-70.90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1162">
            <text:p>-46.31162</text:p>
          </table:table-cell>
          <table:table-cell office:value-type="float" office:value="-70.07797">
            <text:p>-70.0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5053">
            <text:p>-38.95053</text:p>
          </table:table-cell>
          <table:table-cell office:value-type="float" office:value="-63.88256">
            <text:p>-63.88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1709">
            <text:p>-35.51709</text:p>
          </table:table-cell>
          <table:table-cell office:value-type="float" office:value="-69.96896">
            <text:p>-69.9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7847">
            <text:p>-36.47847</text:p>
          </table:table-cell>
          <table:table-cell office:value-type="float" office:value="-65.74107">
            <text:p>-65.74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4">
            <text:p>-40.8964</text:p>
          </table:table-cell>
          <table:table-cell office:value-type="float" office:value="-59.19345">
            <text:p>-59.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1392">
            <text:p>-46.71392</text:p>
          </table:table-cell>
          <table:table-cell office:value-type="float" office:value="-52.81978">
            <text:p>-52.8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3087">
            <text:p>-51.33087</text:p>
          </table:table-cell>
          <table:table-cell office:value-type="float" office:value="-48.27989">
            <text:p>-48.27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2864">
            <text:p>-52.32864</text:p>
          </table:table-cell>
          <table:table-cell office:value-type="float" office:value="-46.42807">
            <text:p>-46.42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7071">
            <text:p>-48.17071</text:p>
          </table:table-cell>
          <table:table-cell office:value-type="float" office:value="-48.28978">
            <text:p>-48.2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16">
            <text:p>-38.6616</text:p>
          </table:table-cell>
          <table:table-cell office:value-type="float" office:value="-50.03888">
            <text:p>-50.0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8224">
            <text:p>-25.08224</text:p>
          </table:table-cell>
          <table:table-cell office:value-type="float" office:value="-49.2212">
            <text:p>-49.2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3727">
            <text:p>-9.93727</text:p>
          </table:table-cell>
          <table:table-cell office:value-type="float" office:value="-44.14434">
            <text:p>-44.14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1.03606">
            <text:p>-41.03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2.39234">
            <text:p>-32.39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65092">
            <text:p>-20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76212">
            <text:p>-11.76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9134">
            <text:p>-3.369134</text:p>
          </table:table-cell>
          <table:table-cell office:value-type="float" office:value="-7.481338">
            <text:p>-7.481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88">
            <text:p>-20.32888</text:p>
          </table:table-cell>
          <table:table-cell office:value-type="float" office:value="-6.567368">
            <text:p>-6.567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4031">
            <text:p>-38.64031</text:p>
          </table:table-cell>
          <table:table-cell office:value-type="float" office:value="-10.53566">
            <text:p>-10.53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90022">
            <text:p>-54.90022</text:p>
          </table:table-cell>
          <table:table-cell office:value-type="float" office:value="-20.11919">
            <text:p>-20.11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29241">
            <text:p>-66.29241</text:p>
          </table:table-cell>
          <table:table-cell office:value-type="float" office:value="-34.03008">
            <text:p>-34.0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1389">
            <text:p>-71.21389</text:p>
          </table:table-cell>
          <table:table-cell office:value-type="float" office:value="-47.86339">
            <text:p>-47.8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9802">
            <text:p>-69.59802</text:p>
          </table:table-cell>
          <table:table-cell office:value-type="float" office:value="-59.48597">
            <text:p>-59.4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85375">
            <text:p>-62.85375</text:p>
          </table:table-cell>
          <table:table-cell office:value-type="float" office:value="-67.72713">
            <text:p>-67.72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44819">
            <text:p>-53.44819</text:p>
          </table:table-cell>
          <table:table-cell office:value-type="float" office:value="-71.08894">
            <text:p>-71.08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3866">
            <text:p>-44.23866</text:p>
          </table:table-cell>
          <table:table-cell office:value-type="float" office:value="-68.96503">
            <text:p>-68.96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1334">
            <text:p>-37.71334</text:p>
          </table:table-cell>
          <table:table-cell office:value-type="float" office:value="-61.61374">
            <text:p>-61.6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981">
            <text:p>-35.35981</text:p>
          </table:table-cell>
          <table:table-cell office:value-type="float" office:value="-50.94854">
            <text:p>-50.94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9671">
            <text:p>-37.29671</text:p>
          </table:table-cell>
          <table:table-cell office:value-type="float" office:value="-59.79837">
            <text:p>-59.7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652">
            <text:p>-42.27652</text:p>
          </table:table-cell>
          <table:table-cell office:value-type="float" office:value="-55.69593">
            <text:p>-55.6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3">
            <text:p>-48.04813</text:p>
          </table:table-cell>
          <table:table-cell office:value-type="float" office:value="-49.55527">
            <text:p>-49.5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8318">
            <text:p>-51.98318</text:p>
          </table:table-cell>
          <table:table-cell office:value-type="float" office:value="-45.32528">
            <text:p>-45.3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248">
            <text:p>-51.8248</text:p>
          </table:table-cell>
          <table:table-cell office:value-type="float" office:value="-44.29161">
            <text:p>-44.29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753">
            <text:p>-46.32753</text:p>
          </table:table-cell>
          <table:table-cell office:value-type="float" office:value="-49.11006">
            <text:p>-49.1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765">
            <text:p>-35.65765</text:p>
          </table:table-cell>
          <table:table-cell office:value-type="float" office:value="-51.36489">
            <text:p>-51.3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3182">
            <text:p>-21.43182</text:p>
          </table:table-cell>
          <table:table-cell office:value-type="float" office:value="-51.22639">
            <text:p>-51.2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71802">
            <text:p>-6.371802</text:p>
          </table:table-cell>
          <table:table-cell office:value-type="float" office:value="-51.26887">
            <text:p>-51.26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5.06507">
            <text:p>-45.06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11039">
            <text:p>-33.11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00354">
            <text:p>-19.0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24459">
            <text:p>-9.524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2463">
            <text:p>-7.182463</text:p>
          </table:table-cell>
          <table:table-cell office:value-type="float" office:value="-7.003647">
            <text:p>-7.0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742">
            <text:p>-24.78742</text:p>
          </table:table-cell>
          <table:table-cell office:value-type="float" office:value="-9.138391">
            <text:p>-9.138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292">
            <text:p>-42.90292</text:p>
          </table:table-cell>
          <table:table-cell office:value-type="float" office:value="-10.82118">
            <text:p>-10.82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20091">
            <text:p>-58.20091</text:p>
          </table:table-cell>
          <table:table-cell office:value-type="float" office:value="-22.26827">
            <text:p>-22.26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11263">
            <text:p>-68.11263</text:p>
          </table:table-cell>
          <table:table-cell office:value-type="float" office:value="-37.01965">
            <text:p>-37.01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206">
            <text:p>-71.39206</text:p>
          </table:table-cell>
          <table:table-cell office:value-type="float" office:value="-51.03242">
            <text:p>-51.03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35017">
            <text:p>-68.35017</text:p>
          </table:table-cell>
          <table:table-cell office:value-type="float" office:value="-62.22924">
            <text:p>-62.2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70398">
            <text:p>-60.70398</text:p>
          </table:table-cell>
          <table:table-cell office:value-type="float" office:value="-69.42658">
            <text:p>-69.42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631">
            <text:p>-51.08631</text:p>
          </table:table-cell>
          <table:table-cell office:value-type="float" office:value="-71.8122">
            <text:p>-71.8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895">
            <text:p>-42.32895</text:p>
          </table:table-cell>
          <table:table-cell office:value-type="float" office:value="-69.05421">
            <text:p>-69.05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882">
            <text:p>-36.72882</text:p>
          </table:table-cell>
          <table:table-cell office:value-type="float" office:value="-60.54326">
            <text:p>-60.54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6176">
            <text:p>-35.46176</text:p>
          </table:table-cell>
          <table:table-cell office:value-type="float" office:value="-66.72092">
            <text:p>-66.72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9992">
            <text:p>-38.29992</text:p>
          </table:table-cell>
          <table:table-cell office:value-type="float" office:value="-62.923">
            <text:p>-62.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652">
            <text:p>-43.70652</text:p>
          </table:table-cell>
          <table:table-cell office:value-type="float" office:value="-55.50092">
            <text:p>-55.50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27005">
            <text:p>-49.27005</text:p>
          </table:table-cell>
          <table:table-cell office:value-type="float" office:value="-49.37955">
            <text:p>-49.37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8974">
            <text:p>-52.38974</text:p>
          </table:table-cell>
          <table:table-cell office:value-type="float" office:value="-46.50018">
            <text:p>-46.50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9932">
            <text:p>-50.99932</text:p>
          </table:table-cell>
          <table:table-cell office:value-type="float" office:value="-47.06685">
            <text:p>-47.0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145">
            <text:p>-44.17145</text:p>
          </table:table-cell>
          <table:table-cell office:value-type="float" office:value="-49.80333">
            <text:p>-49.8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3906">
            <text:p>-32.43906</text:p>
          </table:table-cell>
          <table:table-cell office:value-type="float" office:value="-51.26773">
            <text:p>-51.2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2853">
            <text:p>-17.72853</text:p>
          </table:table-cell>
          <table:table-cell office:value-type="float" office:value="-48.84352">
            <text:p>-48.84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8813">
            <text:p>-2.948813</text:p>
          </table:table-cell>
          <table:table-cell office:value-type="float" office:value="-42.07389">
            <text:p>-42.0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83359">
            <text:p>-38.83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17185">
            <text:p>-29.17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0935">
            <text:p>-18.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1587">
            <text:p>-10.11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274">
            <text:p>-11.2274</text:p>
          </table:table-cell>
          <table:table-cell office:value-type="float" office:value="-6.755548">
            <text:p>-6.75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7545">
            <text:p>-29.27545</text:p>
          </table:table-cell>
          <table:table-cell office:value-type="float" office:value="-7.594581">
            <text:p>-7.594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948">
            <text:p>-46.9948</text:p>
          </table:table-cell>
          <table:table-cell office:value-type="float" office:value="-13.47675">
            <text:p>-13.47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17784">
            <text:p>-61.17784</text:p>
          </table:table-cell>
          <table:table-cell office:value-type="float" office:value="-26.77035">
            <text:p>-26.77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53363">
            <text:p>-69.53363</text:p>
          </table:table-cell>
          <table:table-cell office:value-type="float" office:value="-41.37902">
            <text:p>-41.37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8965">
            <text:p>-71.18965</text:p>
          </table:table-cell>
          <table:table-cell office:value-type="float" office:value="-54.22089">
            <text:p>-54.2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82492">
            <text:p>-66.82492</text:p>
          </table:table-cell>
          <table:table-cell office:value-type="float" office:value="-64.34986">
            <text:p>-64.3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4382">
            <text:p>-58.4382</text:p>
          </table:table-cell>
          <table:table-cell office:value-type="float" office:value="-70.34256">
            <text:p>-70.34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7762">
            <text:p>-48.77762</text:p>
          </table:table-cell>
          <table:table-cell office:value-type="float" office:value="-71.04916">
            <text:p>-71.04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1032">
            <text:p>-40.61032</text:p>
          </table:table-cell>
          <table:table-cell office:value-type="float" office:value="-66.29433">
            <text:p>-66.29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0717">
            <text:p>-36.00717</text:p>
          </table:table-cell>
          <table:table-cell office:value-type="float" office:value="-56.77895">
            <text:p>-56.7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1274">
            <text:p>-35.81274</text:p>
          </table:table-cell>
          <table:table-cell office:value-type="float" office:value="-63.25105">
            <text:p>-63.25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009">
            <text:p>-39.46009</text:p>
          </table:table-cell>
          <table:table-cell office:value-type="float" office:value="-58.88593">
            <text:p>-58.8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4545">
            <text:p>-45.14545</text:p>
          </table:table-cell>
          <table:table-cell office:value-type="float" office:value="-51.0302">
            <text:p>-51.0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4587">
            <text:p>-50.34587</text:p>
          </table:table-cell>
          <table:table-cell office:value-type="float" office:value="-44.38818">
            <text:p>-44.38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537">
            <text:p>-52.52537</text:p>
          </table:table-cell>
          <table:table-cell office:value-type="float" office:value="-43.76064">
            <text:p>-43.7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4548">
            <text:p>-49.84548</text:p>
          </table:table-cell>
          <table:table-cell office:value-type="float" office:value="-47.2488">
            <text:p>-47.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1981">
            <text:p>-41.71981</text:p>
          </table:table-cell>
          <table:table-cell office:value-type="float" office:value="-50.72478">
            <text:p>-50.7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3888">
            <text:p>-29.03888</text:p>
          </table:table-cell>
          <table:table-cell office:value-type="float" office:value="-51.63393">
            <text:p>-51.6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2104">
            <text:p>-14.02104</text:p>
          </table:table-cell>
          <table:table-cell office:value-type="float" office:value="-48.39254">
            <text:p>-48.39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9.77443">
            <text:p>-39.7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85859">
            <text:p>-25.85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77108">
            <text:p>-22.7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33381">
            <text:p>-17.3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51058">
            <text:p>-13.51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5525">
            <text:p>-15.45525</text:p>
          </table:table-cell>
          <table:table-cell office:value-type="float" office:value="-8.446804">
            <text:p>-8.446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4244">
            <text:p>-33.74244</text:p>
          </table:table-cell>
          <table:table-cell office:value-type="float" office:value="-5.528113">
            <text:p>-5.528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7451">
            <text:p>-50.87451</text:p>
          </table:table-cell>
          <table:table-cell office:value-type="float" office:value="-14.11344">
            <text:p>-14.1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80331">
            <text:p>-63.80331</text:p>
          </table:table-cell>
          <table:table-cell office:value-type="float" office:value="-28.53979">
            <text:p>-28.5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55235">
            <text:p>-70.55235</text:p>
          </table:table-cell>
          <table:table-cell office:value-type="float" office:value="-43.64838">
            <text:p>-43.64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62466">
            <text:p>-70.62466</text:p>
          </table:table-cell>
          <table:table-cell office:value-type="float" office:value="-56.80023">
            <text:p>-56.80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05979">
            <text:p>-65.05979</text:p>
          </table:table-cell>
          <table:table-cell office:value-type="float" office:value="-66.30968">
            <text:p>-66.30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0974">
            <text:p>-56.0974</text:p>
          </table:table-cell>
          <table:table-cell office:value-type="float" office:value="-71.15631">
            <text:p>-71.1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938">
            <text:p>-46.55938</text:p>
          </table:table-cell>
          <table:table-cell office:value-type="float" office:value="-70.70255">
            <text:p>-70.7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75">
            <text:p>-39.10875</text:p>
          </table:table-cell>
          <table:table-cell office:value-type="float" office:value="-64.60765">
            <text:p>-64.60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5226">
            <text:p>-35.55226</text:p>
          </table:table-cell>
          <table:table-cell office:value-type="float" office:value="-69.0957">
            <text:p>-69.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721">
            <text:p>-36.39721</text:p>
          </table:table-cell>
          <table:table-cell office:value-type="float" office:value="-64.92064">
            <text:p>-64.9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295">
            <text:p>-40.74295</text:p>
          </table:table-cell>
          <table:table-cell office:value-type="float" office:value="-58.20039">
            <text:p>-58.20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11">
            <text:p>-46.55511</text:p>
          </table:table-cell>
          <table:table-cell office:value-type="float" office:value="-52.09723">
            <text:p>-52.0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411">
            <text:p>-51.2411</text:p>
          </table:table-cell>
          <table:table-cell office:value-type="float" office:value="-48.15108">
            <text:p>-48.15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6726">
            <text:p>-52.36726</text:p>
          </table:table-cell>
          <table:table-cell office:value-type="float" office:value="-47.04862">
            <text:p>-47.0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6233">
            <text:p>-48.36233</text:p>
          </table:table-cell>
          <table:table-cell office:value-type="float" office:value="-48.16558">
            <text:p>-48.1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216">
            <text:p>-38.99216</text:p>
          </table:table-cell>
          <table:table-cell office:value-type="float" office:value="-50.14186">
            <text:p>-50.14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9776">
            <text:p>-25.49776</text:p>
          </table:table-cell>
          <table:table-cell office:value-type="float" office:value="-49.56357">
            <text:p>-49.56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546">
            <text:p>-10.3546</text:p>
          </table:table-cell>
          <table:table-cell office:value-type="float" office:value="-49.23249">
            <text:p>-49.23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6828">
            <text:p>-44.6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18946">
            <text:p>-35.18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2.73146">
            <text:p>-22.7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14993">
            <text:p>-13.14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6192">
            <text:p>-2.946192</text:p>
          </table:table-cell>
          <table:table-cell office:value-type="float" office:value="-8.587622">
            <text:p>-8.587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989">
            <text:p>-19.81989</text:p>
          </table:table-cell>
          <table:table-cell office:value-type="float" office:value="-6.636607">
            <text:p>-6.636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4072">
            <text:p>-38.14072</text:p>
          </table:table-cell>
          <table:table-cell office:value-type="float" office:value="-10.78664">
            <text:p>-10.78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49987">
            <text:p>-54.49987</text:p>
          </table:table-cell>
          <table:table-cell office:value-type="float" office:value="-20.84876">
            <text:p>-20.84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6.05759">
            <text:p>-66.05759</text:p>
          </table:table-cell>
          <table:table-cell office:value-type="float" office:value="-34.85645">
            <text:p>-34.85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6841">
            <text:p>-71.16841</text:p>
          </table:table-cell>
          <table:table-cell office:value-type="float" office:value="-48.41915">
            <text:p>-48.41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72193">
            <text:p>-69.72193</text:p>
          </table:table-cell>
          <table:table-cell office:value-type="float" office:value="-60.03091">
            <text:p>-60.0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0917">
            <text:p>-63.0917</text:p>
          </table:table-cell>
          <table:table-cell office:value-type="float" office:value="-67.84712">
            <text:p>-67.84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7218">
            <text:p>-53.7218</text:p>
          </table:table-cell>
          <table:table-cell office:value-type="float" office:value="-70.95831">
            <text:p>-70.95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961">
            <text:p>-44.46961</text:p>
          </table:table-cell>
          <table:table-cell office:value-type="float" office:value="-68.70192">
            <text:p>-68.70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315">
            <text:p>-37.84315</text:p>
          </table:table-cell>
          <table:table-cell office:value-type="float" office:value="-61.75389">
            <text:p>-61.7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455">
            <text:p>-35.36455</text:p>
          </table:table-cell>
          <table:table-cell office:value-type="float" office:value="-72.43221">
            <text:p>-72.43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9309">
            <text:p>-37.19309</text:p>
          </table:table-cell>
          <table:table-cell office:value-type="float" office:value="-65.05804">
            <text:p>-65.05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442">
            <text:p>-42.11442</text:p>
          </table:table-cell>
          <table:table-cell office:value-type="float" office:value="-56.45385">
            <text:p>-56.45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956">
            <text:p>-47.89956</text:p>
          </table:table-cell>
          <table:table-cell office:value-type="float" office:value="-47.94117">
            <text:p>-47.94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2084">
            <text:p>-51.92084</text:p>
          </table:table-cell>
          <table:table-cell office:value-type="float" office:value="-42.86244">
            <text:p>-42.86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9905">
            <text:p>-51.89905</text:p>
          </table:table-cell>
          <table:table-cell office:value-type="float" office:value="-45.06136">
            <text:p>-45.06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91">
            <text:p>-46.55591</text:p>
          </table:table-cell>
          <table:table-cell office:value-type="float" office:value="-49.09594">
            <text:p>-49.09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1569">
            <text:p>-36.01569</text:p>
          </table:table-cell>
          <table:table-cell office:value-type="float" office:value="-51.61867">
            <text:p>-51.61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5563">
            <text:p>-21.85563</text:p>
          </table:table-cell>
          <table:table-cell office:value-type="float" office:value="-50.68661">
            <text:p>-50.6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75875">
            <text:p>-6.775875</text:p>
          </table:table-cell>
          <table:table-cell office:value-type="float" office:value="-44.99422">
            <text:p>-44.99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35495">
            <text:p>-33.35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86776">
            <text:p>-28.86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83492">
            <text:p>-19.8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14596">
            <text:p>-12.14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0793">
            <text:p>-6.730793</text:p>
          </table:table-cell>
          <table:table-cell office:value-type="float" office:value="-9.498749">
            <text:p>-9.49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717">
            <text:p>-24.2717</text:p>
          </table:table-cell>
          <table:table-cell office:value-type="float" office:value="-9.021774">
            <text:p>-9.021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1918">
            <text:p>-42.41918</text:p>
          </table:table-cell>
          <table:table-cell office:value-type="float" office:value="-9.164804">
            <text:p>-9.164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83682">
            <text:p>-57.83682</text:p>
          </table:table-cell>
          <table:table-cell office:value-type="float" office:value="-20.95702">
            <text:p>-20.95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92326">
            <text:p>-67.92326</text:p>
          </table:table-cell>
          <table:table-cell office:value-type="float" office:value="-36.16581">
            <text:p>-36.1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9059">
            <text:p>-71.39059</text:p>
          </table:table-cell>
          <table:table-cell office:value-type="float" office:value="-50.42311">
            <text:p>-50.4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50856">
            <text:p>-68.50856</text:p>
          </table:table-cell>
          <table:table-cell office:value-type="float" office:value="-61.97352">
            <text:p>-61.9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95813">
            <text:p>-60.95813</text:p>
          </table:table-cell>
          <table:table-cell office:value-type="float" office:value="-69.49972">
            <text:p>-69.49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5616">
            <text:p>-51.35616</text:p>
          </table:table-cell>
          <table:table-cell office:value-type="float" office:value="-71.93761">
            <text:p>-71.93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3958">
            <text:p>-42.53958</text:p>
          </table:table-cell>
          <table:table-cell office:value-type="float" office:value="-68.93076">
            <text:p>-68.9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2891">
            <text:p>-36.82891</text:p>
          </table:table-cell>
          <table:table-cell office:value-type="float" office:value="-60.55122">
            <text:p>-60.5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749">
            <text:p>-35.43749</text:p>
          </table:table-cell>
          <table:table-cell office:value-type="float" office:value="-65.81431">
            <text:p>-65.81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59">
            <text:p>-38.1759</text:p>
          </table:table-cell>
          <table:table-cell office:value-type="float" office:value="-60.54863">
            <text:p>-60.54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4076">
            <text:p>-43.54076</text:p>
          </table:table-cell>
          <table:table-cell office:value-type="float" office:value="-53.36363">
            <text:p>-53.36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13686">
            <text:p>-49.13686</text:p>
          </table:table-cell>
          <table:table-cell office:value-type="float" office:value="-47.37183">
            <text:p>-47.37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5632">
            <text:p>-52.35632</text:p>
          </table:table-cell>
          <table:table-cell office:value-type="float" office:value="-44.76814">
            <text:p>-44.76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1107">
            <text:p>-51.11107</text:p>
          </table:table-cell>
          <table:table-cell office:value-type="float" office:value="-46.06084">
            <text:p>-46.0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579">
            <text:p>-44.43579</text:p>
          </table:table-cell>
          <table:table-cell office:value-type="float" office:value="-49.79392">
            <text:p>-49.79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1956">
            <text:p>-32.81956</text:p>
          </table:table-cell>
          <table:table-cell office:value-type="float" office:value="-51.61454">
            <text:p>-51.6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5597">
            <text:p>-18.15597</text:p>
          </table:table-cell>
          <table:table-cell office:value-type="float" office:value="-49.38237">
            <text:p>-49.38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3449">
            <text:p>-3.33449</text:p>
          </table:table-cell>
          <table:table-cell office:value-type="float" office:value="-42.30311">
            <text:p>-42.30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01504">
            <text:p>-30.0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75828">
            <text:p>-26.7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504">
            <text:p>-16.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63417">
            <text:p>-8.963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5151">
            <text:p>-10.75151</text:p>
          </table:table-cell>
          <table:table-cell office:value-type="float" office:value="-5.732717">
            <text:p>-5.732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806">
            <text:p>-28.75806</text:p>
          </table:table-cell>
          <table:table-cell office:value-type="float" office:value="-6.113818">
            <text:p>-6.11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3371">
            <text:p>-46.53371</text:p>
          </table:table-cell>
          <table:table-cell office:value-type="float" office:value="-10.90665">
            <text:p>-10.90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85255">
            <text:p>-60.85255</text:p>
          </table:table-cell>
          <table:table-cell office:value-type="float" office:value="-25.03834">
            <text:p>-25.0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39051">
            <text:p>-69.39051</text:p>
          </table:table-cell>
          <table:table-cell office:value-type="float" office:value="-40.32111">
            <text:p>-40.32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3177">
            <text:p>-71.23177</text:p>
          </table:table-cell>
          <table:table-cell office:value-type="float" office:value="-53.54637">
            <text:p>-53.54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01337">
            <text:p>-67.01337</text:p>
          </table:table-cell>
          <table:table-cell office:value-type="float" office:value="-63.78251">
            <text:p>-63.78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70374">
            <text:p>-58.70374</text:p>
          </table:table-cell>
          <table:table-cell office:value-type="float" office:value="-69.93913">
            <text:p>-69.93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3949">
            <text:p>-49.03949</text:p>
          </table:table-cell>
          <table:table-cell office:value-type="float" office:value="-70.90923">
            <text:p>-70.90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752">
            <text:p>-40.79752</text:p>
          </table:table-cell>
          <table:table-cell office:value-type="float" office:value="-66.52254">
            <text:p>-66.52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767">
            <text:p>-36.0767</text:p>
          </table:table-cell>
          <table:table-cell office:value-type="float" office:value="-57.58228">
            <text:p>-57.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6012">
            <text:p>-35.76012</text:p>
          </table:table-cell>
          <table:table-cell office:value-type="float" office:value="-61.6096">
            <text:p>-61.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969">
            <text:p>-39.31969</text:p>
          </table:table-cell>
          <table:table-cell office:value-type="float" office:value="-56.40506">
            <text:p>-56.40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8047">
            <text:p>-44.98047</text:p>
          </table:table-cell>
          <table:table-cell office:value-type="float" office:value="-49.00815">
            <text:p>-49.00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3062">
            <text:p>-50.23062</text:p>
          </table:table-cell>
          <table:table-cell office:value-type="float" office:value="-43.45249">
            <text:p>-43.4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442">
            <text:p>-52.52442</text:p>
          </table:table-cell>
          <table:table-cell office:value-type="float" office:value="-43.90465">
            <text:p>-43.90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9511">
            <text:p>-49.99511</text:p>
          </table:table-cell>
          <table:table-cell office:value-type="float" office:value="-46.9982">
            <text:p>-46.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1658">
            <text:p>-42.01658</text:p>
          </table:table-cell>
          <table:table-cell office:value-type="float" office:value="-50.7869">
            <text:p>-50.7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3828">
            <text:p>-29.43828</text:p>
          </table:table-cell>
          <table:table-cell office:value-type="float" office:value="-52.02614">
            <text:p>-52.02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673">
            <text:p>-14.44673</text:p>
          </table:table-cell>
          <table:table-cell office:value-type="float" office:value="-48.87944">
            <text:p>-48.87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491761">
            <text:p>-0.07491761</text:p>
          </table:table-cell>
          <table:table-cell office:value-type="float" office:value="-40.16977">
            <text:p>-40.16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8.19407">
            <text:p>-38.19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9.08783">
            <text:p>-29.08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6556">
            <text:p>-18.6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32784">
            <text:p>-1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056">
            <text:p>-14.96056</text:p>
          </table:table-cell>
          <table:table-cell office:value-type="float" office:value="-5.38081">
            <text:p>-5.38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3071">
            <text:p>-33.23071</text:p>
          </table:table-cell>
          <table:table-cell office:value-type="float" office:value="-7.15031">
            <text:p>-7.15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44008">
            <text:p>-50.44008</text:p>
          </table:table-cell>
          <table:table-cell office:value-type="float" office:value="-14.86739">
            <text:p>-14.86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1959">
            <text:p>-63.51959</text:p>
          </table:table-cell>
          <table:table-cell office:value-type="float" office:value="-28.61217">
            <text:p>-28.61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45566">
            <text:p>-70.45566</text:p>
          </table:table-cell>
          <table:table-cell office:value-type="float" office:value="-43.5163">
            <text:p>-43.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0734">
            <text:p>-70.70734</text:p>
          </table:table-cell>
          <table:table-cell office:value-type="float" office:value="-56.69119">
            <text:p>-56.69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27414">
            <text:p>-65.27414</text:p>
          </table:table-cell>
          <table:table-cell office:value-type="float" office:value="-66.1914">
            <text:p>-66.1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36945">
            <text:p>-56.36945</text:p>
          </table:table-cell>
          <table:table-cell office:value-type="float" office:value="-70.95275">
            <text:p>-70.9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0883">
            <text:p>-46.80883</text:p>
          </table:table-cell>
          <table:table-cell office:value-type="float" office:value="-70.33988">
            <text:p>-70.33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996">
            <text:p>-39.26996</text:p>
          </table:table-cell>
          <table:table-cell office:value-type="float" office:value="-64.65953">
            <text:p>-64.65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9097">
            <text:p>-35.59097</text:p>
          </table:table-cell>
          <table:table-cell office:value-type="float" office:value="-70.26975">
            <text:p>-70.2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1876">
            <text:p>-36.31876</text:p>
          </table:table-cell>
          <table:table-cell office:value-type="float" office:value="-67.25359">
            <text:p>-67.2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">
            <text:p>-40.59</text:p>
          </table:table-cell>
          <table:table-cell office:value-type="float" office:value="-60.89248">
            <text:p>-60.89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54">
            <text:p>-46.3954</text:p>
          </table:table-cell>
          <table:table-cell office:value-type="float" office:value="-54.41842">
            <text:p>-54.4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4849">
            <text:p>-51.14849</text:p>
          </table:table-cell>
          <table:table-cell office:value-type="float" office:value="-49.82159">
            <text:p>-49.82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0095">
            <text:p>-52.40095</text:p>
          </table:table-cell>
          <table:table-cell office:value-type="float" office:value="-47.80875">
            <text:p>-47.8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4966">
            <text:p>-48.54966</text:p>
          </table:table-cell>
          <table:table-cell office:value-type="float" office:value="-48.06798">
            <text:p>-48.06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941">
            <text:p>-39.31941</text:p>
          </table:table-cell>
          <table:table-cell office:value-type="float" office:value="-49.72406">
            <text:p>-49.72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1144">
            <text:p>-25.91144</text:p>
          </table:table-cell>
          <table:table-cell office:value-type="float" office:value="-49.19313">
            <text:p>-49.19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311">
            <text:p>-10.77311</text:p>
          </table:table-cell>
          <table:table-cell office:value-type="float" office:value="-45.08829">
            <text:p>-45.0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2.4493">
            <text:p>-42.4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17788">
            <text:p>-35.17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88921">
            <text:p>-23.88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52999">
            <text:p>-14.52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27565">
            <text:p>-2.527565</text:p>
          </table:table-cell>
          <table:table-cell office:value-type="float" office:value="-9.571381">
            <text:p>-9.57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204">
            <text:p>-19.31204</text:p>
          </table:table-cell>
          <table:table-cell office:value-type="float" office:value="-7.238417">
            <text:p>-7.238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3957">
            <text:p>-37.63957</text:p>
          </table:table-cell>
          <table:table-cell office:value-type="float" office:value="-9.380707">
            <text:p>-9.380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09652">
            <text:p>-54.09652</text:p>
          </table:table-cell>
          <table:table-cell office:value-type="float" office:value="-19.56999">
            <text:p>-19.56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81761">
            <text:p>-65.81761</text:p>
          </table:table-cell>
          <table:table-cell office:value-type="float" office:value="-34.09499">
            <text:p>-34.0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11771">
            <text:p>-71.11771</text:p>
          </table:table-cell>
          <table:table-cell office:value-type="float" office:value="-47.88689">
            <text:p>-47.88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84229">
            <text:p>-69.84229</text:p>
          </table:table-cell>
          <table:table-cell office:value-type="float" office:value="-59.43817">
            <text:p>-59.43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32747">
            <text:p>-63.32747</text:p>
          </table:table-cell>
          <table:table-cell office:value-type="float" office:value="-67.63444">
            <text:p>-67.63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99552">
            <text:p>-53.99552</text:p>
          </table:table-cell>
          <table:table-cell office:value-type="float" office:value="-71.29154">
            <text:p>-71.29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0269">
            <text:p>-44.70269</text:p>
          </table:table-cell>
          <table:table-cell office:value-type="float" office:value="-69.36284">
            <text:p>-69.36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7631">
            <text:p>-37.97631</text:p>
          </table:table-cell>
          <table:table-cell office:value-type="float" office:value="-62.8743">
            <text:p>-62.8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274">
            <text:p>-35.37274</text:p>
          </table:table-cell>
          <table:table-cell office:value-type="float" office:value="-71.87666">
            <text:p>-71.8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14">
            <text:p>-37.0914</text:p>
          </table:table-cell>
          <table:table-cell office:value-type="float" office:value="-64.61037">
            <text:p>-64.61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5303">
            <text:p>-41.95303</text:p>
          </table:table-cell>
          <table:table-cell office:value-type="float" office:value="-56.01125">
            <text:p>-56.01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958">
            <text:p>-47.74958</text:p>
          </table:table-cell>
          <table:table-cell office:value-type="float" office:value="-47.81096">
            <text:p>-47.8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5445">
            <text:p>-51.85445</text:p>
          </table:table-cell>
          <table:table-cell office:value-type="float" office:value="-43.59555">
            <text:p>-43.59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6905">
            <text:p>-51.96905</text:p>
          </table:table-cell>
          <table:table-cell office:value-type="float" office:value="-46.07948">
            <text:p>-46.0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013">
            <text:p>-46.78013</text:p>
          </table:table-cell>
          <table:table-cell office:value-type="float" office:value="-49.4894">
            <text:p>-49.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7019">
            <text:p>-36.37019</text:p>
          </table:table-cell>
          <table:table-cell office:value-type="float" office:value="-51.75408">
            <text:p>-51.75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869">
            <text:p>-22.27869</text:p>
          </table:table-cell>
          <table:table-cell office:value-type="float" office:value="-50.85001">
            <text:p>-50.85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1752">
            <text:p>-7.181752</text:p>
          </table:table-cell>
          <table:table-cell office:value-type="float" office:value="-45.17385">
            <text:p>-45.1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57039">
            <text:p>-43.5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3.59446">
            <text:p>-33.5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0.75077">
            <text:p>-20.75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913">
            <text:p>-11.49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2248">
            <text:p>-6.282248</text:p>
          </table:table-cell>
          <table:table-cell office:value-type="float" office:value="-8.807721">
            <text:p>-8.807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5646">
            <text:p>-23.75646</text:p>
          </table:table-cell>
          <table:table-cell office:value-type="float" office:value="-9.163538">
            <text:p>-9.16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407">
            <text:p>-41.93407</text:p>
          </table:table-cell>
          <table:table-cell office:value-type="float" office:value="-9.014455">
            <text:p>-9.014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46847">
            <text:p>-57.46847</text:p>
          </table:table-cell>
          <table:table-cell office:value-type="float" office:value="-20.73639">
            <text:p>-20.73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72859">
            <text:p>-67.72859</text:p>
          </table:table-cell>
          <table:table-cell office:value-type="float" office:value="-36.13481">
            <text:p>-36.1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8474">
            <text:p>-71.38474</text:p>
          </table:table-cell>
          <table:table-cell office:value-type="float" office:value="-50.303">
            <text:p>-50.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66322">
            <text:p>-68.66322</text:p>
          </table:table-cell>
          <table:table-cell office:value-type="float" office:value="-61.65582">
            <text:p>-61.6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21066">
            <text:p>-61.21066</text:p>
          </table:table-cell>
          <table:table-cell office:value-type="float" office:value="-69.09974">
            <text:p>-69.09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2682">
            <text:p>-51.62682</text:p>
          </table:table-cell>
          <table:table-cell office:value-type="float" office:value="-71.55552">
            <text:p>-71.5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5272">
            <text:p>-42.75272</text:p>
          </table:table-cell>
          <table:table-cell office:value-type="float" office:value="-68.66571">
            <text:p>-68.66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3248">
            <text:p>-36.93248</text:p>
          </table:table-cell>
          <table:table-cell office:value-type="float" office:value="-60.46769">
            <text:p>-60.46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161">
            <text:p>-35.4161</text:p>
          </table:table-cell>
          <table:table-cell office:value-type="float" office:value="-65.97729">
            <text:p>-65.9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399">
            <text:p>-38.05399</text:p>
          </table:table-cell>
          <table:table-cell office:value-type="float" office:value="-61.6607">
            <text:p>-61.6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52">
            <text:p>-43.3752</text:p>
          </table:table-cell>
          <table:table-cell office:value-type="float" office:value="-54.46184">
            <text:p>-54.46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0097">
            <text:p>-49.00097</text:p>
          </table:table-cell>
          <table:table-cell office:value-type="float" office:value="-48.23975">
            <text:p>-48.23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1934">
            <text:p>-52.31934</text:p>
          </table:table-cell>
          <table:table-cell office:value-type="float" office:value="-45.01031">
            <text:p>-45.0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21812">
            <text:p>-51.21812</text:p>
          </table:table-cell>
          <table:table-cell office:value-type="float" office:value="-46.26427">
            <text:p>-46.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9545">
            <text:p>-44.69545</text:p>
          </table:table-cell>
          <table:table-cell office:value-type="float" office:value="-49.25218">
            <text:p>-49.25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61">
            <text:p>-33.19761</text:p>
          </table:table-cell>
          <table:table-cell office:value-type="float" office:value="-50.90254">
            <text:p>-50.9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8465">
            <text:p>-18.58465</text:p>
          </table:table-cell>
          <table:table-cell office:value-type="float" office:value="-48.98998">
            <text:p>-48.98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22346">
            <text:p>-3.722346</text:p>
          </table:table-cell>
          <table:table-cell office:value-type="float" office:value="-42.67237">
            <text:p>-42.67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5066">
            <text:p>-30.95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58101">
            <text:p>-24.58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19818">
            <text:p>-15.19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15552">
            <text:p>-9.315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678">
            <text:p>-10.27678</text:p>
          </table:table-cell>
          <table:table-cell office:value-type="float" office:value="-8.152276">
            <text:p>-8.152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4125">
            <text:p>-28.24125</text:p>
          </table:table-cell>
          <table:table-cell office:value-type="float" office:value="8.025071">
            <text:p>8.025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984">
            <text:p>-46.06984</text:p>
          </table:table-cell>
          <table:table-cell office:value-type="float" office:value="-14.82706">
            <text:p>-14.8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52203">
            <text:p>-60.52203</text:p>
          </table:table-cell>
          <table:table-cell office:value-type="float" office:value="-25.92297">
            <text:p>-25.92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24205">
            <text:p>-69.24205</text:p>
          </table:table-cell>
          <table:table-cell office:value-type="float" office:value="-39.8794">
            <text:p>-39.8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26906">
            <text:p>-71.26906</text:p>
          </table:table-cell>
          <table:table-cell office:value-type="float" office:value="-52.90729">
            <text:p>-52.9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19987">
            <text:p>-67.19987</text:p>
          </table:table-cell>
          <table:table-cell office:value-type="float" office:value="-63.2277">
            <text:p>-63.2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8.96821">
            <text:p>-58.96821</text:p>
          </table:table-cell>
          <table:table-cell office:value-type="float" office:value="-69.54638">
            <text:p>-69.54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30253">
            <text:p>-49.30253</text:p>
          </table:table-cell>
          <table:table-cell office:value-type="float" office:value="-70.91348">
            <text:p>-70.9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83">
            <text:p>-40.9883</text:p>
          </table:table-cell>
          <table:table-cell office:value-type="float" office:value="-66.64184">
            <text:p>-66.6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4977">
            <text:p>-36.14977</text:p>
          </table:table-cell>
          <table:table-cell office:value-type="float" office:value="-57.52501">
            <text:p>-57.52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1064">
            <text:p>-35.71064</text:p>
          </table:table-cell>
          <table:table-cell office:value-type="float" office:value="-61.67448">
            <text:p>-61.6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7977">
            <text:p>-39.17977</text:p>
          </table:table-cell>
          <table:table-cell office:value-type="float" office:value="-54.50556">
            <text:p>-54.50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1518">
            <text:p>-44.81518</text:p>
          </table:table-cell>
          <table:table-cell office:value-type="float" office:value="-47.15123">
            <text:p>-47.15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13">
            <text:p>-50.113</text:p>
          </table:table-cell>
          <table:table-cell office:value-type="float" office:value="-42.0971">
            <text:p>-42.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876">
            <text:p>-52.51876</text:p>
          </table:table-cell>
          <table:table-cell office:value-type="float" office:value="-42.95868">
            <text:p>-42.95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4038">
            <text:p>-50.14038</text:p>
          </table:table-cell>
          <table:table-cell office:value-type="float" office:value="-47.13997">
            <text:p>-47.13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0965">
            <text:p>-42.30965</text:p>
          </table:table-cell>
          <table:table-cell office:value-type="float" office:value="-50.43084">
            <text:p>-50.43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686">
            <text:p>-29.83686</text:p>
          </table:table-cell>
          <table:table-cell office:value-type="float" office:value="-51.64079">
            <text:p>-51.64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29">
            <text:p>-14.8729</text:p>
          </table:table-cell>
          <table:table-cell office:value-type="float" office:value="-48.6657">
            <text:p>-48.6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95067">
            <text:p>-0.4395067</text:p>
          </table:table-cell>
          <table:table-cell office:value-type="float" office:value="-40.1055">
            <text:p>-40.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11488">
            <text:p>-37.11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8.04959">
            <text:p>-28.04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63609">
            <text:p>-16.6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6432">
            <text:p>-11.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6776">
            <text:p>-14.46776</text:p>
          </table:table-cell>
          <table:table-cell office:value-type="float" office:value="-5.596711">
            <text:p>-5.596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1813">
            <text:p>-32.71813</text:p>
          </table:table-cell>
          <table:table-cell office:value-type="float" office:value="-7.388093">
            <text:p>-7.388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0128">
            <text:p>-50.00128</text:p>
          </table:table-cell>
          <table:table-cell office:value-type="float" office:value="-14.3417">
            <text:p>-14.3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23096">
            <text:p>-63.23096</text:p>
          </table:table-cell>
          <table:table-cell office:value-type="float" office:value="-27.83208">
            <text:p>-27.83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35365">
            <text:p>-70.35365</text:p>
          </table:table-cell>
          <table:table-cell office:value-type="float" office:value="-42.90915">
            <text:p>-42.9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78645">
            <text:p>-70.78645</text:p>
          </table:table-cell>
          <table:table-cell office:value-type="float" office:value="-55.98591">
            <text:p>-55.98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48573">
            <text:p>-65.48573</text:p>
          </table:table-cell>
          <table:table-cell office:value-type="float" office:value="-65.55323">
            <text:p>-65.55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64101">
            <text:p>-56.64101</text:p>
          </table:table-cell>
          <table:table-cell office:value-type="float" office:value="-70.50423">
            <text:p>-70.50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107">
            <text:p>-47.06107</text:p>
          </table:table-cell>
          <table:table-cell office:value-type="float" office:value="-70.21765">
            <text:p>-70.21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3427">
            <text:p>-39.43427</text:p>
          </table:table-cell>
          <table:table-cell office:value-type="float" office:value="-65.17056">
            <text:p>-65.17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3322">
            <text:p>-35.63322</text:p>
          </table:table-cell>
          <table:table-cell office:value-type="float" office:value="-69.53152">
            <text:p>-69.53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4232">
            <text:p>-36.24232</text:p>
          </table:table-cell>
          <table:table-cell office:value-type="float" office:value="-64.80674">
            <text:p>-64.80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383">
            <text:p>-40.4383</text:p>
          </table:table-cell>
          <table:table-cell office:value-type="float" office:value="-56.71362">
            <text:p>-56.71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486">
            <text:p>-46.23486</text:p>
          </table:table-cell>
          <table:table-cell office:value-type="float" office:value="-50.39211">
            <text:p>-50.39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5185">
            <text:p>-51.05185</text:p>
          </table:table-cell>
          <table:table-cell office:value-type="float" office:value="-46.71154">
            <text:p>-46.71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3056">
            <text:p>-52.43056</text:p>
          </table:table-cell>
          <table:table-cell office:value-type="float" office:value="-45.82688">
            <text:p>-45.82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3267">
            <text:p>-48.73267</text:p>
          </table:table-cell>
          <table:table-cell office:value-type="float" office:value="-47.41629">
            <text:p>-47.41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4402">
            <text:p>-39.64402</text:p>
          </table:table-cell>
          <table:table-cell office:value-type="float" office:value="-49.92532">
            <text:p>-49.9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2372">
            <text:p>-26.32372</text:p>
          </table:table-cell>
          <table:table-cell office:value-type="float" office:value="-49.65237">
            <text:p>-49.6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9273">
            <text:p>-11.19273</text:p>
          </table:table-cell>
          <table:table-cell office:value-type="float" office:value="-48.11461">
            <text:p>-48.1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4.6418">
            <text:p>-44.6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5.77575">
            <text:p>-35.77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3.20726">
            <text:p>-23.2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3.78985">
            <text:p>-13.78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693">
            <text:p>-2.112693</text:p>
          </table:table-cell>
          <table:table-cell office:value-type="float" office:value="-9.219424">
            <text:p>-9.219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0542">
            <text:p>-18.80542</text:p>
          </table:table-cell>
          <table:table-cell office:value-type="float" office:value="-7.191647">
            <text:p>-7.191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3556">
            <text:p>-37.13556</text:p>
          </table:table-cell>
          <table:table-cell office:value-type="float" office:value="-10.14141">
            <text:p>-10.1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68937">
            <text:p>-53.68937</text:p>
          </table:table-cell>
          <table:table-cell office:value-type="float" office:value="-19.00419">
            <text:p>-19.00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57252">
            <text:p>-65.57252</text:p>
          </table:table-cell>
          <table:table-cell office:value-type="float" office:value="-32.88754">
            <text:p>-32.88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6221">
            <text:p>-71.06221</text:p>
          </table:table-cell>
          <table:table-cell office:value-type="float" office:value="-46.8084">
            <text:p>-46.8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95847">
            <text:p>-69.95847</text:p>
          </table:table-cell>
          <table:table-cell office:value-type="float" office:value="-58.57952">
            <text:p>-58.57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56102">
            <text:p>-63.56102</text:p>
          </table:table-cell>
          <table:table-cell office:value-type="float" office:value="-66.72848">
            <text:p>-66.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2707">
            <text:p>-54.2707</text:p>
          </table:table-cell>
          <table:table-cell office:value-type="float" office:value="-70.6721">
            <text:p>-70.6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3784">
            <text:p>-44.93784</text:p>
          </table:table-cell>
          <table:table-cell office:value-type="float" office:value="-69.23363">
            <text:p>-69.23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277">
            <text:p>-38.11277</text:p>
          </table:table-cell>
          <table:table-cell office:value-type="float" office:value="-62.40401">
            <text:p>-62.4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409">
            <text:p>-35.38409</text:p>
          </table:table-cell>
          <table:table-cell office:value-type="float" office:value="-51.47754">
            <text:p>-51.4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9223">
            <text:p>-36.99223</text:p>
          </table:table-cell>
          <table:table-cell office:value-type="float" office:value="-59.93555">
            <text:p>-59.93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239">
            <text:p>-41.79239</text:p>
          </table:table-cell>
          <table:table-cell office:value-type="float" office:value="-53.83444">
            <text:p>-53.83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683">
            <text:p>-47.59683</text:p>
          </table:table-cell>
          <table:table-cell office:value-type="float" office:value="-48.45697">
            <text:p>-48.45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8487">
            <text:p>-51.78487</text:p>
          </table:table-cell>
          <table:table-cell office:value-type="float" office:value="-44.10933">
            <text:p>-44.10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3479">
            <text:p>-52.03479</text:p>
          </table:table-cell>
          <table:table-cell office:value-type="float" office:value="-43.5535">
            <text:p>-43.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035">
            <text:p>-47.00035</text:p>
          </table:table-cell>
          <table:table-cell office:value-type="float" office:value="-48.78253">
            <text:p>-48.78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174">
            <text:p>-36.72174</text:p>
          </table:table-cell>
          <table:table-cell office:value-type="float" office:value="-51.1013">
            <text:p>-51.1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092">
            <text:p>-22.70092</text:p>
          </table:table-cell>
          <table:table-cell office:value-type="float" office:value="-53.78204">
            <text:p>-53.78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90811">
            <text:p>-7.590811</text:p>
          </table:table-cell>
          <table:table-cell office:value-type="float" office:value="-52.08393">
            <text:p>-52.08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0159">
            <text:p>-43.90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1.91847">
            <text:p>-31.91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8.10344">
            <text:p>-18.1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95539">
            <text:p>-8.695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6894">
            <text:p>-5.836894</text:p>
          </table:table-cell>
          <table:table-cell office:value-type="float" office:value="-6.439067">
            <text:p>-6.43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032">
            <text:p>-23.24032</text:p>
          </table:table-cell>
          <table:table-cell office:value-type="float" office:value="-7.114774">
            <text:p>-7.114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4683">
            <text:p>-41.44683</text:p>
          </table:table-cell>
          <table:table-cell office:value-type="float" office:value="-9.559872">
            <text:p>-9.55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7.0959">
            <text:p>-57.0959</text:p>
          </table:table-cell>
          <table:table-cell office:value-type="float" office:value="-20.76062">
            <text:p>-20.76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52856">
            <text:p>-67.52856</text:p>
          </table:table-cell>
          <table:table-cell office:value-type="float" office:value="-35.3894">
            <text:p>-35.3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7379">
            <text:p>-71.37379</text:p>
          </table:table-cell>
          <table:table-cell office:value-type="float" office:value="-49.59116">
            <text:p>-49.59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8.81413">
            <text:p>-68.81413</text:p>
          </table:table-cell>
          <table:table-cell office:value-type="float" office:value="-61.10497">
            <text:p>-61.10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1.46295">
            <text:p>-61.46295</text:p>
          </table:table-cell>
          <table:table-cell office:value-type="float" office:value="-68.71751">
            <text:p>-68.7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9806">
            <text:p>-51.89806</text:p>
          </table:table-cell>
          <table:table-cell office:value-type="float" office:value="-71.56281">
            <text:p>-71.5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6832">
            <text:p>-42.96832</text:p>
          </table:table-cell>
          <table:table-cell office:value-type="float" office:value="-69.48577">
            <text:p>-69.48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3973">
            <text:p>-37.03973</text:p>
          </table:table-cell>
          <table:table-cell office:value-type="float" office:value="-61.18615">
            <text:p>-61.18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806">
            <text:p>-35.39806</text:p>
          </table:table-cell>
          <table:table-cell office:value-type="float" office:value="-66.59566">
            <text:p>-66.59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3423">
            <text:p>-37.93423</text:p>
          </table:table-cell>
          <table:table-cell office:value-type="float" office:value="-61.5548">
            <text:p>-61.5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0847">
            <text:p>-43.20847</text:p>
          </table:table-cell>
          <table:table-cell office:value-type="float" office:value="-54.11986">
            <text:p>-54.1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6325">
            <text:p>-48.86325</text:p>
          </table:table-cell>
          <table:table-cell office:value-type="float" office:value="-47.90736">
            <text:p>-47.90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7882">
            <text:p>-52.27882</text:p>
          </table:table-cell>
          <table:table-cell office:value-type="float" office:value="-45.16442">
            <text:p>-45.16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32116">
            <text:p>-51.32116</text:p>
          </table:table-cell>
          <table:table-cell office:value-type="float" office:value="-46.37132">
            <text:p>-46.37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13">
            <text:p>-44.95113</text:p>
          </table:table-cell>
          <table:table-cell office:value-type="float" office:value="-49.71448">
            <text:p>-49.71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7314">
            <text:p>-33.57314</text:p>
          </table:table-cell>
          <table:table-cell office:value-type="float" office:value="-51.5812">
            <text:p>-51.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171">
            <text:p>-19.01171</text:p>
          </table:table-cell>
          <table:table-cell office:value-type="float" office:value="-49.99639">
            <text:p>-49.99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12546">
            <text:p>-4.112546</text:p>
          </table:table-cell>
          <table:table-cell office:value-type="float" office:value="-43.59998">
            <text:p>-43.5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0.23443">
            <text:p>-40.23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0.92075">
            <text:p>-30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9.43532">
            <text:p>-19.43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9172">
            <text:p>-11.9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06002">
            <text:p>-9.806002</text:p>
          </table:table-cell>
          <table:table-cell office:value-type="float" office:value="-8.578835">
            <text:p>-8.578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2433">
            <text:p>-27.72433</text:p>
          </table:table-cell>
          <table:table-cell office:value-type="float" office:value="-7.436325">
            <text:p>-7.43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0328">
            <text:p>-45.60328</text:p>
          </table:table-cell>
          <table:table-cell office:value-type="float" office:value="-12.22648">
            <text:p>-12.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0.18753">
            <text:p>-60.18753</text:p>
          </table:table-cell>
          <table:table-cell office:value-type="float" office:value="-25.41841">
            <text:p>-25.4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9.08823">
            <text:p>-69.08823</text:p>
          </table:table-cell>
          <table:table-cell office:value-type="float" office:value="-40.23904">
            <text:p>-40.23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30083">
            <text:p>-71.30083</text:p>
          </table:table-cell>
          <table:table-cell office:value-type="float" office:value="-53.36348">
            <text:p>-53.3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7.38176">
            <text:p>-67.38176</text:p>
          </table:table-cell>
          <table:table-cell office:value-type="float" office:value="-63.50699">
            <text:p>-63.50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9.23155">
            <text:p>-59.23155</text:p>
          </table:table-cell>
          <table:table-cell office:value-type="float" office:value="-69.65461">
            <text:p>-69.65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654">
            <text:p>-49.56654</text:p>
          </table:table-cell>
          <table:table-cell office:value-type="float" office:value="-70.7653">
            <text:p>-70.7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116">
            <text:p>-41.18116</text:p>
          </table:table-cell>
          <table:table-cell office:value-type="float" office:value="-66.15572">
            <text:p>-66.15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639">
            <text:p>-36.22639</text:p>
          </table:table-cell>
          <table:table-cell office:value-type="float" office:value="-56.95078">
            <text:p>-56.950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6476">
            <text:p>-35.66476</text:p>
          </table:table-cell>
          <table:table-cell office:value-type="float" office:value="-63.68272">
            <text:p>-63.6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83">
            <text:p>-39.04283</text:p>
          </table:table-cell>
          <table:table-cell office:value-type="float" office:value="-58.58208">
            <text:p>-58.5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63">
            <text:p>-44.64963</text:p>
          </table:table-cell>
          <table:table-cell office:value-type="float" office:value="-50.06524">
            <text:p>-50.0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9388">
            <text:p>-49.99388</text:p>
          </table:table-cell>
          <table:table-cell office:value-type="float" office:value="-43.53841">
            <text:p>-43.5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011">
            <text:p>-52.51011</text:p>
          </table:table-cell>
          <table:table-cell office:value-type="float" office:value="-43.07267">
            <text:p>-43.07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8129">
            <text:p>-50.28129</text:p>
          </table:table-cell>
          <table:table-cell office:value-type="float" office:value="-46.45908">
            <text:p>-46.45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">
            <text:p>-42.5997</text:p>
          </table:table-cell>
          <table:table-cell office:value-type="float" office:value="-50.32215">
            <text:p>-50.3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3228">
            <text:p>-30.23228</text:p>
          </table:table-cell>
          <table:table-cell office:value-type="float" office:value="-51.67769">
            <text:p>-51.6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9948">
            <text:p>-15.29948</text:p>
          </table:table-cell>
          <table:table-cell office:value-type="float" office:value="-48.79245">
            <text:p>-48.79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072389">
            <text:p>-0.8072389</text:p>
          </table:table-cell>
          <table:table-cell office:value-type="float" office:value="-40.47529">
            <text:p>-40.4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6.86572">
            <text:p>-26.86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4.80762">
            <text:p>-24.80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7.75272">
            <text:p>-17.7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2.9761">
            <text:p>-12.9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7691">
            <text:p>-13.97691</text:p>
          </table:table-cell>
          <table:table-cell office:value-type="float" office:value="-10.66492">
            <text:p>-10.66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398">
            <text:p>-32.20398</text:p>
          </table:table-cell>
          <table:table-cell office:value-type="float" office:value="-11.11601">
            <text:p>-11.1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56029">
            <text:p>-49.56029</text:p>
          </table:table-cell>
          <table:table-cell office:value-type="float" office:value="-14.75143">
            <text:p>-14.7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2.93745">
            <text:p>-62.93745</text:p>
          </table:table-cell>
          <table:table-cell office:value-type="float" office:value="-27.59081">
            <text:p>-27.59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24554">
            <text:p>-70.24554</text:p>
          </table:table-cell>
          <table:table-cell office:value-type="float" office:value="-42.92612">
            <text:p>-42.92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86002">
            <text:p>-70.86002</text:p>
          </table:table-cell>
          <table:table-cell office:value-type="float" office:value="-56.47369">
            <text:p>-56.47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6945">
            <text:p>-65.6945</text:p>
          </table:table-cell>
          <table:table-cell office:value-type="float" office:value="-66.19379">
            <text:p>-66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6.91171">
            <text:p>-56.91171</text:p>
          </table:table-cell>
          <table:table-cell office:value-type="float" office:value="-71.11837">
            <text:p>-71.11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376">
            <text:p>-47.31376</text:p>
          </table:table-cell>
          <table:table-cell office:value-type="float" office:value="-70.76109">
            <text:p>-70.7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0167">
            <text:p>-39.60167</text:p>
          </table:table-cell>
          <table:table-cell office:value-type="float" office:value="-65.79531">
            <text:p>-65.79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7936">
            <text:p>-35.67936</text:p>
          </table:table-cell>
          <table:table-cell office:value-type="float" office:value="-70.87493">
            <text:p>-70.87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962">
            <text:p>-36.16962</text:p>
          </table:table-cell>
          <table:table-cell office:value-type="float" office:value="-67.08074">
            <text:p>-67.0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879">
            <text:p>-40.2879</text:p>
          </table:table-cell>
          <table:table-cell office:value-type="float" office:value="-61.14327">
            <text:p>-61.14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7431">
            <text:p>-46.07431</text:p>
          </table:table-cell>
          <table:table-cell office:value-type="float" office:value="-54.96093">
            <text:p>-54.96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5369">
            <text:p>-50.95369</text:p>
          </table:table-cell>
          <table:table-cell office:value-type="float" office:value="-50.56462">
            <text:p>-50.5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5611">
            <text:p>-52.45611</text:p>
          </table:table-cell>
          <table:table-cell office:value-type="float" office:value="-48.53543">
            <text:p>-48.53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91214">
            <text:p>-48.91214</text:p>
          </table:table-cell>
          <table:table-cell office:value-type="float" office:value="-48.74131">
            <text:p>-48.7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645">
            <text:p>-39.9645</text:p>
          </table:table-cell>
          <table:table-cell office:value-type="float" office:value="-50.16633">
            <text:p>-50.16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3454">
            <text:p>-26.73454</text:p>
          </table:table-cell>
          <table:table-cell office:value-type="float" office:value="-49.56953">
            <text:p>-49.56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1373">
            <text:p>-11.61373</text:p>
          </table:table-cell>
          <table:table-cell office:value-type="float" office:value="-46.57195">
            <text:p>-46.57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5.30668">
            <text:p>-45.30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7.54842">
            <text:p>-37.54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5.20415">
            <text:p>-25.2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17298">
            <text:p>-15.1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164">
            <text:p>-1.70164</text:p>
          </table:table-cell>
          <table:table-cell office:value-type="float" office:value="-10.35913">
            <text:p>-10.35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37">
            <text:p>-18.29937</text:p>
          </table:table-cell>
          <table:table-cell office:value-type="float" office:value="-9.132606">
            <text:p>-9.13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47">
            <text:p>-36.63147</text:p>
          </table:table-cell>
          <table:table-cell office:value-type="float" office:value="-12.91911">
            <text:p>-12.91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3.27848">
            <text:p>-53.27848</text:p>
          </table:table-cell>
          <table:table-cell office:value-type="float" office:value="-20.44423">
            <text:p>-20.44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5.32151">
            <text:p>-65.32151</text:p>
          </table:table-cell>
          <table:table-cell office:value-type="float" office:value="-33.7755">
            <text:p>-33.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1.00097">
            <text:p>-71.00097</text:p>
          </table:table-cell>
          <table:table-cell office:value-type="float" office:value="-47.45717">
            <text:p>-47.45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0.07043">
            <text:p>-70.07043</text:p>
          </table:table-cell>
          <table:table-cell office:value-type="float" office:value="-58.89395">
            <text:p>-58.89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3.79184">
            <text:p>-63.79184</text:p>
          </table:table-cell>
          <table:table-cell office:value-type="float" office:value="-67.01378">
            <text:p>-67.01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4.54447">
            <text:p>-54.54447</text:p>
          </table:table-cell>
          <table:table-cell office:value-type="float" office:value="-70.83735">
            <text:p>-70.8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502">
            <text:p>-45.17502</text:p>
          </table:table-cell>
          <table:table-cell office:value-type="float" office:value="-69.22455">
            <text:p>-69.2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5272">
            <text:p>-38.25272</text:p>
          </table:table-cell>
          <table:table-cell office:value-type="float" office:value="-62.14843">
            <text:p>-62.14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927">
            <text:p>-35.39927</text:p>
          </table:table-cell>
          <table:table-cell office:value-type="float" office:value="-72.8759">
            <text:p>-72.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9563">
            <text:p>-36.89563</text:p>
          </table:table-cell>
          <table:table-cell office:value-type="float" office:value="-64.22458">
            <text:p>-64.2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3326">
            <text:p>-41.63326</text:p>
          </table:table-cell>
          <table:table-cell office:value-type="float" office:value="-55.18897">
            <text:p>-55.18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422">
            <text:p>-47.44422</text:p>
          </table:table-cell>
          <table:table-cell office:value-type="float" office:value="-46.47798">
            <text:p>-46.4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1214">
            <text:p>-51.71214</text:p>
          </table:table-cell>
          <table:table-cell office:value-type="float" office:value="-41.79467">
            <text:p>-41.79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9712">
            <text:p>-52.09712</text:p>
          </table:table-cell>
          <table:table-cell office:value-type="float" office:value="-45.08789">
            <text:p>-45.08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617">
            <text:p>-47.21617</text:p>
          </table:table-cell>
          <table:table-cell office:value-type="float" office:value="-49.05432">
            <text:p>-49.05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7028">
            <text:p>-37.07028</text:p>
          </table:table-cell>
          <table:table-cell office:value-type="float" office:value="-51.66635">
            <text:p>-51.6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2276">
            <text:p>-23.12276</text:p>
          </table:table-cell>
          <table:table-cell office:value-type="float" office:value="-50.7667">
            <text:p>-50.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008">
            <text:p>-8.00008</text:p>
          </table:table-cell>
          <table:table-cell office:value-type="float" office:value="-45.34935">
            <text:p>-45.34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3.97527">
            <text:p>-43.97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4.56194">
            <text:p>-34.56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1.28074">
            <text:p>-21.28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45">
            <text:p>-11.0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4158">
            <text:p>-5.394158</text:p>
          </table:table-cell>
          <table:table-cell office:value-type="float" office:value="-7.831304">
            <text:p>-7.831304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22/07/2014</text:date>, <text:time>02:0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22T02:00:51.42</dc:date>
    <dc:creator>W W</dc:creator>
    <meta:editing-duration>PT4H37M4S</meta:editing-duration>
    <meta:editing-cycles>5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39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legend chart:legend-position="end" svg:x="11.471cm" svg:y="3.584cm" style:legend-expansion="high" chart:style-name="ch2"/>
        <chart:plot-area chart:style-name="ch3" table:cell-range-address="Hoja1.A1:Hoja1.C152" chart:data-source-has-labels="both" svg:x="1.34cm" svg:y="0.799cm" svg:width="9.527cm" svg:height="6.343cm">
          <chartooo:coordinate-region svg:x="2.067cm" svg:y="1.011cm" svg:width="8.706cm" svg:height="5.458cm"/>
          <chart:axis chart:dimension="x" chart:name="primary-x" chart:style-name="ch4" chartooo:axis-type="auto">
            <chartooo:date-scale/>
            <chart:title svg:x="4.604cm" svg:y="7.309cm" chart:style-name="ch5">
              <text:p>Tiempo (segundos)</text:p>
            </chart:title>
            <chart:categories table:cell-range-address="Hoja1.A2:Hoja1.A152"/>
          </chart:axis>
          <chart:axis chart:dimension="y" chart:name="primary-y" chart:style-name="ch6">
            <chart:title svg:x="0.451cm" svg:y="5.191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B2:Hoja1.B152" chart:label-cell-address="Hoja1.B1:Hoja1.B1" chart:class="chart:line">
            <chart:data-point chart:repeated="151"/>
          </chart:series>
          <chart:series chart:style-name="ch10" chart:values-cell-range-address="Hoja1.C2:Hoja1.C152" chart:label-cell-address="Hoja1.C1:Hoja1.C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0">
                <text:p>0</text:p>
                <draw:g>
                  <svg:desc>Hoja1.B2:Hoja1.B152</svg:desc>
                </draw:g>
              </table:table-cell>
              <table:table-cell office:value-type="float" office:value="0">
                <text:p>0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5595291">
                <text:p>0.05595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2954137">
                <text:p>-0.2954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5348573">
                <text:p>-0.5348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352339">
                <text:p>-1.352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227565">
                <text:p>-2.227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297292">
                <text:p>-2.297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111183">
                <text:p>-2.111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855513">
                <text:p>-1.855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775639">
                <text:p>-1.775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750218">
                <text:p>-1.750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80786">
                <text:p>-1.80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958547">
                <text:p>-1.958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049945">
                <text:p>-2.049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146851">
                <text:p>-2.146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28696">
                <text:p>-2.28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352601">
                <text:p>-2.352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371906">
                <text:p>-2.371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425677">
                <text:p>-2.425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390646">
                <text:p>-2.39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327761">
                <text:p>-2.327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279502">
                <text:p>-2.27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270641">
                <text:p>-2.270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.15386">
                <text:p>-2.15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98416">
                <text:p>-1.98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805802">
                <text:p>-1.805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651971">
                <text:p>-1.651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425601">
                <text:p>-1.425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21402">
                <text:p>-1.21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073196">
                <text:p>-1.073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.003467">
                <text:p>-1.003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9549061">
                <text:p>-0.9549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9532654">
                <text:p>0.9532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9673254">
                <text:p>-0.967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9881397">
                <text:p>0.9881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0.9733753">
                <text:p>-0.973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.005221">
                <text:p>1.005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36558">
                <text:p>-43.36558</text:p>
              </table:table-cell>
              <table:table-cell office:value-type="float" office:value="0.9767868">
                <text:p>0.9767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.99298">
                <text:p>-48.99298</text:p>
              </table:table-cell>
              <table:table-cell office:value-type="float" office:value="0.9366996">
                <text:p>0.9366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31764">
                <text:p>-52.31764</text:p>
              </table:table-cell>
              <table:table-cell office:value-type="float" office:value="-10.60755">
                <text:p>-10.60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22429">
                <text:p>-51.22429</text:p>
              </table:table-cell>
              <table:table-cell office:value-type="float" office:value="-34.5532">
                <text:p>-34.5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71015">
                <text:p>-44.71015</text:p>
              </table:table-cell>
              <table:table-cell office:value-type="float" office:value="-44.33785">
                <text:p>-44.33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21968">
                <text:p>-33.21968</text:p>
              </table:table-cell>
              <table:table-cell office:value-type="float" office:value="-47.62033">
                <text:p>-47.62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60932">
                <text:p>-18.60932</text:p>
              </table:table-cell>
              <table:table-cell office:value-type="float" office:value="-45.68201">
                <text:p>-45.68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.745902">
                <text:p>-3.745902</text:p>
              </table:table-cell>
              <table:table-cell office:value-type="float" office:value="-37.98037">
                <text:p>-37.98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2.99755">
                <text:p>-32.99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3.47985">
                <text:p>-23.47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4.58127">
                <text:p>-14.58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7.082884">
                <text:p>-7.0828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0.24701">
                <text:p>-10.24701</text:p>
              </table:table-cell>
              <table:table-cell office:value-type="float" office:value="-2.189458">
                <text:p>-2.189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8.20754">
                <text:p>-28.20754</text:p>
              </table:table-cell>
              <table:table-cell office:value-type="float" office:value="2.9067">
                <text:p>2.9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03898">
                <text:p>-46.03898</text:p>
              </table:table-cell>
              <table:table-cell office:value-type="float" office:value="-5.13946">
                <text:p>-5.13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0.50006">
                <text:p>-60.50006</text:p>
              </table:table-cell>
              <table:table-cell office:value-type="float" office:value="-10.53512">
                <text:p>-10.53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.23204">
                <text:p>-69.23204</text:p>
              </table:table-cell>
              <table:table-cell office:value-type="float" office:value="-22.13972">
                <text:p>-22.13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.27106">
                <text:p>-71.27106</text:p>
              </table:table-cell>
              <table:table-cell office:value-type="float" office:value="-46.08924">
                <text:p>-46.0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.21193">
                <text:p>-67.21193</text:p>
              </table:table-cell>
              <table:table-cell office:value-type="float" office:value="-59.10362">
                <text:p>-59.10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8.98709">
                <text:p>-58.98709</text:p>
              </table:table-cell>
              <table:table-cell office:value-type="float" office:value="-66.2448">
                <text:p>-66.2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32105">
                <text:p>-49.32105</text:p>
              </table:table-cell>
              <table:table-cell office:value-type="float" office:value="-68.52464">
                <text:p>-68.52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00175">
                <text:p>-41.00175</text:p>
              </table:table-cell>
              <table:table-cell office:value-type="float" office:value="-64.59496">
                <text:p>-64.59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15516">
                <text:p>-36.15516</text:p>
              </table:table-cell>
              <table:table-cell office:value-type="float" office:value="-56.74397">
                <text:p>-56.74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70741">
                <text:p>-35.70741</text:p>
              </table:table-cell>
              <table:table-cell office:value-type="float" office:value="-53.58371">
                <text:p>-53.58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.17014">
                <text:p>-39.17014</text:p>
              </table:table-cell>
              <table:table-cell office:value-type="float" office:value="-48.33564">
                <text:p>-48.33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80219">
                <text:p>-44.80219</text:p>
              </table:table-cell>
              <table:table-cell office:value-type="float" office:value="-42.96355">
                <text:p>-42.9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1044">
                <text:p>-50.1044</text:p>
              </table:table-cell>
              <table:table-cell office:value-type="float" office:value="-40.12878">
                <text:p>-40.12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51871">
                <text:p>-52.51871</text:p>
              </table:table-cell>
              <table:table-cell office:value-type="float" office:value="-40.14202">
                <text:p>-40.14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0.15129">
                <text:p>-50.15129</text:p>
              </table:table-cell>
              <table:table-cell office:value-type="float" office:value="-45.85577">
                <text:p>-45.85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33279">
                <text:p>-42.33279</text:p>
              </table:table-cell>
              <table:table-cell office:value-type="float" office:value="-49.52947">
                <text:p>-49.52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86794">
                <text:p>-29.86794</text:p>
              </table:table-cell>
              <table:table-cell office:value-type="float" office:value="-50.02656">
                <text:p>-50.02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90743">
                <text:p>-14.90743</text:p>
              </table:table-cell>
              <table:table-cell office:value-type="float" office:value="-46.71782">
                <text:p>-46.71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4692077">
                <text:p>-0.4692077</text:p>
              </table:table-cell>
              <table:table-cell office:value-type="float" office:value="-38.6008">
                <text:p>-38.6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5.3956">
                <text:p>-35.3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4.54432">
                <text:p>-24.54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2.65566">
                <text:p>-12.65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5.251767">
                <text:p>-5.251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42554">
                <text:p>-14.42554</text:p>
              </table:table-cell>
              <table:table-cell office:value-type="float" office:value="-5.031235">
                <text:p>-5.031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6736">
                <text:p>-32.6736</text:p>
              </table:table-cell>
              <table:table-cell office:value-type="float" office:value="-6.525732">
                <text:p>-6.525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9.96333">
                <text:p>-49.96333</text:p>
              </table:table-cell>
              <table:table-cell office:value-type="float" office:value="-14.00793">
                <text:p>-14.00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.20539">
                <text:p>-63.20539</text:p>
              </table:table-cell>
              <table:table-cell office:value-type="float" office:value="-27.82619">
                <text:p>-27.82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.34396">
                <text:p>-70.34396</text:p>
              </table:table-cell>
              <table:table-cell office:value-type="float" office:value="-42.5498">
                <text:p>-42.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0.79274">
                <text:p>-70.79274</text:p>
              </table:table-cell>
              <table:table-cell office:value-type="float" office:value="-55.27482">
                <text:p>-55.27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.50517">
                <text:p>-65.50517</text:p>
              </table:table-cell>
              <table:table-cell office:value-type="float" office:value="-64.75414">
                <text:p>-64.75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6.66555">
                <text:p>-56.66555</text:p>
              </table:table-cell>
              <table:table-cell office:value-type="float" office:value="-69.91822">
                <text:p>-69.91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08384">
                <text:p>-47.08384</text:p>
              </table:table-cell>
              <table:table-cell office:value-type="float" office:value="-70.1022">
                <text:p>-70.1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.44985">
                <text:p>-39.44985</text:p>
              </table:table-cell>
              <table:table-cell office:value-type="float" office:value="-65.84406">
                <text:p>-65.8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63754">
                <text:p>-35.63754</text:p>
              </table:table-cell>
              <table:table-cell office:value-type="float" office:value="-56.612">
                <text:p>-56.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23574">
                <text:p>-36.23574</text:p>
              </table:table-cell>
              <table:table-cell office:value-type="float" office:value="-58.2126">
                <text:p>-58.2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42342">
                <text:p>-40.42342</text:p>
              </table:table-cell>
              <table:table-cell office:value-type="float" office:value="-54.36612">
                <text:p>-54.36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6.21981">
                <text:p>-46.21981</text:p>
              </table:table-cell>
              <table:table-cell office:value-type="float" office:value="-49.37266">
                <text:p>-49.37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04305">
                <text:p>-51.04305</text:p>
              </table:table-cell>
              <table:table-cell office:value-type="float" office:value="-46.50797">
                <text:p>-46.50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43292">
                <text:p>-52.43292</text:p>
              </table:table-cell>
              <table:table-cell office:value-type="float" office:value="-46.84618">
                <text:p>-46.84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.75091">
                <text:p>-48.75091</text:p>
              </table:table-cell>
              <table:table-cell office:value-type="float" office:value="-49.59557">
                <text:p>-49.59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9.67601">
                <text:p>-39.67601</text:p>
              </table:table-cell>
              <table:table-cell office:value-type="float" office:value="-51.35061">
                <text:p>-51.35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36538">
                <text:p>-26.36538</text:p>
              </table:table-cell>
              <table:table-cell office:value-type="float" office:value="-51.01512">
                <text:p>-51.01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23547">
                <text:p>-11.23547</text:p>
              </table:table-cell>
              <table:table-cell office:value-type="float" office:value="-51.02457">
                <text:p>-51.0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48.94633">
                <text:p>-48.94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9.13625">
                <text:p>-39.13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5.7877">
                <text:p>-25.7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5.7812">
                <text:p>-15.7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068767">
                <text:p>-2.068767</text:p>
              </table:table-cell>
              <table:table-cell office:value-type="float" office:value="-8.695968">
                <text:p>-8.69596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8.7512">
                <text:p>-18.7512</text:p>
              </table:table-cell>
              <table:table-cell office:value-type="float" office:value="-6.238128">
                <text:p>-6.238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08196">
                <text:p>-37.08196</text:p>
              </table:table-cell>
              <table:table-cell office:value-type="float" office:value="-7.265903">
                <text:p>-7.265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3.645">
                <text:p>-53.645</text:p>
              </table:table-cell>
              <table:table-cell office:value-type="float" office:value="-18.31469">
                <text:p>-18.31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5.5451">
                <text:p>-65.5451</text:p>
              </table:table-cell>
              <table:table-cell office:value-type="float" office:value="-33.16422">
                <text:p>-33.16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.05544">
                <text:p>-71.05544</text:p>
              </table:table-cell>
              <table:table-cell office:value-type="float" office:value="-47.58324">
                <text:p>-47.58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9.97147">
                <text:p>-69.97147</text:p>
              </table:table-cell>
              <table:table-cell office:value-type="float" office:value="-59.39543">
                <text:p>-59.39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3.58669">
                <text:p>-63.58669</text:p>
              </table:table-cell>
              <table:table-cell office:value-type="float" office:value="-67.7031">
                <text:p>-67.7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4.30095">
                <text:p>-54.30095</text:p>
              </table:table-cell>
              <table:table-cell office:value-type="float" office:value="-71.38342">
                <text:p>-71.38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96489">
                <text:p>-44.96489</text:p>
              </table:table-cell>
              <table:table-cell office:value-type="float" office:value="-69.52891">
                <text:p>-69.52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8.12863">
                <text:p>-38.12863</text:p>
              </table:table-cell>
              <table:table-cell office:value-type="float" office:value="-81.54009">
                <text:p>-81.54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8585">
                <text:p>-35.38585</text:p>
              </table:table-cell>
              <table:table-cell office:value-type="float" office:value="-75.89047">
                <text:p>-75.89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98054">
                <text:p>-36.98054</text:p>
              </table:table-cell>
              <table:table-cell office:value-type="float" office:value="-66.23568">
                <text:p>-66.23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77411">
                <text:p>-41.77411</text:p>
              </table:table-cell>
              <table:table-cell office:value-type="float" office:value="-56.77816">
                <text:p>-56.77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57958">
                <text:p>-47.57958</text:p>
              </table:table-cell>
              <table:table-cell office:value-type="float" office:value="-49.33392">
                <text:p>-49.33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77591">
                <text:p>-51.77591</text:p>
              </table:table-cell>
              <table:table-cell office:value-type="float" office:value="-45.87576">
                <text:p>-45.87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04279">
                <text:p>-52.04279</text:p>
              </table:table-cell>
              <table:table-cell office:value-type="float" office:value="-46.76365">
                <text:p>-46.76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7.02656">
                <text:p>-47.02656</text:p>
              </table:table-cell>
              <table:table-cell office:value-type="float" office:value="-49.73257">
                <text:p>-49.73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6.76422">
                <text:p>-36.76422</text:p>
              </table:table-cell>
              <table:table-cell office:value-type="float" office:value="-51.57298">
                <text:p>-51.57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75251">
                <text:p>-22.75251</text:p>
              </table:table-cell>
              <table:table-cell office:value-type="float" office:value="-50.38243">
                <text:p>-50.38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.64047">
                <text:p>-7.64047</text:p>
              </table:table-cell>
              <table:table-cell office:value-type="float" office:value="-44.93462">
                <text:p>-44.93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46.65218">
                <text:p>-46.65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7.17461">
                <text:p>-37.17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3.44221">
                <text:p>-23.44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3.56381">
                <text:p>-13.56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.780346">
                <text:p>-5.780346</text:p>
              </table:table-cell>
              <table:table-cell office:value-type="float" office:value="-11.0875">
                <text:p>-11.0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7502">
                <text:p>-23.17502</text:p>
              </table:table-cell>
              <table:table-cell office:value-type="float" office:value="-10.89334">
                <text:p>-10.89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1.38375">
                <text:p>-41.38375</text:p>
              </table:table-cell>
              <table:table-cell office:value-type="float" office:value="-12.08831">
                <text:p>-12.08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7.04695">
                <text:p>-57.04695</text:p>
              </table:table-cell>
              <table:table-cell office:value-type="float" office:value="-22.50202">
                <text:p>-22.50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7.50201">
                <text:p>-67.50201</text:p>
              </table:table-cell>
              <table:table-cell office:value-type="float" office:value="-36.54879">
                <text:p>-36.54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71.3723">
                <text:p>-71.3723</text:p>
              </table:table-cell>
              <table:table-cell office:value-type="float" office:value="-49.86124">
                <text:p>-49.86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8.83351">
                <text:p>-68.83351</text:p>
              </table:table-cell>
              <table:table-cell office:value-type="float" office:value="-60.63444">
                <text:p>-60.63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61.49565">
                <text:p>-61.49565</text:p>
              </table:table-cell>
              <table:table-cell office:value-type="float" office:value="-67.56934">
                <text:p>-67.56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93491">
                <text:p>-51.93491</text:p>
              </table:table-cell>
              <table:table-cell office:value-type="float" office:value="-70.20898">
                <text:p>-70.20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2.99748">
                <text:p>-42.99748</text:p>
              </table:table-cell>
              <table:table-cell office:value-type="float" office:value="-67.39306">
                <text:p>-67.39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05446">
                <text:p>-37.05446</text:p>
              </table:table-cell>
              <table:table-cell office:value-type="float" office:value="-61.01818">
                <text:p>-61.0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9568">
                <text:p>-35.39568</text:p>
              </table:table-cell>
              <table:table-cell office:value-type="float" office:value="-70.29786">
                <text:p>-70.29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7.91837">
                <text:p>-37.91837</text:p>
              </table:table-cell>
              <table:table-cell office:value-type="float" office:value="-67.04202">
                <text:p>-67.04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3.18639">
                <text:p>-43.18639</text:p>
              </table:table-cell>
              <table:table-cell office:value-type="float" office:value="-58.98713">
                <text:p>-58.98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8.8434">
                <text:p>-48.8434</text:p>
              </table:table-cell>
              <table:table-cell office:value-type="float" office:value="-50.94344">
                <text:p>-50.94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2.2733">
                <text:p>-52.2733</text:p>
              </table:table-cell>
              <table:table-cell office:value-type="float" office:value="-46.25825">
                <text:p>-46.25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51.33555">
                <text:p>-51.33555</text:p>
              </table:table-cell>
              <table:table-cell office:value-type="float" office:value="-45.12182">
                <text:p>-45.12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4.98697">
                <text:p>-44.98697</text:p>
              </table:table-cell>
              <table:table-cell office:value-type="float" office:value="-49.084">
                <text:p>-49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6267">
                <text:p>-33.6267</text:p>
              </table:table-cell>
              <table:table-cell office:value-type="float" office:value="-50.20218">
                <text:p>-50.20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07248">
                <text:p>-19.07248</text:p>
              </table:table-cell>
              <table:table-cell office:value-type="float" office:value="-47.8708">
                <text:p>-47.8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169411">
                <text:p>-4.169411</text:p>
              </table:table-cell>
              <table:table-cell office:value-type="float" office:value="-40.81673">
                <text:p>-40.81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37.09314">
                <text:p>-37.09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26.14733">
                <text:p>-26.14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5.02318">
                <text:p>-15.02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7.901023">
                <text:p>-7.901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9.736763">
                <text:p>-9.736763</text:p>
              </table:table-cell>
              <table:table-cell office:value-type="float" office:value="-4.324724">
                <text:p>-4.3247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7.64686">
                <text:p>-27.64686</text:p>
              </table:table-cell>
              <table:table-cell office:value-type="float" office:value="-5.768471">
                <text:p>-5.768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